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DejaVu Sans" svg:font-family="DejaVu 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11 6 4 2 2 2 2 2 4"/>
    <style:font-face style:name="OpenSymbol" style:font-charset="x-symbol" svg:font-family="OpenSymbol" style:font-family-generic="system" svg:panose-1="2 11 6 4 2 2 2 2 2 4"/>
    <style:font-face style:name="Mangal" svg:font-family="Mangal" style:font-family-generic="roman" style:font-pitch="variable" svg:panose-1="2 4 5 3 5 2 3 3 2 2"/>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Apple Color Emoji" svg:font-family="Apple Color Emoji" style:font-family-generic="system" style:font-pitch="variable"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4">
      <text:list-level-style-bullet text:level="1" text:style-name="WW_CharLFO2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7">
      <text:list-level-style-bullet text:level="1" text:style-name="WW_CharLFO2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8">
      <text:list-level-style-bullet text:level="1" text:style-name="WW_CharLFO2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9">
      <text:list-level-style-bullet text:level="1" text:style-name="WW_CharLFO2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0">
      <text:list-level-style-bullet text:level="1" text:style-name="WW_CharLFO3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1">
      <text:list-level-style-bullet text:level="1" text:style-name="WW_CharLFO3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2">
      <text:list-level-style-bullet text:level="1" text:style-name="WW_CharLFO3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3">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34">
      <text:list-level-style-bullet text:level="1" text:style-name="WW_CharLFO3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5">
      <text:list-level-style-bullet text:level="1" text:style-name="WW_CharLFO3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6">
      <text:list-level-style-bullet text:level="1" text:style-name="WW_CharLFO3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7">
      <text:list-level-style-bullet text:level="1" text:style-name="WW_CharLFO3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text:style-name="WW_CharLFO3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fo:text-align="justify"/>
      <style:text-properties style:font-name="Courier New" style:font-name-complex="Courier New" fo:font-weight="bold" style:font-weight-asian="bold" style:font-weight-complex="bold" fo:color="#C9211E" fo:font-size="9pt" style:font-size-asian="9pt" style:font-size-complex="9pt"/>
    </style:style>
    <style:style style:name="P2" style:parent-style-name="Standard" style:family="paragraph">
      <style:paragraph-properties fo:text-align="justify"/>
      <style:text-properties style:font-name="Courier New" style:font-name-complex="Courier New" fo:font-size="9pt" style:font-size-asian="9pt" style:font-size-complex="9pt"/>
    </style:style>
    <style:style style:name="P3" style:parent-style-name="Título2" style:family="paragraph">
      <style:paragraph-properties fo:text-align="justify"/>
    </style:style>
    <style:style style:name="T4" style:parent-style-name="Fonteparág.padrão" style:family="text">
      <style:text-properties style:font-name="Apple Color Emoji" style:font-name-complex="Apple Color Emoji" fo:font-size="9pt" style:font-size-asian="9pt" style:font-size-complex="9pt"/>
    </style:style>
    <style:style style:name="T5" style:parent-style-name="Fonteparág.padrão" style:family="text">
      <style:text-properties style:font-name="Courier New" style:font-name-complex="Courier New" fo:font-size="9pt" style:font-size-asian="9pt" style:font-size-complex="9pt"/>
    </style:style>
    <style:style style:name="T6" style:parent-style-name="StrongEmphasis" style:family="text">
      <style:text-properties style:font-name="Courier New" style:font-name-complex="Courier New" fo:font-size="9pt" style:font-size-asian="9pt" style:font-size-complex="9pt"/>
    </style:style>
    <style:style style:name="P7" style:parent-style-name="Título3" style:family="paragraph">
      <style:paragraph-properties fo:text-align="justify"/>
    </style:style>
    <style:style style:name="T8" style:parent-style-name="Fonteparág.padrão" style:family="text">
      <style:text-properties style:font-name="Courier New" style:font-name-complex="Courier New" fo:font-size="9pt" style:font-size-asian="9pt" style:font-size-complex="9pt"/>
    </style:style>
    <style:style style:name="T9" style:parent-style-name="StrongEmphasis" style:family="text">
      <style:text-properties style:font-name="Courier New" style:font-name-complex="Courier New" fo:font-size="9pt" style:font-size-asian="9pt" style:font-size-complex="9pt"/>
    </style:style>
    <style:style style:name="P10" style:parent-style-name="Textbody" style:family="paragraph">
      <style:paragraph-properties fo:text-align="justify"/>
      <style:text-properties style:font-name="Courier New" style:font-name-complex="Courier New" fo:font-size="9pt" style:font-size-asian="9pt" style:font-size-complex="9pt"/>
    </style:style>
    <style:style style:name="P11" style:parent-style-name="Textbody" style:family="paragraph">
      <style:paragraph-properties fo:text-align="justify"/>
      <style:text-properties style:font-name="Courier New" style:font-name-complex="Courier New" fo:font-size="9pt" style:font-size-asian="9pt" style:font-size-complex="9pt"/>
    </style:style>
    <style:style style:name="P12" style:parent-style-name="Textbody" style:family="paragraph">
      <style:paragraph-properties fo:text-align="justify" fo:margin-left="0.4923in">
        <style:tab-stops/>
      </style:paragraph-properties>
      <style:text-properties style:font-name="Courier New" style:font-name-complex="Courier New" fo:font-size="9pt" style:font-size-asian="9pt" style:font-size-complex="9pt"/>
    </style:style>
    <style:style style:name="P13" style:parent-style-name="Título3" style:family="paragraph">
      <style:paragraph-properties fo:text-align="justify"/>
    </style:style>
    <style:style style:name="T14" style:parent-style-name="Fonteparág.padrão" style:family="text">
      <style:text-properties style:font-name="Courier New" style:font-name-complex="Courier New" fo:font-size="9pt" style:font-size-asian="9pt" style:font-size-complex="9pt"/>
    </style:style>
    <style:style style:name="T15" style:parent-style-name="StrongEmphasis" style:family="text">
      <style:text-properties style:font-name="Courier New" style:font-name-complex="Courier New" fo:font-size="9pt" style:font-size-asian="9pt" style:font-size-complex="9pt"/>
    </style:style>
    <style:style style:name="P16" style:parent-style-name="Textbody" style:family="paragraph">
      <style:paragraph-properties fo:text-align="justify"/>
      <style:text-properties style:font-name="Courier New" style:font-name-complex="Courier New" fo:font-size="9pt" style:font-size-asian="9pt" style:font-size-complex="9pt"/>
    </style:style>
    <style:style style:name="P17" style:parent-style-name="Textbody" style:family="paragraph">
      <style:paragraph-properties fo:text-align="justify"/>
      <style:text-properties style:font-name="Courier New" style:font-name-complex="Courier New" fo:font-size="9pt" style:font-size-asian="9pt" style:font-size-complex="9pt"/>
    </style:style>
    <style:style style:name="P18" style:parent-style-name="Textbody" style:family="paragraph">
      <style:paragraph-properties fo:text-align="justify" fo:margin-left="0.4923in">
        <style:tab-stops/>
      </style:paragraph-properties>
      <style:text-properties style:font-name="Courier New" style:font-name-complex="Courier New" fo:font-size="9pt" style:font-size-asian="9pt" style:font-size-complex="9pt"/>
    </style:style>
    <style:style style:name="P19" style:parent-style-name="Título3" style:family="paragraph">
      <style:paragraph-properties fo:text-align="justify"/>
    </style:style>
    <style:style style:name="T20" style:parent-style-name="Fonteparág.padrão" style:family="text">
      <style:text-properties style:font-name="Courier New" style:font-name-complex="Courier New" fo:font-size="9pt" style:font-size-asian="9pt" style:font-size-complex="9pt"/>
    </style:style>
    <style:style style:name="T21" style:parent-style-name="StrongEmphasis" style:family="text">
      <style:text-properties style:font-name="Courier New" style:font-name-complex="Courier New" fo:font-size="9pt" style:font-size-asian="9pt" style:font-size-complex="9pt"/>
    </style:style>
    <style:style style:name="P22" style:parent-style-name="Textbody" style:family="paragraph">
      <style:paragraph-properties fo:text-align="justify"/>
      <style:text-properties style:font-name="Courier New" style:font-name-complex="Courier New" fo:font-size="9pt" style:font-size-asian="9pt" style:font-size-complex="9pt"/>
    </style:style>
    <style:style style:name="P23" style:parent-style-name="Textbody" style:family="paragraph">
      <style:paragraph-properties fo:text-align="justify"/>
      <style:text-properties style:font-name="Courier New" style:font-name-complex="Courier New" fo:font-size="9pt" style:font-size-asian="9pt" style:font-size-complex="9pt"/>
    </style:style>
    <style:style style:name="P24" style:parent-style-name="Textbody" style:family="paragraph">
      <style:paragraph-properties fo:text-align="justify" fo:margin-left="0.4923in">
        <style:tab-stops/>
      </style:paragraph-properties>
      <style:text-properties style:font-name="Courier New" style:font-name-complex="Courier New" fo:font-size="9pt" style:font-size-asian="9pt" style:font-size-complex="9pt"/>
    </style:style>
    <style:style style:name="P25" style:parent-style-name="Título3" style:family="paragraph">
      <style:paragraph-properties fo:text-align="justify"/>
    </style:style>
    <style:style style:name="T26" style:parent-style-name="Fonteparág.padrão" style:family="text">
      <style:text-properties style:font-name="Courier New" style:font-name-complex="Courier New" fo:font-size="9pt" style:font-size-asian="9pt" style:font-size-complex="9pt"/>
    </style:style>
    <style:style style:name="T27" style:parent-style-name="StrongEmphasis" style:family="text">
      <style:text-properties style:font-name="Courier New" style:font-name-complex="Courier New" fo:font-size="9pt" style:font-size-asian="9pt" style:font-size-complex="9pt"/>
    </style:style>
    <style:style style:name="P28" style:parent-style-name="Textbody" style:family="paragraph">
      <style:paragraph-properties fo:text-align="justify"/>
      <style:text-properties style:font-name="Courier New" style:font-name-complex="Courier New" fo:font-size="9pt" style:font-size-asian="9pt" style:font-size-complex="9pt"/>
    </style:style>
    <style:style style:name="P29" style:parent-style-name="Textbody" style:family="paragraph">
      <style:paragraph-properties fo:text-align="justify"/>
      <style:text-properties style:font-name="Courier New" style:font-name-complex="Courier New" fo:font-size="9pt" style:font-size-asian="9pt" style:font-size-complex="9pt"/>
    </style:style>
    <style:style style:name="P30" style:parent-style-name="Textbody" style:family="paragraph">
      <style:paragraph-properties fo:text-align="justify" fo:margin-left="0.4923in">
        <style:tab-stops/>
      </style:paragraph-properties>
      <style:text-properties style:font-name="Courier New" style:font-name-complex="Courier New" fo:font-size="9pt" style:font-size-asian="9pt" style:font-size-complex="9pt"/>
    </style:style>
    <style:style style:name="P31" style:parent-style-name="Título3" style:family="paragraph">
      <style:paragraph-properties fo:text-align="justify"/>
    </style:style>
    <style:style style:name="T32" style:parent-style-name="Fonteparág.padrão" style:family="text">
      <style:text-properties style:font-name="Courier New" style:font-name-complex="Courier New" fo:font-size="9pt" style:font-size-asian="9pt" style:font-size-complex="9pt"/>
    </style:style>
    <style:style style:name="T33" style:parent-style-name="StrongEmphasis" style:family="text">
      <style:text-properties style:font-name="Courier New" style:font-name-complex="Courier New" fo:font-size="9pt" style:font-size-asian="9pt" style:font-size-complex="9pt"/>
    </style:style>
    <style:style style:name="P34" style:parent-style-name="Textbody" style:family="paragraph">
      <style:paragraph-properties fo:text-align="justify"/>
      <style:text-properties style:font-name="Courier New" style:font-name-complex="Courier New" fo:font-size="9pt" style:font-size-asian="9pt" style:font-size-complex="9pt"/>
    </style:style>
    <style:style style:name="P35" style:parent-style-name="Textbody" style:family="paragraph">
      <style:paragraph-properties fo:text-align="justify"/>
    </style:style>
    <style:style style:name="T36" style:parent-style-name="StrongEmphasis" style:family="text">
      <style:text-properties style:font-name="Courier New" style:font-name-complex="Courier New" fo:font-size="9pt" style:font-size-asian="9pt" style:font-size-complex="9pt"/>
    </style:style>
    <style:style style:name="T37" style:parent-style-name="Fonteparág.padrão" style:family="text">
      <style:text-properties style:font-name="Courier New" style:font-name-complex="Courier New" fo:font-size="9pt" style:font-size-asian="9pt" style:font-size-complex="9pt"/>
    </style:style>
    <style:style style:name="P38" style:parent-style-name="Textbody" style:family="paragraph">
      <style:paragraph-properties fo:text-align="justify"/>
    </style:style>
    <style:style style:name="T39" style:parent-style-name="StrongEmphasis" style:family="text">
      <style:text-properties style:font-name="Courier New" style:font-name-complex="Courier New" fo:font-size="9pt" style:font-size-asian="9pt" style:font-size-complex="9pt"/>
    </style:style>
    <style:style style:name="T40" style:parent-style-name="Fonteparág.padrão" style:family="text">
      <style:text-properties style:font-name="Courier New" style:font-name-complex="Courier New" fo:font-size="9pt" style:font-size-asian="9pt" style:font-size-complex="9pt"/>
    </style:style>
    <style:style style:name="P41" style:parent-style-name="Textbody" style:family="paragraph">
      <style:paragraph-properties fo:text-align="justify"/>
    </style:style>
    <style:style style:name="T42" style:parent-style-name="StrongEmphasis" style:family="text">
      <style:text-properties style:font-name="Courier New" style:font-name-complex="Courier New" fo:font-size="9pt" style:font-size-asian="9pt" style:font-size-complex="9pt"/>
    </style:style>
    <style:style style:name="T43" style:parent-style-name="Fonteparág.padrão" style:family="text">
      <style:text-properties style:font-name="Courier New" style:font-name-complex="Courier New" fo:font-size="9pt" style:font-size-asian="9pt" style:font-size-complex="9pt"/>
    </style:style>
    <style:style style:name="P44" style:parent-style-name="HorizontalLine" style:family="paragraph">
      <style:paragraph-properties fo:text-align="justify"/>
      <style:text-properties style:font-name="Courier New" style:font-name-complex="Courier New" fo:font-size="9pt" style:font-size-asian="9pt" style:font-size-complex="9pt"/>
    </style:style>
    <style:style style:name="P45" style:parent-style-name="Título2" style:family="paragraph">
      <style:paragraph-properties fo:text-align="justify"/>
    </style:style>
    <style:style style:name="T46" style:parent-style-name="Fonteparág.padrão" style:family="text">
      <style:text-properties style:font-name="Apple Color Emoji" style:font-name-complex="Apple Color Emoji" fo:font-size="9pt" style:font-size-asian="9pt" style:font-size-complex="9pt"/>
    </style:style>
    <style:style style:name="T47" style:parent-style-name="Fonteparág.padrão" style:family="text">
      <style:text-properties style:font-name="Courier New" style:font-name-complex="Courier New" fo:font-size="9pt" style:font-size-asian="9pt" style:font-size-complex="9pt"/>
    </style:style>
    <style:style style:name="T48" style:parent-style-name="StrongEmphasis" style:family="text">
      <style:text-properties style:font-name="Courier New" style:font-name-complex="Courier New" fo:font-size="9pt" style:font-size-asian="9pt" style:font-size-complex="9pt"/>
    </style:style>
    <style:style style:name="P49" style:parent-style-name="Título3" style:family="paragraph">
      <style:paragraph-properties fo:text-align="justify"/>
      <style:text-properties style:font-name="Courier New" style:font-name-complex="Courier New" fo:font-size="9pt" style:font-size-asian="9pt" style:font-size-complex="9pt"/>
    </style:style>
    <style:style style:name="P50" style:parent-style-name="Título3" style:family="paragraph">
      <style:paragraph-properties fo:text-align="justify"/>
    </style:style>
    <style:style style:name="T51" style:parent-style-name="Fonteparág.padrão" style:family="text">
      <style:text-properties style:font-name="Courier New" style:font-name-complex="Courier New" fo:font-size="9pt" style:font-size-asian="9pt" style:font-size-complex="9pt"/>
    </style:style>
    <style:style style:name="T52" style:parent-style-name="StrongEmphasis" style:family="text">
      <style:text-properties style:font-name="Courier New" style:font-name-complex="Courier New" fo:font-size="9pt" style:font-size-asian="9pt" style:font-size-complex="9pt"/>
    </style:style>
    <style:style style:name="P53" style:parent-style-name="Textbody" style:family="paragraph">
      <style:paragraph-properties fo:text-align="justify"/>
    </style:style>
    <style:style style:name="T54" style:parent-style-name="StrongEmphasis" style:family="text">
      <style:text-properties style:font-name="Courier New" style:font-name-complex="Courier New" fo:font-size="9pt" style:font-size-asian="9pt" style:font-size-complex="9pt"/>
    </style:style>
    <style:style style:name="T55" style:parent-style-name="Fonteparág.padrão" style:family="text">
      <style:text-properties style:font-name="Courier New" style:font-name-complex="Courier New" fo:font-size="9pt" style:font-size-asian="9pt" style:font-size-complex="9pt"/>
    </style:style>
    <style:style style:name="P56" style:parent-style-name="Textbody" style:family="paragraph">
      <style:paragraph-properties fo:text-align="justify"/>
    </style:style>
    <style:style style:name="T57" style:parent-style-name="StrongEmphasis" style:family="text">
      <style:text-properties style:font-name="Courier New" style:font-name-complex="Courier New" fo:font-size="9pt" style:font-size-asian="9pt" style:font-size-complex="9pt"/>
    </style:style>
    <style:style style:name="T58" style:parent-style-name="Fonteparág.padrão" style:family="text">
      <style:text-properties style:font-name="Courier New" style:font-name-complex="Courier New" fo:font-size="9pt" style:font-size-asian="9pt" style:font-size-complex="9pt"/>
    </style:style>
    <style:style style:name="P59" style:parent-style-name="Textbody" style:family="paragraph">
      <style:paragraph-properties fo:text-align="justify"/>
    </style:style>
    <style:style style:name="T60" style:parent-style-name="StrongEmphasis" style:family="text">
      <style:text-properties style:font-name="Courier New" style:font-name-complex="Courier New" fo:font-size="9pt" style:font-size-asian="9pt" style:font-size-complex="9pt"/>
    </style:style>
    <style:style style:name="T61" style:parent-style-name="Fonteparág.padrão" style:family="text">
      <style:text-properties style:font-name="Courier New" style:font-name-complex="Courier New" fo:font-size="9pt" style:font-size-asian="9pt" style:font-size-complex="9pt"/>
    </style:style>
    <style:style style:name="P62" style:parent-style-name="Textbody" style:family="paragraph">
      <style:paragraph-properties fo:text-align="justify" fo:margin-left="0.4923in">
        <style:tab-stops/>
      </style:paragraph-properties>
      <style:text-properties style:font-name="Courier New" style:font-name-complex="Courier New" fo:font-size="9pt" style:font-size-asian="9pt" style:font-size-complex="9pt"/>
    </style:style>
    <style:style style:name="P63" style:parent-style-name="Título3" style:family="paragraph">
      <style:paragraph-properties fo:text-align="justify"/>
    </style:style>
    <style:style style:name="T64" style:parent-style-name="Fonteparág.padrão" style:family="text">
      <style:text-properties style:font-name="Courier New" style:font-name-complex="Courier New" fo:font-size="9pt" style:font-size-asian="9pt" style:font-size-complex="9pt"/>
    </style:style>
    <style:style style:name="T65" style:parent-style-name="StrongEmphasis" style:family="text">
      <style:text-properties style:font-name="Courier New" style:font-name-complex="Courier New" fo:font-size="9pt" style:font-size-asian="9pt" style:font-size-complex="9pt"/>
    </style:style>
    <style:style style:name="P66" style:parent-style-name="Textbody" style:family="paragraph">
      <style:paragraph-properties fo:text-align="justify"/>
      <style:text-properties style:font-name="Courier New" style:font-name-complex="Courier New" fo:font-size="9pt" style:font-size-asian="9pt" style:font-size-complex="9pt"/>
    </style:style>
    <style:style style:name="P67" style:parent-style-name="Textbody" style:family="paragraph">
      <style:paragraph-properties fo:text-align="justify"/>
      <style:text-properties style:font-name="Courier New" style:font-name-complex="Courier New" fo:font-size="9pt" style:font-size-asian="9pt" style:font-size-complex="9pt"/>
    </style:style>
    <style:style style:name="P68" style:parent-style-name="Textbody" style:family="paragraph">
      <style:paragraph-properties fo:text-align="justify"/>
      <style:text-properties style:font-name="Courier New" style:font-name-complex="Courier New" fo:font-size="9pt" style:font-size-asian="9pt" style:font-size-complex="9pt"/>
    </style:style>
    <style:style style:name="P69" style:parent-style-name="Textbody" style:family="paragraph">
      <style:paragraph-properties fo:text-align="justify" fo:margin-left="0.4923in">
        <style:tab-stops/>
      </style:paragraph-properties>
      <style:text-properties style:font-name="Courier New" style:font-name-complex="Courier New" fo:font-size="9pt" style:font-size-asian="9pt" style:font-size-complex="9pt"/>
    </style:style>
    <style:style style:name="P70" style:parent-style-name="Título3" style:family="paragraph">
      <style:paragraph-properties fo:text-align="justify"/>
    </style:style>
    <style:style style:name="T71" style:parent-style-name="Fonteparág.padrão" style:family="text">
      <style:text-properties style:font-name="Courier New" style:font-name-complex="Courier New" fo:font-size="9pt" style:font-size-asian="9pt" style:font-size-complex="9pt"/>
    </style:style>
    <style:style style:name="T72" style:parent-style-name="StrongEmphasis" style:family="text">
      <style:text-properties style:font-name="Courier New" style:font-name-complex="Courier New" fo:font-size="9pt" style:font-size-asian="9pt" style:font-size-complex="9pt"/>
    </style:style>
    <style:style style:name="P73" style:parent-style-name="Textbody" style:family="paragraph">
      <style:paragraph-properties fo:text-align="justify"/>
      <style:text-properties style:font-name="Courier New" style:font-name-complex="Courier New" fo:font-size="9pt" style:font-size-asian="9pt" style:font-size-complex="9pt"/>
    </style:style>
    <style:style style:name="P74" style:parent-style-name="Textbody" style:family="paragraph">
      <style:paragraph-properties fo:text-align="justify"/>
      <style:text-properties style:font-name="Courier New" style:font-name-complex="Courier New" fo:font-size="9pt" style:font-size-asian="9pt" style:font-size-complex="9pt"/>
    </style:style>
    <style:style style:name="P75" style:parent-style-name="HorizontalLine" style:family="paragraph">
      <style:paragraph-properties fo:text-align="justify"/>
      <style:text-properties style:font-name="Courier New" style:font-name-complex="Courier New" fo:font-size="9pt" style:font-size-asian="9pt" style:font-size-complex="9pt"/>
    </style:style>
    <style:style style:name="P76" style:parent-style-name="Título2" style:family="paragraph">
      <style:paragraph-properties fo:text-align="justify"/>
    </style:style>
    <style:style style:name="T77" style:parent-style-name="Fonteparág.padrão" style:family="text">
      <style:text-properties style:font-name="Apple Color Emoji" style:font-name-complex="Apple Color Emoji" fo:font-size="9pt" style:font-size-asian="9pt" style:font-size-complex="9pt"/>
    </style:style>
    <style:style style:name="T78" style:parent-style-name="Fonteparág.padrão" style:family="text">
      <style:text-properties style:font-name="Courier New" style:font-name-complex="Courier New" fo:font-size="9pt" style:font-size-asian="9pt" style:font-size-complex="9pt"/>
    </style:style>
    <style:style style:name="T79" style:parent-style-name="StrongEmphasis" style:family="text">
      <style:text-properties style:font-name="Courier New" style:font-name-complex="Courier New" fo:font-size="9pt" style:font-size-asian="9pt" style:font-size-complex="9pt"/>
    </style:style>
    <style:style style:name="P80" style:parent-style-name="Título3" style:family="paragraph">
      <style:paragraph-properties fo:text-align="justify"/>
      <style:text-properties style:font-name="Courier New" style:font-name-complex="Courier New" fo:font-size="9pt" style:font-size-asian="9pt" style:font-size-complex="9pt"/>
    </style:style>
    <style:style style:name="P81" style:parent-style-name="Título3" style:family="paragraph">
      <style:paragraph-properties fo:text-align="justify"/>
    </style:style>
    <style:style style:name="T82" style:parent-style-name="Fonteparág.padrão" style:family="text">
      <style:text-properties style:font-name="Courier New" style:font-name-complex="Courier New" fo:font-size="9pt" style:font-size-asian="9pt" style:font-size-complex="9pt"/>
    </style:style>
    <style:style style:name="T83" style:parent-style-name="StrongEmphasis" style:family="text">
      <style:text-properties style:font-name="Courier New" style:font-name-complex="Courier New" fo:font-size="9pt" style:font-size-asian="9pt" style:font-size-complex="9pt"/>
    </style:style>
    <style:style style:name="P84" style:parent-style-name="Textbody" style:family="paragraph">
      <style:paragraph-properties fo:text-align="justify"/>
      <style:text-properties style:font-name="Courier New" style:font-name-complex="Courier New" fo:font-size="9pt" style:font-size-asian="9pt" style:font-size-complex="9pt"/>
    </style:style>
    <style:style style:name="P85" style:parent-style-name="Textbody" style:family="paragraph">
      <style:paragraph-properties fo:text-align="justify"/>
      <style:text-properties style:font-name="Courier New" style:font-name-complex="Courier New" fo:font-size="9pt" style:font-size-asian="9pt" style:font-size-complex="9pt"/>
    </style:style>
    <style:style style:name="P86" style:parent-style-name="Textbody" style:family="paragraph">
      <style:paragraph-properties fo:text-align="justify" fo:margin-left="0.4923in">
        <style:tab-stops/>
      </style:paragraph-properties>
      <style:text-properties style:font-name="Courier New" style:font-name-complex="Courier New" fo:font-size="9pt" style:font-size-asian="9pt" style:font-size-complex="9pt"/>
    </style:style>
    <style:style style:name="P87" style:parent-style-name="Título3" style:family="paragraph">
      <style:paragraph-properties fo:text-align="justify"/>
    </style:style>
    <style:style style:name="T88" style:parent-style-name="Fonteparág.padrão" style:family="text">
      <style:text-properties style:font-name="Courier New" style:font-name-complex="Courier New" fo:font-size="9pt" style:font-size-asian="9pt" style:font-size-complex="9pt"/>
    </style:style>
    <style:style style:name="T89" style:parent-style-name="StrongEmphasis" style:family="text">
      <style:text-properties style:font-name="Courier New" style:font-name-complex="Courier New" fo:font-size="9pt" style:font-size-asian="9pt" style:font-size-complex="9pt"/>
    </style:style>
    <style:style style:name="P90" style:parent-style-name="Textbody" style:family="paragraph">
      <style:paragraph-properties fo:text-align="justify"/>
    </style:style>
    <style:style style:name="T91" style:parent-style-name="StrongEmphasis" style:family="text">
      <style:text-properties style:font-name="Courier New" style:font-name-complex="Courier New" fo:font-size="9pt" style:font-size-asian="9pt" style:font-size-complex="9pt"/>
    </style:style>
    <style:style style:name="T92" style:parent-style-name="Fonteparág.padrão" style:family="text">
      <style:text-properties style:font-name="Courier New" style:font-name-complex="Courier New" fo:font-size="9pt" style:font-size-asian="9pt" style:font-size-complex="9pt"/>
    </style:style>
    <style:style style:name="P93" style:parent-style-name="Textbody" style:family="paragraph">
      <style:paragraph-properties fo:text-align="justify"/>
    </style:style>
    <style:style style:name="T94" style:parent-style-name="StrongEmphasis" style:family="text">
      <style:text-properties style:font-name="Courier New" style:font-name-complex="Courier New" fo:font-size="9pt" style:font-size-asian="9pt" style:font-size-complex="9pt"/>
    </style:style>
    <style:style style:name="T95" style:parent-style-name="Fonteparág.padrão" style:family="text">
      <style:text-properties style:font-name="Courier New" style:font-name-complex="Courier New" fo:font-size="9pt" style:font-size-asian="9pt" style:font-size-complex="9pt"/>
    </style:style>
    <style:style style:name="P96" style:parent-style-name="Textbody" style:family="paragraph">
      <style:paragraph-properties fo:text-align="justify"/>
    </style:style>
    <style:style style:name="T97" style:parent-style-name="StrongEmphasis" style:family="text">
      <style:text-properties style:font-name="Courier New" style:font-name-complex="Courier New" fo:font-size="9pt" style:font-size-asian="9pt" style:font-size-complex="9pt"/>
    </style:style>
    <style:style style:name="T98" style:parent-style-name="Fonteparág.padrão" style:family="text">
      <style:text-properties style:font-name="Courier New" style:font-name-complex="Courier New" fo:font-size="9pt" style:font-size-asian="9pt" style:font-size-complex="9pt"/>
    </style:style>
    <style:style style:name="P99" style:parent-style-name="Textbody" style:family="paragraph">
      <style:paragraph-properties fo:text-align="justify"/>
    </style:style>
    <style:style style:name="T100" style:parent-style-name="StrongEmphasis" style:family="text">
      <style:text-properties style:font-name="Courier New" style:font-name-complex="Courier New" fo:font-size="9pt" style:font-size-asian="9pt" style:font-size-complex="9pt"/>
    </style:style>
    <style:style style:name="T101" style:parent-style-name="Fonteparág.padrão" style:family="text">
      <style:text-properties style:font-name="Courier New" style:font-name-complex="Courier New" fo:font-size="9pt" style:font-size-asian="9pt" style:font-size-complex="9pt"/>
    </style:style>
    <style:style style:name="P102" style:parent-style-name="Textbody" style:family="paragraph">
      <style:paragraph-properties fo:text-align="justify"/>
    </style:style>
    <style:style style:name="T103" style:parent-style-name="StrongEmphasis" style:family="text">
      <style:text-properties style:font-name="Courier New" style:font-name-complex="Courier New" fo:font-size="9pt" style:font-size-asian="9pt" style:font-size-complex="9pt"/>
    </style:style>
    <style:style style:name="T104" style:parent-style-name="Fonteparág.padrão" style:family="text">
      <style:text-properties style:font-name="Courier New" style:font-name-complex="Courier New" fo:font-size="9pt" style:font-size-asian="9pt" style:font-size-complex="9pt"/>
    </style:style>
    <style:style style:name="P105" style:parent-style-name="Textbody" style:family="paragraph">
      <style:paragraph-properties fo:text-align="justify"/>
    </style:style>
    <style:style style:name="T106" style:parent-style-name="StrongEmphasis" style:family="text">
      <style:text-properties style:font-name="Courier New" style:font-name-complex="Courier New" fo:font-size="9pt" style:font-size-asian="9pt" style:font-size-complex="9pt"/>
    </style:style>
    <style:style style:name="T107" style:parent-style-name="Fonteparág.padrão" style:family="text">
      <style:text-properties style:font-name="Courier New" style:font-name-complex="Courier New" fo:font-size="9pt" style:font-size-asian="9pt" style:font-size-complex="9pt"/>
    </style:style>
    <style:style style:name="P108" style:parent-style-name="Textbody" style:family="paragraph">
      <style:paragraph-properties fo:text-align="justify"/>
    </style:style>
    <style:style style:name="T109" style:parent-style-name="StrongEmphasis" style:family="text">
      <style:text-properties style:font-name="Courier New" style:font-name-complex="Courier New" fo:font-size="9pt" style:font-size-asian="9pt" style:font-size-complex="9pt"/>
    </style:style>
    <style:style style:name="T110" style:parent-style-name="Fonteparág.padrão" style:family="text">
      <style:text-properties style:font-name="Courier New" style:font-name-complex="Courier New" fo:font-size="9pt" style:font-size-asian="9pt" style:font-size-complex="9pt"/>
    </style:style>
    <style:style style:name="P111" style:parent-style-name="Textbody" style:family="paragraph">
      <style:paragraph-properties fo:text-align="justify" fo:margin-left="0.4923in">
        <style:tab-stops/>
      </style:paragraph-properties>
      <style:text-properties style:font-name="Courier New" style:font-name-complex="Courier New" fo:font-size="9pt" style:font-size-asian="9pt" style:font-size-complex="9pt"/>
    </style:style>
    <style:style style:name="P112" style:parent-style-name="Título3" style:family="paragraph">
      <style:paragraph-properties fo:text-align="justify"/>
    </style:style>
    <style:style style:name="T113" style:parent-style-name="Fonteparág.padrão" style:family="text">
      <style:text-properties style:font-name="Courier New" style:font-name-complex="Courier New" fo:font-size="9pt" style:font-size-asian="9pt" style:font-size-complex="9pt"/>
    </style:style>
    <style:style style:name="T114" style:parent-style-name="StrongEmphasis" style:family="text">
      <style:text-properties style:font-name="Courier New" style:font-name-complex="Courier New" fo:font-size="9pt" style:font-size-asian="9pt" style:font-size-complex="9pt"/>
    </style:style>
    <style:style style:name="P115" style:parent-style-name="Textbody" style:family="paragraph">
      <style:paragraph-properties fo:text-align="justify"/>
    </style:style>
    <style:style style:name="T116" style:parent-style-name="StrongEmphasis" style:family="text">
      <style:text-properties style:font-name="Courier New" style:font-name-complex="Courier New" fo:font-size="9pt" style:font-size-asian="9pt" style:font-size-complex="9pt"/>
    </style:style>
    <style:style style:name="T117" style:parent-style-name="Fonteparág.padrão" style:family="text">
      <style:text-properties style:font-name="Courier New" style:font-name-complex="Courier New" fo:font-size="9pt" style:font-size-asian="9pt" style:font-size-complex="9pt"/>
    </style:style>
    <style:style style:name="P118" style:parent-style-name="Textbody" style:family="paragraph">
      <style:paragraph-properties fo:text-align="justify"/>
    </style:style>
    <style:style style:name="T119" style:parent-style-name="StrongEmphasis" style:family="text">
      <style:text-properties style:font-name="Courier New" style:font-name-complex="Courier New" fo:font-size="9pt" style:font-size-asian="9pt" style:font-size-complex="9pt"/>
    </style:style>
    <style:style style:name="T120" style:parent-style-name="Fonteparág.padrão" style:family="text">
      <style:text-properties style:font-name="Courier New" style:font-name-complex="Courier New" fo:font-size="9pt" style:font-size-asian="9pt" style:font-size-complex="9pt"/>
    </style:style>
    <style:style style:name="P121" style:parent-style-name="Textbody" style:family="paragraph">
      <style:paragraph-properties fo:text-align="justify"/>
    </style:style>
    <style:style style:name="T122" style:parent-style-name="StrongEmphasis" style:family="text">
      <style:text-properties style:font-name="Courier New" style:font-name-complex="Courier New" fo:font-size="9pt" style:font-size-asian="9pt" style:font-size-complex="9pt"/>
    </style:style>
    <style:style style:name="T123" style:parent-style-name="Fonteparág.padrão" style:family="text">
      <style:text-properties style:font-name="Courier New" style:font-name-complex="Courier New" fo:font-size="9pt" style:font-size-asian="9pt" style:font-size-complex="9pt"/>
    </style:style>
    <style:style style:name="P124" style:parent-style-name="Textbody" style:family="paragraph">
      <style:paragraph-properties fo:text-align="justify" fo:margin-left="0.4923in">
        <style:tab-stops/>
      </style:paragraph-properties>
      <style:text-properties style:font-name="Courier New" style:font-name-complex="Courier New" fo:font-size="9pt" style:font-size-asian="9pt" style:font-size-complex="9pt"/>
    </style:style>
    <style:style style:name="P125" style:parent-style-name="Título3" style:family="paragraph">
      <style:paragraph-properties fo:text-align="justify"/>
    </style:style>
    <style:style style:name="T126" style:parent-style-name="Fonteparág.padrão" style:family="text">
      <style:text-properties style:font-name="Courier New" style:font-name-complex="Courier New" fo:font-size="9pt" style:font-size-asian="9pt" style:font-size-complex="9pt"/>
    </style:style>
    <style:style style:name="T127" style:parent-style-name="StrongEmphasis" style:family="text">
      <style:text-properties style:font-name="Courier New" style:font-name-complex="Courier New" fo:font-size="9pt" style:font-size-asian="9pt" style:font-size-complex="9pt"/>
    </style:style>
    <style:style style:name="TableColumn129" style:family="table-column">
      <style:table-column-properties style:column-width="0.843in" style:use-optimal-column-width="false"/>
    </style:style>
    <style:style style:name="TableColumn130" style:family="table-column">
      <style:table-column-properties style:column-width="1.2493in" style:use-optimal-column-width="false"/>
    </style:style>
    <style:style style:name="TableColumn131" style:family="table-column">
      <style:table-column-properties style:column-width="3.9104in" style:use-optimal-column-width="false"/>
    </style:style>
    <style:style style:name="Table128" style:family="table">
      <style:table-properties style:width="6.0027in" fo:margin-left="0in" table:align="left"/>
    </style:style>
    <style:style style:name="TableRow132" style:family="table-row">
      <style:table-row-properties style:use-optimal-row-height="false"/>
    </style:style>
    <style:style style:name="TableCell133" style:family="table-cell">
      <style:table-cell-properties fo:border="none" style:writing-mode="lr-tb" style:vertical-align="middle" fo:padding-top="0.0194in" fo:padding-left="0.0194in" fo:padding-bottom="0.0194in" fo:padding-right="0.0194in"/>
    </style:style>
    <style:style style:name="P134" style:parent-style-name="TableHeading" style:family="paragraph">
      <style:paragraph-properties fo:text-align="justify"/>
      <style:text-properties style:font-name="Courier New" style:font-name-complex="Courier New" fo:font-size="9pt" style:font-size-asian="9pt" style:font-size-complex="9pt"/>
    </style:style>
    <style:style style:name="TableCell135" style:family="table-cell">
      <style:table-cell-properties fo:border="none" style:writing-mode="lr-tb" style:vertical-align="middle" fo:padding-top="0.0194in" fo:padding-left="0.0194in" fo:padding-bottom="0.0194in" fo:padding-right="0.0194in"/>
    </style:style>
    <style:style style:name="P136" style:parent-style-name="TableHeading" style:family="paragraph">
      <style:paragraph-properties fo:text-align="justify"/>
      <style:text-properties style:font-name="Courier New" style:font-name-complex="Courier New" fo:font-size="9pt" style:font-size-asian="9pt" style:font-size-complex="9pt"/>
    </style:style>
    <style:style style:name="TableCell137" style:family="table-cell">
      <style:table-cell-properties fo:border="none" style:writing-mode="lr-tb" style:vertical-align="middle" fo:padding-top="0.0194in" fo:padding-left="0.0194in" fo:padding-bottom="0.0194in" fo:padding-right="0.0194in"/>
    </style:style>
    <style:style style:name="P138" style:parent-style-name="TableHeading" style:family="paragraph">
      <style:paragraph-properties fo:text-align="justify"/>
      <style:text-properties style:font-name="Courier New" style:font-name-complex="Courier New" fo:font-size="9pt" style:font-size-asian="9pt" style:font-size-complex="9pt"/>
    </style:style>
    <style:style style:name="TableRow139" style:family="table-row">
      <style:table-row-properties style:use-optimal-row-height="false"/>
    </style:style>
    <style:style style:name="TableCell140" style:family="table-cell">
      <style:table-cell-properties fo:border="none" style:writing-mode="lr-tb" style:vertical-align="middle" fo:padding-top="0.0194in" fo:padding-left="0.0194in" fo:padding-bottom="0.0194in" fo:padding-right="0.0194in"/>
    </style:style>
    <style:style style:name="P141" style:parent-style-name="TableContents" style:family="paragraph">
      <style:paragraph-properties fo:text-align="justify"/>
    </style:style>
    <style:style style:name="T142" style:parent-style-name="StrongEmphasis" style:family="text">
      <style:text-properties style:font-name="Courier New" style:font-name-complex="Courier New" fo:font-size="9pt" style:font-size-asian="9pt" style:font-size-complex="9pt"/>
    </style:style>
    <style:style style:name="TableCell143" style:family="table-cell">
      <style:table-cell-properties fo:border="none" style:writing-mode="lr-tb" style:vertical-align="middle" fo:padding-top="0.0194in" fo:padding-left="0.0194in" fo:padding-bottom="0.0194in" fo:padding-right="0.0194in"/>
    </style:style>
    <style:style style:name="P144" style:parent-style-name="TableContents" style:family="paragraph">
      <style:paragraph-properties fo:text-align="justify"/>
      <style:text-properties style:font-name="Courier New" style:font-name-complex="Courier New" fo:font-size="9pt" style:font-size-asian="9pt" style:font-size-complex="9pt"/>
    </style:style>
    <style:style style:name="TableCell145" style:family="table-cell">
      <style:table-cell-properties fo:border="none" style:writing-mode="lr-tb" style:vertical-align="middle" fo:padding-top="0.0194in" fo:padding-left="0.0194in" fo:padding-bottom="0.0194in" fo:padding-right="0.0194in"/>
    </style:style>
    <style:style style:name="P146" style:parent-style-name="TableContents" style:family="paragraph">
      <style:paragraph-properties fo:text-align="justify"/>
      <style:text-properties style:font-name="Courier New" style:font-name-complex="Courier New" fo:font-size="9pt" style:font-size-asian="9pt" style:font-size-complex="9pt"/>
    </style:style>
    <style:style style:name="TableRow147" style:family="table-row">
      <style:table-row-properties style:use-optimal-row-height="false"/>
    </style:style>
    <style:style style:name="TableCell148" style:family="table-cell">
      <style:table-cell-properties fo:border="none" style:writing-mode="lr-tb" style:vertical-align="middle" fo:padding-top="0.0194in" fo:padding-left="0.0194in" fo:padding-bottom="0.0194in" fo:padding-right="0.0194in"/>
    </style:style>
    <style:style style:name="P149" style:parent-style-name="TableContents" style:family="paragraph">
      <style:paragraph-properties fo:text-align="justify"/>
    </style:style>
    <style:style style:name="T150" style:parent-style-name="StrongEmphasis" style:family="text">
      <style:text-properties style:font-name="Courier New" style:font-name-complex="Courier New" fo:font-size="9pt" style:font-size-asian="9pt" style:font-size-complex="9pt"/>
    </style:style>
    <style:style style:name="TableCell151" style:family="table-cell">
      <style:table-cell-properties fo:border="none" style:writing-mode="lr-tb" style:vertical-align="middle" fo:padding-top="0.0194in" fo:padding-left="0.0194in" fo:padding-bottom="0.0194in" fo:padding-right="0.0194in"/>
    </style:style>
    <style:style style:name="P152" style:parent-style-name="TableContents" style:family="paragraph">
      <style:paragraph-properties fo:text-align="justify"/>
      <style:text-properties style:font-name="Courier New" style:font-name-complex="Courier New" fo:font-size="9pt" style:font-size-asian="9pt" style:font-size-complex="9pt"/>
    </style:style>
    <style:style style:name="TableCell153" style:family="table-cell">
      <style:table-cell-properties fo:border="none" style:writing-mode="lr-tb" style:vertical-align="middle" fo:padding-top="0.0194in" fo:padding-left="0.0194in" fo:padding-bottom="0.0194in" fo:padding-right="0.0194in"/>
    </style:style>
    <style:style style:name="P154" style:parent-style-name="TableContents" style:family="paragraph">
      <style:paragraph-properties fo:text-align="justify"/>
      <style:text-properties style:font-name="Courier New" style:font-name-complex="Courier New" fo:font-size="9pt" style:font-size-asian="9pt" style:font-size-complex="9pt"/>
    </style:style>
    <style:style style:name="TableRow155" style:family="table-row">
      <style:table-row-properties style:use-optimal-row-height="false"/>
    </style:style>
    <style:style style:name="TableCell156" style:family="table-cell">
      <style:table-cell-properties fo:border="none" style:writing-mode="lr-tb" style:vertical-align="middle" fo:padding-top="0.0194in" fo:padding-left="0.0194in" fo:padding-bottom="0.0194in" fo:padding-right="0.0194in"/>
    </style:style>
    <style:style style:name="P157" style:parent-style-name="TableContents" style:family="paragraph">
      <style:paragraph-properties fo:text-align="justify"/>
    </style:style>
    <style:style style:name="T158" style:parent-style-name="StrongEmphasis" style:family="text">
      <style:text-properties style:font-name="Courier New" style:font-name-complex="Courier New" fo:font-size="9pt" style:font-size-asian="9pt" style:font-size-complex="9pt"/>
    </style:style>
    <style:style style:name="TableCell159" style:family="table-cell">
      <style:table-cell-properties fo:border="none" style:writing-mode="lr-tb" style:vertical-align="middle" fo:padding-top="0.0194in" fo:padding-left="0.0194in" fo:padding-bottom="0.0194in" fo:padding-right="0.0194in"/>
    </style:style>
    <style:style style:name="P160" style:parent-style-name="TableContents" style:family="paragraph">
      <style:paragraph-properties fo:text-align="justify"/>
      <style:text-properties style:font-name="Courier New" style:font-name-complex="Courier New" fo:font-size="9pt" style:font-size-asian="9pt" style:font-size-complex="9pt"/>
    </style:style>
    <style:style style:name="TableCell161" style:family="table-cell">
      <style:table-cell-properties fo:border="none" style:writing-mode="lr-tb" style:vertical-align="middle" fo:padding-top="0.0194in" fo:padding-left="0.0194in" fo:padding-bottom="0.0194in" fo:padding-right="0.0194in"/>
    </style:style>
    <style:style style:name="P162" style:parent-style-name="TableContents" style:family="paragraph">
      <style:paragraph-properties fo:text-align="justify"/>
      <style:text-properties style:font-name="Courier New" style:font-name-complex="Courier New" fo:font-size="9pt" style:font-size-asian="9pt" style:font-size-complex="9pt"/>
    </style:style>
    <style:style style:name="TableRow163" style:family="table-row">
      <style:table-row-properties style:use-optimal-row-height="false"/>
    </style:style>
    <style:style style:name="TableCell164" style:family="table-cell">
      <style:table-cell-properties fo:border="none" style:writing-mode="lr-tb" style:vertical-align="middle" fo:padding-top="0.0194in" fo:padding-left="0.0194in" fo:padding-bottom="0.0194in" fo:padding-right="0.0194in"/>
    </style:style>
    <style:style style:name="P165" style:parent-style-name="TableContents" style:family="paragraph">
      <style:paragraph-properties fo:text-align="justify"/>
    </style:style>
    <style:style style:name="T166" style:parent-style-name="StrongEmphasis" style:family="text">
      <style:text-properties style:font-name="Courier New" style:font-name-complex="Courier New" fo:font-size="9pt" style:font-size-asian="9pt" style:font-size-complex="9pt"/>
    </style:style>
    <style:style style:name="TableCell167" style:family="table-cell">
      <style:table-cell-properties fo:border="none" style:writing-mode="lr-tb" style:vertical-align="middle" fo:padding-top="0.0194in" fo:padding-left="0.0194in" fo:padding-bottom="0.0194in" fo:padding-right="0.0194in"/>
    </style:style>
    <style:style style:name="P168" style:parent-style-name="TableContents" style:family="paragraph">
      <style:paragraph-properties fo:text-align="justify"/>
      <style:text-properties style:font-name="Courier New" style:font-name-complex="Courier New" fo:font-size="9pt" style:font-size-asian="9pt" style:font-size-complex="9pt"/>
    </style:style>
    <style:style style:name="TableCell169" style:family="table-cell">
      <style:table-cell-properties fo:border="none" style:writing-mode="lr-tb" style:vertical-align="middle" fo:padding-top="0.0194in" fo:padding-left="0.0194in" fo:padding-bottom="0.0194in" fo:padding-right="0.0194in"/>
    </style:style>
    <style:style style:name="P170" style:parent-style-name="TableContents" style:family="paragraph">
      <style:paragraph-properties fo:text-align="justify"/>
      <style:text-properties style:font-name="Courier New" style:font-name-complex="Courier New" fo:font-size="9pt" style:font-size-asian="9pt" style:font-size-complex="9pt"/>
    </style:style>
    <style:style style:name="P171" style:parent-style-name="HorizontalLine" style:family="paragraph">
      <style:paragraph-properties fo:text-align="justify"/>
      <style:text-properties style:font-name="Courier New" style:font-name-complex="Courier New" fo:font-size="9pt" style:font-size-asian="9pt" style:font-size-complex="9pt"/>
    </style:style>
    <style:style style:name="P172" style:parent-style-name="Título2" style:family="paragraph">
      <style:paragraph-properties fo:text-align="justify"/>
    </style:style>
    <style:style style:name="T173" style:parent-style-name="Fonteparág.padrão" style:family="text">
      <style:text-properties style:font-name="Apple Color Emoji" style:font-name-complex="Apple Color Emoji" fo:font-size="9pt" style:font-size-asian="9pt" style:font-size-complex="9pt"/>
    </style:style>
    <style:style style:name="T174" style:parent-style-name="Fonteparág.padrão" style:family="text">
      <style:text-properties style:font-name="Courier New" style:font-name-complex="Courier New" fo:font-size="9pt" style:font-size-asian="9pt" style:font-size-complex="9pt"/>
    </style:style>
    <style:style style:name="T175" style:parent-style-name="StrongEmphasis" style:family="text">
      <style:text-properties style:font-name="Courier New" style:font-name-complex="Courier New" fo:font-size="9pt" style:font-size-asian="9pt" style:font-size-complex="9pt"/>
    </style:style>
    <style:style style:name="P176" style:parent-style-name="Título3" style:family="paragraph">
      <style:paragraph-properties fo:text-align="justify"/>
    </style:style>
    <style:style style:name="T177" style:parent-style-name="Fonteparág.padrão" style:family="text">
      <style:text-properties style:font-name="Courier New" style:font-name-complex="Courier New" fo:font-size="9pt" style:font-size-asian="9pt" style:font-size-complex="9pt"/>
    </style:style>
    <style:style style:name="T178" style:parent-style-name="StrongEmphasis" style:family="text">
      <style:text-properties style:font-name="Courier New" style:font-name-complex="Courier New" fo:font-size="9pt" style:font-size-asian="9pt" style:font-size-complex="9pt"/>
    </style:style>
    <style:style style:name="P179" style:parent-style-name="Textbody" style:family="paragraph">
      <style:paragraph-properties fo:text-align="justify"/>
      <style:text-properties style:font-name="Courier New" style:font-name-complex="Courier New" fo:font-size="9pt" style:font-size-asian="9pt" style:font-size-complex="9pt"/>
    </style:style>
    <style:style style:name="P180" style:parent-style-name="Textbody" style:family="paragraph">
      <style:paragraph-properties fo:text-align="justify"/>
      <style:text-properties style:font-name="Courier New" style:font-name-complex="Courier New" fo:font-size="9pt" style:font-size-asian="9pt" style:font-size-complex="9pt"/>
    </style:style>
    <style:style style:name="P181" style:parent-style-name="Textbody" style:family="paragraph">
      <style:paragraph-properties fo:text-align="justify" fo:margin-left="0.4923in">
        <style:tab-stops/>
      </style:paragraph-properties>
      <style:text-properties style:font-name="Courier New" style:font-name-complex="Courier New" fo:font-size="9pt" style:font-size-asian="9pt" style:font-size-complex="9pt"/>
    </style:style>
    <style:style style:name="P182" style:parent-style-name="Título3" style:family="paragraph">
      <style:paragraph-properties fo:text-align="justify"/>
    </style:style>
    <style:style style:name="T183" style:parent-style-name="Fonteparág.padrão" style:family="text">
      <style:text-properties style:font-name="Courier New" style:font-name-complex="Courier New" fo:font-size="9pt" style:font-size-asian="9pt" style:font-size-complex="9pt"/>
    </style:style>
    <style:style style:name="T184" style:parent-style-name="StrongEmphasis" style:family="text">
      <style:text-properties style:font-name="Courier New" style:font-name-complex="Courier New" fo:font-size="9pt" style:font-size-asian="9pt" style:font-size-complex="9pt"/>
    </style:style>
    <style:style style:name="P185" style:parent-style-name="Textbody" style:family="paragraph">
      <style:paragraph-properties fo:text-align="justify"/>
      <style:text-properties style:font-name="Courier New" style:font-name-complex="Courier New" fo:font-size="9pt" style:font-size-asian="9pt" style:font-size-complex="9pt"/>
    </style:style>
    <style:style style:name="P186" style:parent-style-name="Textbody" style:family="paragraph">
      <style:paragraph-properties fo:text-align="justify"/>
      <style:text-properties style:font-name="Courier New" style:font-name-complex="Courier New" fo:font-size="9pt" style:font-size-asian="9pt" style:font-size-complex="9pt"/>
    </style:style>
    <style:style style:name="P187" style:parent-style-name="Título3" style:family="paragraph">
      <style:paragraph-properties fo:text-align="justify"/>
    </style:style>
    <style:style style:name="T188" style:parent-style-name="Fonteparág.padrão" style:family="text">
      <style:text-properties style:font-name="Courier New" style:font-name-complex="Courier New" fo:font-size="9pt" style:font-size-asian="9pt" style:font-size-complex="9pt"/>
    </style:style>
    <style:style style:name="T189" style:parent-style-name="StrongEmphasis" style:family="text">
      <style:text-properties style:font-name="Courier New" style:font-name-complex="Courier New" fo:font-size="9pt" style:font-size-asian="9pt" style:font-size-complex="9pt"/>
    </style:style>
    <style:style style:name="P190" style:parent-style-name="Textbody" style:family="paragraph">
      <style:paragraph-properties fo:text-align="justify"/>
      <style:text-properties style:font-name="Courier New" style:font-name-complex="Courier New" fo:font-size="9pt" style:font-size-asian="9pt" style:font-size-complex="9pt"/>
    </style:style>
    <style:style style:name="P191" style:parent-style-name="Textbody" style:family="paragraph">
      <style:paragraph-properties fo:text-align="justify"/>
      <style:text-properties style:font-name="Courier New" style:font-name-complex="Courier New" fo:font-size="9pt" style:font-size-asian="9pt" style:font-size-complex="9pt"/>
    </style:style>
    <style:style style:name="P192" style:parent-style-name="Textbody" style:family="paragraph">
      <style:paragraph-properties fo:text-align="justify" fo:margin-left="0.4923in">
        <style:tab-stops/>
      </style:paragraph-properties>
      <style:text-properties style:font-name="Courier New" style:font-name-complex="Courier New" fo:font-size="9pt" style:font-size-asian="9pt" style:font-size-complex="9pt"/>
    </style:style>
    <style:style style:name="P193" style:parent-style-name="Título3" style:family="paragraph">
      <style:paragraph-properties fo:text-align="justify"/>
    </style:style>
    <style:style style:name="T194" style:parent-style-name="Fonteparág.padrão" style:family="text">
      <style:text-properties style:font-name="Courier New" style:font-name-complex="Courier New" fo:font-size="9pt" style:font-size-asian="9pt" style:font-size-complex="9pt"/>
    </style:style>
    <style:style style:name="T195" style:parent-style-name="StrongEmphasis" style:family="text">
      <style:text-properties style:font-name="Courier New" style:font-name-complex="Courier New" fo:font-size="9pt" style:font-size-asian="9pt" style:font-size-complex="9pt"/>
    </style:style>
    <style:style style:name="P196" style:parent-style-name="Textbody" style:family="paragraph">
      <style:paragraph-properties fo:text-align="justify"/>
      <style:text-properties style:font-name="Courier New" style:font-name-complex="Courier New" fo:font-size="9pt" style:font-size-asian="9pt" style:font-size-complex="9pt"/>
    </style:style>
    <style:style style:name="P197" style:parent-style-name="Textbody" style:family="paragraph">
      <style:paragraph-properties fo:text-align="justify"/>
      <style:text-properties style:font-name="Courier New" style:font-name-complex="Courier New" fo:font-size="9pt" style:font-size-asian="9pt" style:font-size-complex="9pt"/>
    </style:style>
    <style:style style:name="P198" style:parent-style-name="Textbody" style:family="paragraph">
      <style:paragraph-properties fo:text-align="justify"/>
      <style:text-properties style:font-name="Courier New" style:font-name-complex="Courier New" fo:font-size="9pt" style:font-size-asian="9pt" style:font-size-complex="9pt"/>
    </style:style>
    <style:style style:name="P199" style:parent-style-name="Textbody" style:family="paragraph">
      <style:paragraph-properties fo:text-align="justify" fo:margin-left="0.4923in">
        <style:tab-stops/>
      </style:paragraph-properties>
      <style:text-properties style:font-name="Courier New" style:font-name-complex="Courier New" fo:font-size="9pt" style:font-size-asian="9pt" style:font-size-complex="9pt"/>
    </style:style>
    <style:style style:name="P200" style:parent-style-name="Título3" style:family="paragraph">
      <style:paragraph-properties fo:text-align="justify"/>
    </style:style>
    <style:style style:name="T201" style:parent-style-name="Fonteparág.padrão" style:family="text">
      <style:text-properties style:font-name="Courier New" style:font-name-complex="Courier New" fo:font-size="9pt" style:font-size-asian="9pt" style:font-size-complex="9pt"/>
    </style:style>
    <style:style style:name="T202" style:parent-style-name="StrongEmphasis" style:family="text">
      <style:text-properties style:font-name="Courier New" style:font-name-complex="Courier New" fo:font-size="9pt" style:font-size-asian="9pt" style:font-size-complex="9pt"/>
    </style:style>
    <style:style style:name="P203" style:parent-style-name="Textbody" style:family="paragraph">
      <style:paragraph-properties fo:text-align="justify"/>
      <style:text-properties style:font-name="Courier New" style:font-name-complex="Courier New" fo:font-size="9pt" style:font-size-asian="9pt" style:font-size-complex="9pt"/>
    </style:style>
    <style:style style:name="P204" style:parent-style-name="Textbody" style:family="paragraph">
      <style:paragraph-properties fo:text-align="justify"/>
    </style:style>
    <style:style style:name="T205" style:parent-style-name="Fonteparág.padrão" style:family="text">
      <style:text-properties style:font-name="Courier New" style:font-name-complex="Courier New" fo:font-size="9pt" style:font-size-asian="9pt" style:font-size-complex="9pt"/>
    </style:style>
    <style:style style:name="T206" style:parent-style-name="StrongEmphasis" style:family="text">
      <style:text-properties style:font-name="Courier New" style:font-name-complex="Courier New" fo:font-size="9pt" style:font-size-asian="9pt" style:font-size-complex="9pt"/>
    </style:style>
    <style:style style:name="T207" style:parent-style-name="Fonteparág.padrão" style:family="text">
      <style:text-properties style:font-name="Courier New" style:font-name-complex="Courier New" fo:font-size="9pt" style:font-size-asian="9pt" style:font-size-complex="9pt"/>
    </style:style>
    <style:style style:name="T208" style:parent-style-name="StrongEmphasis" style:family="text">
      <style:text-properties style:font-name="Courier New" style:font-name-complex="Courier New" fo:font-size="9pt" style:font-size-asian="9pt" style:font-size-complex="9pt"/>
    </style:style>
    <style:style style:name="T209" style:parent-style-name="Fonteparág.padrão" style:family="text">
      <style:text-properties style:font-name="Courier New" style:font-name-complex="Courier New" fo:font-size="9pt" style:font-size-asian="9pt" style:font-size-complex="9pt"/>
    </style:style>
    <style:style style:name="P210" style:parent-style-name="Textbody" style:family="paragraph">
      <style:paragraph-properties fo:text-align="justify" fo:margin-left="0.4923in">
        <style:tab-stops/>
      </style:paragraph-properties>
      <style:text-properties style:font-name="Courier New" style:font-name-complex="Courier New" fo:font-size="9pt" style:font-size-asian="9pt" style:font-size-complex="9pt"/>
    </style:style>
    <style:style style:name="P211" style:parent-style-name="Título3" style:family="paragraph">
      <style:paragraph-properties fo:text-align="justify"/>
    </style:style>
    <style:style style:name="T212" style:parent-style-name="Fonteparág.padrão" style:family="text">
      <style:text-properties style:font-name="Courier New" style:font-name-complex="Courier New" fo:font-size="9pt" style:font-size-asian="9pt" style:font-size-complex="9pt"/>
    </style:style>
    <style:style style:name="T213" style:parent-style-name="StrongEmphasis" style:family="text">
      <style:text-properties style:font-name="Courier New" style:font-name-complex="Courier New" fo:font-size="9pt" style:font-size-asian="9pt" style:font-size-complex="9pt"/>
    </style:style>
    <style:style style:name="P214" style:parent-style-name="Textbody" style:family="paragraph">
      <style:paragraph-properties fo:text-align="justify"/>
      <style:text-properties style:font-name="Courier New" style:font-name-complex="Courier New" fo:font-size="9pt" style:font-size-asian="9pt" style:font-size-complex="9pt"/>
    </style:style>
    <style:style style:name="P215" style:parent-style-name="Textbody" style:family="paragraph">
      <style:paragraph-properties fo:text-align="justify"/>
      <style:text-properties style:font-name="Courier New" style:font-name-complex="Courier New" fo:font-size="9pt" style:font-size-asian="9pt" style:font-size-complex="9pt"/>
    </style:style>
    <style:style style:name="P216" style:parent-style-name="Textbody" style:family="paragraph">
      <style:paragraph-properties fo:text-align="justify" fo:margin-left="0.4923in">
        <style:tab-stops/>
      </style:paragraph-properties>
      <style:text-properties style:font-name="Courier New" style:font-name-complex="Courier New" fo:font-size="9pt" style:font-size-asian="9pt" style:font-size-complex="9pt"/>
    </style:style>
    <style:style style:name="P217" style:parent-style-name="Título3" style:family="paragraph">
      <style:paragraph-properties fo:text-align="justify"/>
    </style:style>
    <style:style style:name="T218" style:parent-style-name="Fonteparág.padrão" style:family="text">
      <style:text-properties style:font-name="Courier New" style:font-name-complex="Courier New" fo:font-size="9pt" style:font-size-asian="9pt" style:font-size-complex="9pt"/>
    </style:style>
    <style:style style:name="T219" style:parent-style-name="StrongEmphasis" style:family="text">
      <style:text-properties style:font-name="Courier New" style:font-name-complex="Courier New" fo:font-size="9pt" style:font-size-asian="9pt" style:font-size-complex="9pt"/>
    </style:style>
    <style:style style:name="P220" style:parent-style-name="Textbody" style:family="paragraph">
      <style:paragraph-properties fo:text-align="justify"/>
      <style:text-properties style:font-name="Courier New" style:font-name-complex="Courier New" fo:font-size="9pt" style:font-size-asian="9pt" style:font-size-complex="9pt"/>
    </style:style>
    <style:style style:name="P221" style:parent-style-name="Textbody" style:family="paragraph">
      <style:paragraph-properties fo:text-align="justify"/>
      <style:text-properties style:font-name="Courier New" style:font-name-complex="Courier New" fo:font-size="9pt" style:font-size-asian="9pt" style:font-size-complex="9pt"/>
    </style:style>
    <style:style style:name="P222" style:parent-style-name="Textbody" style:family="paragraph">
      <style:paragraph-properties fo:text-align="justify" fo:margin-left="0.4923in">
        <style:tab-stops/>
      </style:paragraph-properties>
      <style:text-properties style:font-name="Courier New" style:font-name-complex="Courier New" fo:font-size="9pt" style:font-size-asian="9pt" style:font-size-complex="9pt"/>
    </style:style>
    <style:style style:name="P223" style:parent-style-name="Título3" style:family="paragraph">
      <style:paragraph-properties fo:text-align="justify"/>
    </style:style>
    <style:style style:name="T224" style:parent-style-name="Fonteparág.padrão" style:family="text">
      <style:text-properties style:font-name="Courier New" style:font-name-complex="Courier New" fo:font-size="9pt" style:font-size-asian="9pt" style:font-size-complex="9pt"/>
    </style:style>
    <style:style style:name="T225" style:parent-style-name="StrongEmphasis" style:family="text">
      <style:text-properties style:font-name="Courier New" style:font-name-complex="Courier New" fo:font-size="9pt" style:font-size-asian="9pt" style:font-size-complex="9pt"/>
    </style:style>
    <style:style style:name="P226" style:parent-style-name="Textbody" style:family="paragraph">
      <style:paragraph-properties fo:text-align="justify"/>
      <style:text-properties style:font-name="Courier New" style:font-name-complex="Courier New" fo:font-size="9pt" style:font-size-asian="9pt" style:font-size-complex="9pt"/>
    </style:style>
    <style:style style:name="P227" style:parent-style-name="Textbody" style:family="paragraph">
      <style:paragraph-properties fo:text-align="justify"/>
      <style:text-properties style:font-name="Courier New" style:font-name-complex="Courier New" fo:font-size="9pt" style:font-size-asian="9pt" style:font-size-complex="9pt"/>
    </style:style>
    <style:style style:name="P228" style:parent-style-name="Textbody" style:family="paragraph">
      <style:paragraph-properties fo:text-align="justify" fo:margin-left="0.4923in">
        <style:tab-stops/>
      </style:paragraph-properties>
      <style:text-properties style:font-name="Courier New" style:font-name-complex="Courier New" fo:font-size="9pt" style:font-size-asian="9pt" style:font-size-complex="9pt"/>
    </style:style>
    <style:style style:name="P229" style:parent-style-name="Título3" style:family="paragraph">
      <style:paragraph-properties fo:text-align="justify"/>
    </style:style>
    <style:style style:name="T230" style:parent-style-name="Fonteparág.padrão" style:family="text">
      <style:text-properties style:font-name="Courier New" style:font-name-complex="Courier New" fo:font-size="9pt" style:font-size-asian="9pt" style:font-size-complex="9pt"/>
    </style:style>
    <style:style style:name="T231" style:parent-style-name="StrongEmphasis" style:family="text">
      <style:text-properties style:font-name="Courier New" style:font-name-complex="Courier New" fo:font-size="9pt" style:font-size-asian="9pt" style:font-size-complex="9pt"/>
    </style:style>
    <style:style style:name="P232" style:parent-style-name="Textbody" style:family="paragraph">
      <style:paragraph-properties fo:text-align="justify"/>
      <style:text-properties style:font-name="Courier New" style:font-name-complex="Courier New" fo:font-size="9pt" style:font-size-asian="9pt" style:font-size-complex="9pt"/>
    </style:style>
    <style:style style:name="P233" style:parent-style-name="Textbody" style:family="paragraph">
      <style:paragraph-properties fo:text-align="justify"/>
      <style:text-properties style:font-name="Courier New" style:font-name-complex="Courier New" fo:font-size="9pt" style:font-size-asian="9pt" style:font-size-complex="9pt"/>
    </style:style>
    <style:style style:name="P234" style:parent-style-name="Textbody" style:family="paragraph">
      <style:paragraph-properties fo:text-align="justify" fo:margin-left="0.4923in">
        <style:tab-stops/>
      </style:paragraph-properties>
      <style:text-properties style:font-name="Courier New" style:font-name-complex="Courier New" fo:font-size="9pt" style:font-size-asian="9pt" style:font-size-complex="9pt"/>
    </style:style>
    <style:style style:name="P235" style:parent-style-name="Título3" style:family="paragraph">
      <style:paragraph-properties fo:text-align="justify"/>
    </style:style>
    <style:style style:name="T236" style:parent-style-name="Fonteparág.padrão" style:family="text">
      <style:text-properties style:font-name="Courier New" style:font-name-complex="Courier New" fo:font-size="9pt" style:font-size-asian="9pt" style:font-size-complex="9pt"/>
    </style:style>
    <style:style style:name="T237" style:parent-style-name="StrongEmphasis" style:family="text">
      <style:text-properties style:font-name="Courier New" style:font-name-complex="Courier New" fo:font-size="9pt" style:font-size-asian="9pt" style:font-size-complex="9pt"/>
    </style:style>
    <style:style style:name="P238" style:parent-style-name="Textbody" style:family="paragraph">
      <style:paragraph-properties fo:text-align="justify"/>
      <style:text-properties style:font-name="Courier New" style:font-name-complex="Courier New" fo:font-size="9pt" style:font-size-asian="9pt" style:font-size-complex="9pt"/>
    </style:style>
    <style:style style:name="P239" style:parent-style-name="Textbody" style:family="paragraph">
      <style:paragraph-properties fo:text-align="justify" fo:margin-left="0.4923in">
        <style:tab-stops/>
      </style:paragraph-properties>
      <style:text-properties style:font-name="Courier New" style:font-name-complex="Courier New" fo:font-size="9pt" style:font-size-asian="9pt" style:font-size-complex="9pt"/>
    </style:style>
    <style:style style:name="P240" style:parent-style-name="Título3" style:family="paragraph">
      <style:paragraph-properties fo:text-align="justify"/>
    </style:style>
    <style:style style:name="T241" style:parent-style-name="Fonteparág.padrão" style:family="text">
      <style:text-properties style:font-name="Courier New" style:font-name-complex="Courier New" fo:font-size="9pt" style:font-size-asian="9pt" style:font-size-complex="9pt"/>
    </style:style>
    <style:style style:name="T242" style:parent-style-name="StrongEmphasis" style:family="text">
      <style:text-properties style:font-name="Courier New" style:font-name-complex="Courier New" fo:font-size="9pt" style:font-size-asian="9pt" style:font-size-complex="9pt"/>
    </style:style>
    <style:style style:name="P243" style:parent-style-name="Textbody" style:family="paragraph">
      <style:paragraph-properties fo:text-align="justify"/>
    </style:style>
    <style:style style:name="T244" style:parent-style-name="StrongEmphasis" style:family="text">
      <style:text-properties style:font-name="Courier New" style:font-name-complex="Courier New" fo:font-size="9pt" style:font-size-asian="9pt" style:font-size-complex="9pt"/>
    </style:style>
    <style:style style:name="T245" style:parent-style-name="Fonteparág.padrão" style:family="text">
      <style:text-properties style:font-name="Courier New" style:font-name-complex="Courier New" fo:font-size="9pt" style:font-size-asian="9pt" style:font-size-complex="9pt"/>
    </style:style>
    <style:style style:name="P246" style:parent-style-name="Textbody" style:family="paragraph">
      <style:paragraph-properties fo:text-align="justify"/>
    </style:style>
    <style:style style:name="T247" style:parent-style-name="StrongEmphasis" style:family="text">
      <style:text-properties style:font-name="Courier New" style:font-name-complex="Courier New" fo:font-size="9pt" style:font-size-asian="9pt" style:font-size-complex="9pt"/>
    </style:style>
    <style:style style:name="T248" style:parent-style-name="Fonteparág.padrão" style:family="text">
      <style:text-properties style:font-name="Courier New" style:font-name-complex="Courier New" fo:font-size="9pt" style:font-size-asian="9pt" style:font-size-complex="9pt"/>
    </style:style>
    <style:style style:name="P249" style:parent-style-name="Textbody" style:family="paragraph">
      <style:paragraph-properties fo:text-align="justify" fo:margin-left="0.4923in">
        <style:tab-stops/>
      </style:paragraph-properties>
      <style:text-properties style:font-name="Courier New" style:font-name-complex="Courier New" fo:font-size="9pt" style:font-size-asian="9pt" style:font-size-complex="9pt"/>
    </style:style>
    <style:style style:name="P250" style:parent-style-name="Título3" style:family="paragraph">
      <style:paragraph-properties fo:text-align="justify"/>
    </style:style>
    <style:style style:name="T251" style:parent-style-name="Fonteparág.padrão" style:family="text">
      <style:text-properties style:font-name="Courier New" style:font-name-complex="Courier New" fo:font-size="9pt" style:font-size-asian="9pt" style:font-size-complex="9pt"/>
    </style:style>
    <style:style style:name="T252" style:parent-style-name="StrongEmphasis" style:family="text">
      <style:text-properties style:font-name="Courier New" style:font-name-complex="Courier New" fo:font-size="9pt" style:font-size-asian="9pt" style:font-size-complex="9pt"/>
    </style:style>
    <style:style style:name="P253" style:parent-style-name="Textbody" style:family="paragraph">
      <style:paragraph-properties fo:text-align="justify"/>
    </style:style>
    <style:style style:name="T254" style:parent-style-name="StrongEmphasis" style:family="text">
      <style:text-properties style:font-name="Courier New" style:font-name-complex="Courier New" fo:font-size="9pt" style:font-size-asian="9pt" style:font-size-complex="9pt"/>
    </style:style>
    <style:style style:name="T255" style:parent-style-name="Fonteparág.padrão" style:family="text">
      <style:text-properties style:font-name="Courier New" style:font-name-complex="Courier New" fo:font-size="9pt" style:font-size-asian="9pt" style:font-size-complex="9pt"/>
    </style:style>
    <style:style style:name="P256" style:parent-style-name="Textbody" style:family="paragraph">
      <style:paragraph-properties fo:text-align="justify"/>
    </style:style>
    <style:style style:name="T257" style:parent-style-name="StrongEmphasis" style:family="text">
      <style:text-properties style:font-name="Courier New" style:font-name-complex="Courier New" fo:font-size="9pt" style:font-size-asian="9pt" style:font-size-complex="9pt"/>
    </style:style>
    <style:style style:name="T258" style:parent-style-name="Fonteparág.padrão" style:family="text">
      <style:text-properties style:font-name="Courier New" style:font-name-complex="Courier New" fo:font-size="9pt" style:font-size-asian="9pt" style:font-size-complex="9pt"/>
    </style:style>
    <style:style style:name="P259" style:parent-style-name="Textbody" style:family="paragraph">
      <style:paragraph-properties fo:text-align="justify" fo:margin-left="0.4923in">
        <style:tab-stops/>
      </style:paragraph-properties>
      <style:text-properties style:font-name="Courier New" style:font-name-complex="Courier New" fo:font-size="9pt" style:font-size-asian="9pt" style:font-size-complex="9pt"/>
    </style:style>
    <style:style style:name="P260" style:parent-style-name="Título3" style:family="paragraph">
      <style:paragraph-properties fo:text-align="justify"/>
    </style:style>
    <style:style style:name="T261" style:parent-style-name="Fonteparág.padrão" style:family="text">
      <style:text-properties style:font-name="Courier New" style:font-name-complex="Courier New" fo:font-size="9pt" style:font-size-asian="9pt" style:font-size-complex="9pt"/>
    </style:style>
    <style:style style:name="T262" style:parent-style-name="StrongEmphasis" style:family="text">
      <style:text-properties style:font-name="Courier New" style:font-name-complex="Courier New" fo:font-size="9pt" style:font-size-asian="9pt" style:font-size-complex="9pt"/>
    </style:style>
    <style:style style:name="P263" style:parent-style-name="Textbody" style:family="paragraph">
      <style:paragraph-properties fo:text-align="justify"/>
    </style:style>
    <style:style style:name="T264" style:parent-style-name="StrongEmphasis" style:family="text">
      <style:text-properties style:font-name="Courier New" style:font-name-complex="Courier New" fo:font-size="9pt" style:font-size-asian="9pt" style:font-size-complex="9pt"/>
    </style:style>
    <style:style style:name="T265" style:parent-style-name="Fonteparág.padrão" style:family="text">
      <style:text-properties style:font-name="Courier New" style:font-name-complex="Courier New" fo:font-size="9pt" style:font-size-asian="9pt" style:font-size-complex="9pt"/>
    </style:style>
    <style:style style:name="P266" style:parent-style-name="Textbody" style:family="paragraph">
      <style:paragraph-properties fo:text-align="justify"/>
    </style:style>
    <style:style style:name="T267" style:parent-style-name="StrongEmphasis" style:family="text">
      <style:text-properties style:font-name="Courier New" style:font-name-complex="Courier New" fo:font-size="9pt" style:font-size-asian="9pt" style:font-size-complex="9pt"/>
    </style:style>
    <style:style style:name="T268" style:parent-style-name="Fonteparág.padrão" style:family="text">
      <style:text-properties style:font-name="Courier New" style:font-name-complex="Courier New" fo:font-size="9pt" style:font-size-asian="9pt" style:font-size-complex="9pt"/>
    </style:style>
    <style:style style:name="P269" style:parent-style-name="Título3" style:family="paragraph">
      <style:paragraph-properties fo:text-align="justify"/>
      <style:text-properties style:font-name="Courier New" style:font-name-complex="Courier New" fo:font-size="9pt" style:font-size-asian="9pt" style:font-size-complex="9pt"/>
    </style:style>
    <style:style style:name="P270" style:parent-style-name="Título3" style:family="paragraph">
      <style:paragraph-properties fo:text-align="justify"/>
    </style:style>
    <style:style style:name="T271" style:parent-style-name="Fonteparág.padrão" style:family="text">
      <style:text-properties style:font-name="Courier New" style:font-name-complex="Courier New" fo:font-size="9pt" style:font-size-asian="9pt" style:font-size-complex="9pt"/>
    </style:style>
    <style:style style:name="T272" style:parent-style-name="StrongEmphasis" style:family="text">
      <style:text-properties style:font-name="Courier New" style:font-name-complex="Courier New" fo:font-size="9pt" style:font-size-asian="9pt" style:font-size-complex="9pt"/>
    </style:style>
    <style:style style:name="P273" style:parent-style-name="Textbody" style:family="paragraph">
      <style:paragraph-properties fo:text-align="justify" fo:margin-left="0.4923in">
        <style:tab-stops/>
      </style:paragraph-properties>
    </style:style>
    <style:style style:name="P274" style:parent-style-name="Textbody" style:family="paragraph">
      <style:paragraph-properties fo:text-align="justify"/>
    </style:style>
    <style:style style:name="T275" style:parent-style-name="StrongEmphasis" style:family="text">
      <style:text-properties style:font-name="Courier New" style:font-name-complex="Courier New" fo:font-size="9pt" style:font-size-asian="9pt" style:font-size-complex="9pt"/>
    </style:style>
    <style:style style:name="T276" style:parent-style-name="Fonteparág.padrão" style:family="text">
      <style:text-properties style:font-name="Courier New" style:font-name-complex="Courier New" fo:font-size="9pt" style:font-size-asian="9pt" style:font-size-complex="9pt"/>
    </style:style>
    <style:style style:name="P277" style:parent-style-name="NormalWeb" style:family="paragraph">
      <style:paragraph-properties fo:text-align="justify" fo:background-color="#FFFFFF"/>
    </style:style>
    <style:style style:name="T278" style:parent-style-name="Fonteparág.padrão" style:family="text">
      <style:text-properties style:font-name="Courier New" style:font-name-complex="Courier New" fo:color="#303141" fo:font-size="9pt" style:font-size-asian="9pt" style:font-size-complex="9pt"/>
    </style:style>
    <style:style style:name="T279" style:parent-style-name="Fonteparág.padrão" style:family="text">
      <style:text-properties style:font-name="Courier New" style:font-name-complex="Courier New" fo:font-weight="bold" style:font-weight-asian="bold" style:font-weight-complex="bold" fo:color="#303141" fo:font-size="9pt" style:font-size-asian="9pt" style:font-size-complex="9pt"/>
    </style:style>
    <style:style style:name="T280" style:parent-style-name="Fonteparág.padrão" style:family="text">
      <style:text-properties style:font-name="Courier New" style:font-name-complex="Courier New" fo:color="#303141" fo:font-size="9pt" style:font-size-asian="9pt" style:font-size-complex="9pt"/>
    </style:style>
    <style:style style:name="P281" style:parent-style-name="NormalWeb" style:family="paragraph">
      <style:paragraph-properties fo:text-align="justify" fo:background-color="#FFFFFF"/>
      <style:text-properties style:font-name="Courier New" style:font-name-complex="Courier New" fo:color="#303141" fo:font-size="9pt" style:font-size-asian="9pt" style:font-size-complex="9pt"/>
    </style:style>
    <style:style style:name="P282" style:parent-style-name="Textbody" style:family="paragraph">
      <style:paragraph-properties fo:text-align="justify"/>
    </style:style>
    <style:style style:name="T283" style:parent-style-name="StrongEmphasis" style:family="text">
      <style:text-properties style:font-name="Courier New" style:font-name-complex="Courier New" style:font-weight-complex="normal" fo:color="#303141" fo:font-size="9pt" style:font-size-asian="9pt" style:font-size-complex="9pt"/>
    </style:style>
    <style:style style:name="T284" style:parent-style-name="StrongEmphasis" style:family="text">
      <style:text-properties style:font-name="Courier New" style:font-name-complex="Courier New" fo:font-weight="normal" style:font-weight-asian="normal" fo:color="#303141" fo:font-size="9pt" style:font-size-asian="9pt" style:font-size-complex="9pt"/>
    </style:style>
    <style:style style:name="T285" style:parent-style-name="StrongEmphasis" style:family="text">
      <style:text-properties style:font-name="Courier New" style:font-name-complex="Courier New" style:font-weight-complex="normal" fo:color="#303141" fo:font-size="9pt" style:font-size-asian="9pt" style:font-size-complex="9pt"/>
    </style:style>
    <style:style style:name="T286" style:parent-style-name="StrongEmphasis" style:family="text">
      <style:text-properties style:font-name="Courier New" style:font-name-complex="Courier New" fo:font-weight="normal" style:font-weight-asian="normal" fo:color="#303141" fo:font-size="9pt" style:font-size-asian="9pt" style:font-size-complex="9pt"/>
    </style:style>
    <style:style style:name="P287" style:parent-style-name="Textbody" style:family="paragraph">
      <style:paragraph-properties fo:text-align="justify"/>
    </style:style>
    <style:style style:name="T288" style:parent-style-name="StrongEmphasis" style:family="text">
      <style:text-properties style:font-name="Courier New" style:font-name-complex="Courier New" style:font-weight-complex="normal" fo:color="#303141" fo:font-size="9pt" style:font-size-asian="9pt" style:font-size-complex="9pt"/>
    </style:style>
    <style:style style:name="T289" style:parent-style-name="StrongEmphasis" style:family="text">
      <style:text-properties style:font-name="Courier New" style:font-name-complex="Courier New" fo:font-weight="normal" style:font-weight-asian="normal" fo:color="#303141" fo:font-size="9pt" style:font-size-asian="9pt" style:font-size-complex="9pt"/>
    </style:style>
    <style:style style:name="T290" style:parent-style-name="StrongEmphasis" style:family="text">
      <style:text-properties style:font-name="Courier New" style:font-name-complex="Courier New" fo:font-weight="normal" style:font-weight-asian="normal" fo:color="#303141" fo:font-size="9pt" style:font-size-asian="9pt" style:font-size-complex="9pt"/>
    </style:style>
    <style:style style:name="P291" style:parent-style-name="Textbody" style:family="paragraph">
      <style:paragraph-properties fo:text-align="justify"/>
    </style:style>
    <style:style style:name="T292" style:parent-style-name="StrongEmphasis" style:family="text">
      <style:text-properties style:font-name="Courier New" style:font-name-complex="Courier New" style:font-weight-complex="normal" fo:color="#303141" fo:font-size="9pt" style:font-size-asian="9pt" style:font-size-complex="9pt"/>
    </style:style>
    <style:style style:name="T293" style:parent-style-name="StrongEmphasis" style:family="text">
      <style:text-properties style:font-name="Courier New" style:font-name-complex="Courier New" fo:font-weight="normal" style:font-weight-asian="normal" fo:color="#303141" fo:font-size="9pt" style:font-size-asian="9pt" style:font-size-complex="9pt"/>
    </style:style>
    <style:style style:name="P294" style:parent-style-name="Textbody" style:family="paragraph">
      <style:paragraph-properties fo:text-align="justify"/>
    </style:style>
    <style:style style:name="T295" style:parent-style-name="StrongEmphasis" style:family="text">
      <style:text-properties style:font-name="Courier New" style:font-name-complex="Courier New" style:font-weight-complex="normal" fo:color="#303141" fo:font-size="9pt" style:font-size-asian="9pt" style:font-size-complex="9pt"/>
    </style:style>
    <style:style style:name="T296" style:parent-style-name="StrongEmphasis" style:family="text">
      <style:text-properties style:font-name="Courier New" style:font-name-complex="Courier New" fo:font-weight="normal" style:font-weight-asian="normal" fo:color="#303141" fo:font-size="9pt" style:font-size-asian="9pt" style:font-size-complex="9pt"/>
    </style:style>
    <style:style style:name="P297" style:parent-style-name="Textbody" style:family="paragraph">
      <style:paragraph-properties fo:text-align="justify"/>
    </style:style>
    <style:style style:name="T298" style:parent-style-name="StrongEmphasis" style:family="text">
      <style:text-properties style:font-name="Courier New" style:font-name-complex="Courier New" style:font-weight-complex="normal" fo:color="#303141" fo:font-size="9pt" style:font-size-asian="9pt" style:font-size-complex="9pt"/>
    </style:style>
    <style:style style:name="T299" style:parent-style-name="StrongEmphasis" style:family="text">
      <style:text-properties style:font-name="Courier New" style:font-name-complex="Courier New" fo:font-weight="normal" style:font-weight-asian="normal" fo:color="#303141" fo:font-size="9pt" style:font-size-asian="9pt" style:font-size-complex="9pt"/>
    </style:style>
    <style:style style:name="P300" style:parent-style-name="Textbody" style:family="paragraph">
      <style:paragraph-properties fo:text-align="justify"/>
    </style:style>
    <style:style style:name="T301" style:parent-style-name="StrongEmphasis" style:family="text">
      <style:text-properties style:font-name="Courier New" style:font-name-complex="Courier New" style:font-weight-complex="normal" fo:color="#303141" fo:font-size="9pt" style:font-size-asian="9pt" style:font-size-complex="9pt"/>
    </style:style>
    <style:style style:name="T302" style:parent-style-name="StrongEmphasis" style:family="text">
      <style:text-properties style:font-name="Courier New" style:font-name-complex="Courier New" fo:font-weight="normal" style:font-weight-asian="normal" fo:color="#303141" fo:font-size="9pt" style:font-size-asian="9pt" style:font-size-complex="9pt"/>
    </style:style>
    <style:style style:name="P303" style:parent-style-name="Textbody" style:family="paragraph">
      <style:paragraph-properties fo:text-align="justify"/>
    </style:style>
    <style:style style:name="T304" style:parent-style-name="StrongEmphasis" style:family="text">
      <style:text-properties style:font-name="Courier New" style:font-name-complex="Courier New" style:font-weight-complex="normal" fo:color="#303141" fo:font-size="9pt" style:font-size-asian="9pt" style:font-size-complex="9pt"/>
    </style:style>
    <style:style style:name="T305" style:parent-style-name="StrongEmphasis" style:family="text">
      <style:text-properties style:font-name="Courier New" style:font-name-complex="Courier New" fo:font-weight="normal" style:font-weight-asian="normal" fo:color="#303141" fo:font-size="9pt" style:font-size-asian="9pt" style:font-size-complex="9pt"/>
    </style:style>
    <style:style style:name="P306" style:parent-style-name="Textbody" style:family="paragraph">
      <style:paragraph-properties fo:text-align="justify"/>
    </style:style>
    <style:style style:name="P307" style:parent-style-name="Textbody" style:family="paragraph">
      <style:paragraph-properties fo:text-align="justify"/>
    </style:style>
    <style:style style:name="T308" style:parent-style-name="Fonteparág.padrão" style:family="text">
      <style:text-properties style:font-name="Courier New" style:font-name-complex="Courier New" fo:color="#303141" fo:font-size="9pt" style:font-size-asian="9pt" style:font-size-complex="9pt" fo:background-color="#FFFFFF"/>
    </style:style>
    <style:style style:name="P309" style:parent-style-name="Textbody" style:family="paragraph">
      <style:paragraph-properties fo:text-align="justify" fo:margin-left="0.7881in">
        <style:tab-stops/>
      </style:paragraph-properties>
    </style:style>
    <style:style style:name="P310" style:parent-style-name="Textbody" style:family="paragraph">
      <style:paragraph-properties fo:text-align="justify"/>
    </style:style>
    <style:style style:name="T311" style:parent-style-name="StrongEmphasis" style:family="text">
      <style:text-properties style:font-name="Courier New" style:font-name-complex="Courier New" fo:font-size="9pt" style:font-size-asian="9pt" style:font-size-complex="9pt"/>
    </style:style>
    <style:style style:name="T312" style:parent-style-name="Fonteparág.padrão" style:family="text">
      <style:text-properties style:font-name="Courier New" style:font-name-complex="Courier New" fo:font-size="9pt" style:font-size-asian="9pt" style:font-size-complex="9pt"/>
    </style:style>
    <style:style style:name="P313" style:parent-style-name="Textbody" style:family="paragraph">
      <style:paragraph-properties fo:text-align="justify"/>
    </style:style>
    <style:style style:name="P314" style:parent-style-name="Textbody" style:family="paragraph">
      <style:paragraph-properties fo:text-align="justify"/>
    </style:style>
    <style:style style:name="T315" style:parent-style-name="Fonteparág.padrão" style:family="text">
      <style:text-properties style:font-name="Courier New" style:font-name-complex="Courier New" fo:color="#303141" fo:font-size="9pt" style:font-size-asian="9pt" style:font-size-complex="9pt" fo:background-color="#FFFFFF"/>
    </style:style>
    <style:style style:name="P316" style:parent-style-name="Textbody" style:family="paragraph">
      <style:paragraph-properties fo:text-align="justify"/>
    </style:style>
    <style:style style:name="P317" style:parent-style-name="Textbody" style:family="paragraph">
      <style:paragraph-properties fo:text-align="justify"/>
    </style:style>
    <style:style style:name="T318" style:parent-style-name="StrongEmphasis" style:family="text">
      <style:text-properties style:font-name="Courier New" style:font-name-complex="Courier New" style:font-weight-complex="normal" fo:color="#303141" fo:font-size="9pt" style:font-size-asian="9pt" style:font-size-complex="9pt"/>
    </style:style>
    <style:style style:name="T319" style:parent-style-name="Fonteparág.padrão" style:family="text">
      <style:text-properties style:font-name="Courier New" style:font-name-complex="Courier New" style:font-weight-complex="bold" fo:color="#303141" fo:font-size="9pt" style:font-size-asian="9pt" style:font-size-complex="9pt"/>
    </style:style>
    <style:style style:name="T320" style:parent-style-name="Fonteparág.padrão" style:family="text">
      <style:text-properties style:font-name="Courier New" style:font-name-complex="Courier New" fo:color="#303141" fo:font-size="9pt" style:font-size-asian="9pt" style:font-size-complex="9pt"/>
    </style:style>
    <style:style style:name="P321" style:parent-style-name="Textbody" style:family="paragraph">
      <style:paragraph-properties fo:text-align="justify" fo:margin-bottom="0in"/>
    </style:style>
    <style:style style:name="T322" style:parent-style-name="StrongEmphasis" style:family="text">
      <style:text-properties style:font-name="Courier New" style:font-name-complex="Courier New" style:font-weight-complex="normal" fo:color="#303141" fo:font-size="9pt" style:font-size-asian="9pt" style:font-size-complex="9pt"/>
    </style:style>
    <style:style style:name="T323" style:parent-style-name="Fonteparág.padrão" style:family="text">
      <style:text-properties style:font-name="Courier New" style:font-name-complex="Courier New" style:font-weight-complex="bold" fo:color="#303141" fo:font-size="9pt" style:font-size-asian="9pt" style:font-size-complex="9pt"/>
    </style:style>
    <style:style style:name="T324" style:parent-style-name="Fonteparág.padrão" style:family="text">
      <style:text-properties style:font-name="Courier New" style:font-name-complex="Courier New" fo:color="#303141" fo:font-size="9pt" style:font-size-asian="9pt" style:font-size-complex="9pt"/>
    </style:style>
    <style:style style:name="T325" style:parent-style-name="Fonteparág.padrão" style:family="text">
      <style:text-properties style:font-name="Courier New" style:font-name-complex="Courier New" fo:color="#303141" fo:font-size="9pt" style:font-size-asian="9pt" style:font-size-complex="9pt"/>
    </style:style>
    <style:style style:name="P326" style:parent-style-name="Textbody" style:family="paragraph">
      <style:paragraph-properties fo:text-align="justify" fo:margin-bottom="0in"/>
      <style:text-properties style:font-name="Courier New" style:font-name-complex="Courier New" fo:font-size="9pt" style:font-size-asian="9pt" style:font-size-complex="9pt"/>
    </style:style>
    <style:style style:name="P327" style:parent-style-name="Textbody" style:family="paragraph">
      <style:paragraph-properties fo:text-align="justify" fo:margin-bottom="0in"/>
    </style:style>
    <style:style style:name="T328" style:parent-style-name="StrongEmphasis" style:family="text">
      <style:text-properties style:font-name="Courier New" style:font-name-complex="Courier New" style:font-weight-complex="normal" fo:color="#303141" fo:font-size="9pt" style:font-size-asian="9pt" style:font-size-complex="9pt"/>
    </style:style>
    <style:style style:name="T329" style:parent-style-name="Fonteparág.padrão" style:family="text">
      <style:text-properties style:font-name="Courier New" style:font-name-complex="Courier New" style:font-weight-complex="bold" fo:color="#303141" fo:font-size="9pt" style:font-size-asian="9pt" style:font-size-complex="9pt"/>
    </style:style>
    <style:style style:name="T330" style:parent-style-name="Fonteparág.padrão" style:family="text">
      <style:text-properties style:font-name="Courier New" style:font-name-complex="Courier New" fo:color="#303141" fo:font-size="9pt" style:font-size-asian="9pt" style:font-size-complex="9pt"/>
    </style:style>
    <style:style style:name="P331" style:parent-style-name="ParágrafodaLista" style:family="paragraph">
      <style:text-properties style:font-name="Courier New" style:font-name-complex="Courier New" fo:font-size="9pt" style:font-size-asian="9pt" style:font-size-complex="9pt"/>
    </style:style>
    <style:style style:name="P332" style:parent-style-name="Textbody" style:family="paragraph">
      <style:paragraph-properties fo:text-align="justify" fo:margin-bottom="0in"/>
      <style:text-properties style:font-name="Courier New" style:font-name-complex="Courier New" fo:font-size="9pt" style:font-size-asian="9pt" style:font-size-complex="9pt"/>
    </style:style>
    <style:style style:name="P333" style:parent-style-name="Textbody" style:family="paragraph">
      <style:paragraph-properties fo:text-align="justify" fo:margin-bottom="0in"/>
    </style:style>
    <style:style style:name="T334" style:parent-style-name="StrongEmphasis" style:family="text">
      <style:text-properties style:font-name="Courier New" style:font-name-complex="Courier New" style:font-weight-complex="normal" fo:color="#303141" fo:font-size="9pt" style:font-size-asian="9pt" style:font-size-complex="9pt"/>
    </style:style>
    <style:style style:name="T335" style:parent-style-name="Fonteparág.padrão" style:family="text">
      <style:text-properties style:font-name="Courier New" style:font-name-complex="Courier New" style:font-weight-complex="bold" fo:color="#303141" fo:font-size="9pt" style:font-size-asian="9pt" style:font-size-complex="9pt"/>
    </style:style>
    <style:style style:name="T336" style:parent-style-name="Fonteparág.padrão" style:family="text">
      <style:text-properties style:font-name="Courier New" style:font-name-complex="Courier New" fo:color="#303141" fo:font-size="9pt" style:font-size-asian="9pt" style:font-size-complex="9pt"/>
    </style:style>
    <style:style style:name="P337" style:parent-style-name="Textbody" style:family="paragraph">
      <style:paragraph-properties fo:text-align="justify" fo:margin-bottom="0in"/>
      <style:text-properties style:font-name="Courier New" style:font-name-complex="Courier New" fo:color="#303141" fo:font-size="9pt" style:font-size-asian="9pt" style:font-size-complex="9pt"/>
    </style:style>
    <style:style style:name="P338" style:parent-style-name="Textbody" style:family="paragraph">
      <style:paragraph-properties fo:text-align="justify" fo:margin-bottom="0in"/>
      <style:text-properties style:font-name="Courier New" style:font-name-complex="Courier New" fo:color="#303141" fo:font-size="9pt" style:font-size-asian="9pt" style:font-size-complex="9pt"/>
    </style:style>
    <style:style style:name="P339" style:parent-style-name="Textbody" style:family="paragraph">
      <style:paragraph-properties fo:text-align="justify"/>
      <style:text-properties style:font-name="Courier New" style:font-name-complex="Courier New" fo:font-size="9pt" style:font-size-asian="9pt" style:font-size-complex="9pt"/>
    </style:style>
    <style:style style:name="P340" style:parent-style-name="Textbody" style:family="paragraph">
      <style:paragraph-properties fo:text-align="justify"/>
    </style:style>
    <style:style style:name="T341" style:parent-style-name="StrongEmphasis" style:family="text">
      <style:text-properties style:font-name="Courier New" style:font-name-complex="Courier New" fo:font-size="9pt" style:font-size-asian="9pt" style:font-size-complex="9pt"/>
    </style:style>
    <style:style style:name="T342" style:parent-style-name="Fonteparág.padrão" style:family="text">
      <style:text-properties style:font-name="Courier New" style:font-name-complex="Courier New" fo:font-size="9pt" style:font-size-asian="9pt" style:font-size-complex="9pt"/>
    </style:style>
    <style:style style:name="P343" style:parent-style-name="NormalWeb" style:family="paragraph">
      <style:paragraph-properties fo:text-align="justify" fo:background-color="#FFFFFF"/>
      <style:text-properties style:font-name="Courier New" style:font-name-complex="Courier New" fo:color="#303141" fo:font-size="9pt" style:font-size-asian="9pt" style:font-size-complex="9pt"/>
    </style:style>
    <style:style style:name="P344" style:parent-style-name="NormalWeb" style:family="paragraph">
      <style:paragraph-properties fo:text-align="justify" fo:background-color="#FFFFFF"/>
    </style:style>
    <style:style style:name="T345" style:parent-style-name="Fonteparág.padrão" style:family="text">
      <style:text-properties style:font-name="Courier New" style:font-name-complex="Courier New" fo:color="#303141" fo:font-size="9pt" style:font-size-asian="9pt" style:font-size-complex="9pt"/>
    </style:style>
    <style:style style:name="P346" style:parent-style-name="NormalWeb" style:family="paragraph">
      <style:paragraph-properties fo:text-align="justify" fo:margin-top="0in" fo:margin-bottom="0in" fo:background-color="#FFFFFF"/>
    </style:style>
    <style:style style:name="T347" style:parent-style-name="Forte" style:family="text">
      <style:text-properties style:font-name="Courier New" style:font-name-complex="Courier New" fo:color="#303141" fo:font-size="9pt" style:font-size-asian="9pt" style:font-size-complex="9pt"/>
    </style:style>
    <style:style style:name="T348" style:parent-style-name="Fonteparág.padrão" style:family="text">
      <style:text-properties style:font-name="Courier New" style:font-name-complex="Courier New" fo:color="#303141" fo:font-size="9pt" style:font-size-asian="9pt" style:font-size-complex="9pt"/>
    </style:style>
    <style:style style:name="P349" style:parent-style-name="NormalWeb" style:family="paragraph">
      <style:paragraph-properties fo:text-align="justify" fo:margin-top="0in" fo:margin-bottom="0in" fo:background-color="#FFFFFF"/>
      <style:text-properties style:font-name="Courier New" style:font-name-complex="Courier New" fo:color="#303141" fo:font-size="9pt" style:font-size-asian="9pt" style:font-size-complex="9pt"/>
    </style:style>
    <style:style style:name="P350" style:parent-style-name="NormalWeb" style:family="paragraph">
      <style:paragraph-properties fo:text-align="justify" fo:margin-top="0in" fo:margin-bottom="0in" fo:background-color="#FFFFFF"/>
    </style:style>
    <style:style style:name="T351" style:parent-style-name="Forte" style:family="text">
      <style:text-properties style:font-name="Courier New" style:font-name-complex="Courier New" fo:color="#303141" fo:font-size="9pt" style:font-size-asian="9pt" style:font-size-complex="9pt"/>
    </style:style>
    <style:style style:name="T352" style:parent-style-name="Fonteparág.padrão" style:family="text">
      <style:text-properties style:font-name="Courier New" style:font-name-complex="Courier New" fo:color="#303141" fo:font-size="9pt" style:font-size-asian="9pt" style:font-size-complex="9pt"/>
    </style:style>
    <style:style style:name="P353" style:parent-style-name="NormalWeb" style:family="paragraph">
      <style:paragraph-properties fo:text-align="justify" fo:margin-top="0in" fo:margin-bottom="0in" fo:background-color="#FFFFFF"/>
      <style:text-properties style:font-name="Courier New" style:font-name-complex="Courier New" fo:color="#303141" fo:font-size="9pt" style:font-size-asian="9pt" style:font-size-complex="9pt"/>
    </style:style>
    <style:style style:name="P354" style:parent-style-name="NormalWeb" style:family="paragraph">
      <style:paragraph-properties fo:text-align="justify" fo:margin-top="0in" fo:margin-bottom="0in" fo:background-color="#FFFFFF"/>
    </style:style>
    <style:style style:name="T355" style:parent-style-name="Forte" style:family="text">
      <style:text-properties style:font-name="Courier New" style:font-name-complex="Courier New" fo:color="#303141" fo:font-size="9pt" style:font-size-asian="9pt" style:font-size-complex="9pt"/>
    </style:style>
    <style:style style:name="T356" style:parent-style-name="Fonteparág.padrão" style:family="text">
      <style:text-properties style:font-name="Courier New" style:font-name-complex="Courier New" fo:color="#303141" fo:font-size="9pt" style:font-size-asian="9pt" style:font-size-complex="9pt"/>
    </style:style>
    <style:style style:name="P357" style:parent-style-name="NormalWeb" style:family="paragraph">
      <style:paragraph-properties fo:text-align="justify" fo:margin-top="0in" fo:margin-bottom="0in" fo:background-color="#FFFFFF"/>
      <style:text-properties style:font-name="Courier New" style:font-name-complex="Courier New" fo:color="#303141" fo:font-size="9pt" style:font-size-asian="9pt" style:font-size-complex="9pt"/>
    </style:style>
    <style:style style:name="P358" style:parent-style-name="NormalWeb" style:family="paragraph">
      <style:paragraph-properties fo:text-align="justify" fo:margin-top="0in" fo:margin-bottom="0in" fo:background-color="#FFFFFF"/>
    </style:style>
    <style:style style:name="T359" style:parent-style-name="Forte" style:family="text">
      <style:text-properties style:font-name="Courier New" style:font-name-complex="Courier New" fo:color="#303141" fo:font-size="9pt" style:font-size-asian="9pt" style:font-size-complex="9pt"/>
    </style:style>
    <style:style style:name="T360" style:parent-style-name="Fonteparág.padrão" style:family="text">
      <style:text-properties style:font-name="Courier New" style:font-name-complex="Courier New" fo:color="#303141" fo:font-size="9pt" style:font-size-asian="9pt" style:font-size-complex="9pt"/>
    </style:style>
    <style:style style:name="P361" style:parent-style-name="ParágrafodaLista" style:family="paragraph">
      <style:paragraph-properties fo:text-align="justify"/>
      <style:text-properties style:font-name="Courier New" style:font-name-complex="Courier New" fo:color="#303141" fo:font-size="9pt" style:font-size-asian="9pt" style:font-size-complex="9pt"/>
    </style:style>
    <style:style style:name="P362" style:parent-style-name="NormalWeb" style:family="paragraph">
      <style:paragraph-properties fo:text-align="justify" fo:margin-top="0in" fo:margin-bottom="0in" fo:background-color="#FFFFFF"/>
    </style:style>
    <style:style style:name="T363" style:parent-style-name="Forte" style:family="text">
      <style:text-properties style:font-name="Courier New" style:font-name-complex="Courier New" fo:color="#303141" fo:font-size="9pt" style:font-size-asian="9pt" style:font-size-complex="9pt"/>
    </style:style>
    <style:style style:name="T364" style:parent-style-name="Fonteparág.padrão" style:family="text">
      <style:text-properties style:font-name="Courier New" style:font-name-complex="Courier New" fo:color="#303141" fo:font-size="9pt" style:font-size-asian="9pt" style:font-size-complex="9pt"/>
    </style:style>
    <style:style style:name="P365" style:parent-style-name="NormalWeb" style:family="paragraph">
      <style:paragraph-properties fo:text-align="justify" fo:margin-top="0in" fo:margin-bottom="0in" fo:background-color="#FFFFFF"/>
      <style:text-properties style:font-name="Courier New" style:font-name-complex="Courier New" fo:color="#303141" fo:font-size="9pt" style:font-size-asian="9pt" style:font-size-complex="9pt"/>
    </style:style>
    <style:style style:name="P366" style:parent-style-name="Textbody" style:family="paragraph">
      <style:paragraph-properties fo:text-align="justify"/>
      <style:text-properties style:font-name="Courier New" style:font-name-complex="Courier New" fo:font-size="9pt" style:font-size-asian="9pt" style:font-size-complex="9pt"/>
    </style:style>
    <style:style style:name="P367" style:parent-style-name="Título2" style:family="paragraph">
      <style:paragraph-properties fo:text-align="justify"/>
    </style:style>
    <style:style style:name="T368" style:parent-style-name="Fonteparág.padrão" style:family="text">
      <style:text-properties style:font-name="Apple Color Emoji" style:font-name-complex="Apple Color Emoji" fo:font-size="9pt" style:font-size-asian="9pt" style:font-size-complex="9pt"/>
    </style:style>
    <style:style style:name="T369" style:parent-style-name="Fonteparág.padrão" style:family="text">
      <style:text-properties style:font-name="Courier New" style:font-name-complex="Courier New" fo:font-size="9pt" style:font-size-asian="9pt" style:font-size-complex="9pt"/>
    </style:style>
    <style:style style:name="T370" style:parent-style-name="StrongEmphasis" style:family="text">
      <style:text-properties style:font-name="Courier New" style:font-name-complex="Courier New" fo:font-size="9pt" style:font-size-asian="9pt" style:font-size-complex="9pt"/>
    </style:style>
    <style:style style:name="P371" style:parent-style-name="Título3" style:family="paragraph">
      <style:paragraph-properties fo:text-align="justify"/>
      <style:text-properties style:font-name="Courier New" style:font-name-complex="Courier New" fo:font-size="9pt" style:font-size-asian="9pt" style:font-size-complex="9pt"/>
    </style:style>
    <style:style style:name="P372" style:parent-style-name="Título3" style:family="paragraph">
      <style:paragraph-properties fo:text-align="justify"/>
    </style:style>
    <style:style style:name="T373" style:parent-style-name="Fonteparág.padrão" style:family="text">
      <style:text-properties style:font-name="Courier New" style:font-name-complex="Courier New" fo:font-size="9pt" style:font-size-asian="9pt" style:font-size-complex="9pt"/>
    </style:style>
    <style:style style:name="T374" style:parent-style-name="StrongEmphasis" style:family="text">
      <style:text-properties style:font-name="Courier New" style:font-name-complex="Courier New" fo:font-size="9pt" style:font-size-asian="9pt" style:font-size-complex="9pt"/>
    </style:style>
    <style:style style:name="P375" style:parent-style-name="Textbody" style:family="paragraph">
      <style:paragraph-properties fo:text-align="justify"/>
    </style:style>
    <style:style style:name="T376" style:parent-style-name="StrongEmphasis" style:family="text">
      <style:text-properties style:font-name="Courier New" style:font-name-complex="Courier New" fo:font-size="9pt" style:font-size-asian="9pt" style:font-size-complex="9pt"/>
    </style:style>
    <style:style style:name="T377" style:parent-style-name="Fonteparág.padrão" style:family="text">
      <style:text-properties style:font-name="Courier New" style:font-name-complex="Courier New" fo:font-size="9pt" style:font-size-asian="9pt" style:font-size-complex="9pt"/>
    </style:style>
    <style:style style:name="P378" style:parent-style-name="Textbody" style:family="paragraph">
      <style:paragraph-properties fo:text-align="justify"/>
    </style:style>
    <style:style style:name="T379" style:parent-style-name="StrongEmphasis" style:family="text">
      <style:text-properties style:font-name="Courier New" style:font-name-complex="Courier New" fo:font-size="9pt" style:font-size-asian="9pt" style:font-size-complex="9pt"/>
    </style:style>
    <style:style style:name="T380" style:parent-style-name="Fonteparág.padrão" style:family="text">
      <style:text-properties style:font-name="Courier New" style:font-name-complex="Courier New" fo:font-size="9pt" style:font-size-asian="9pt" style:font-size-complex="9pt"/>
    </style:style>
    <style:style style:name="P381" style:parent-style-name="Textbody" style:family="paragraph">
      <style:paragraph-properties fo:text-align="justify"/>
    </style:style>
    <style:style style:name="T382" style:parent-style-name="StrongEmphasis" style:family="text">
      <style:text-properties style:font-name="Courier New" style:font-name-complex="Courier New" fo:font-size="9pt" style:font-size-asian="9pt" style:font-size-complex="9pt"/>
    </style:style>
    <style:style style:name="T383" style:parent-style-name="Fonteparág.padrão" style:family="text">
      <style:text-properties style:font-name="Courier New" style:font-name-complex="Courier New" fo:font-size="9pt" style:font-size-asian="9pt" style:font-size-complex="9pt"/>
    </style:style>
    <style:style style:name="P384" style:parent-style-name="Título3" style:family="paragraph">
      <style:paragraph-properties fo:text-align="justify"/>
      <style:text-properties style:font-name="Courier New" style:font-name-complex="Courier New" fo:font-size="9pt" style:font-size-asian="9pt" style:font-size-complex="9pt"/>
    </style:style>
    <style:style style:name="P385" style:parent-style-name="Título3" style:family="paragraph">
      <style:paragraph-properties fo:text-align="justify"/>
    </style:style>
    <style:style style:name="T386" style:parent-style-name="Fonteparág.padrão" style:family="text">
      <style:text-properties style:font-name="Courier New" style:font-name-complex="Courier New" fo:font-size="9pt" style:font-size-asian="9pt" style:font-size-complex="9pt"/>
    </style:style>
    <style:style style:name="T387" style:parent-style-name="StrongEmphasis" style:family="text">
      <style:text-properties style:font-name="Courier New" style:font-name-complex="Courier New" fo:font-size="9pt" style:font-size-asian="9pt" style:font-size-complex="9pt"/>
    </style:style>
    <style:style style:name="P388" style:parent-style-name="Textbody" style:family="paragraph">
      <style:paragraph-properties fo:text-align="justify"/>
    </style:style>
    <style:style style:name="T389" style:parent-style-name="StrongEmphasis" style:family="text">
      <style:text-properties style:font-name="Courier New" style:font-name-complex="Courier New" fo:font-size="9pt" style:font-size-asian="9pt" style:font-size-complex="9pt"/>
    </style:style>
    <style:style style:name="T390" style:parent-style-name="Fonteparág.padrão" style:family="text">
      <style:text-properties style:font-name="Courier New" style:font-name-complex="Courier New" fo:font-size="9pt" style:font-size-asian="9pt" style:font-size-complex="9pt"/>
    </style:style>
    <style:style style:name="P391" style:parent-style-name="Textbody" style:family="paragraph">
      <style:paragraph-properties fo:text-align="justify"/>
    </style:style>
    <style:style style:name="T392" style:parent-style-name="StrongEmphasis" style:family="text">
      <style:text-properties style:font-name="Courier New" style:font-name-complex="Courier New" fo:font-size="9pt" style:font-size-asian="9pt" style:font-size-complex="9pt"/>
    </style:style>
    <style:style style:name="T393" style:parent-style-name="Fonteparág.padrão" style:family="text">
      <style:text-properties style:font-name="Courier New" style:font-name-complex="Courier New" fo:font-size="9pt" style:font-size-asian="9pt" style:font-size-complex="9pt"/>
    </style:style>
    <style:style style:name="P394" style:parent-style-name="Título3" style:family="paragraph">
      <style:paragraph-properties fo:text-align="justify"/>
      <style:text-properties style:font-name="Courier New" style:font-name-complex="Courier New" fo:font-size="9pt" style:font-size-asian="9pt" style:font-size-complex="9pt"/>
    </style:style>
    <style:style style:name="P395" style:parent-style-name="Título3" style:family="paragraph">
      <style:paragraph-properties fo:text-align="justify"/>
    </style:style>
    <style:style style:name="T396" style:parent-style-name="Fonteparág.padrão" style:family="text">
      <style:text-properties style:font-name="Courier New" style:font-name-complex="Courier New" fo:font-size="9pt" style:font-size-asian="9pt" style:font-size-complex="9pt"/>
    </style:style>
    <style:style style:name="T397" style:parent-style-name="StrongEmphasis" style:family="text">
      <style:text-properties style:font-name="Courier New" style:font-name-complex="Courier New" fo:font-size="9pt" style:font-size-asian="9pt" style:font-size-complex="9pt"/>
    </style:style>
    <style:style style:name="P398" style:parent-style-name="Textbody" style:family="paragraph">
      <style:paragraph-properties fo:text-align="justify"/>
    </style:style>
    <style:style style:name="T399" style:parent-style-name="StrongEmphasis" style:family="text">
      <style:text-properties style:font-name="Courier New" style:font-name-complex="Courier New" fo:font-size="9pt" style:font-size-asian="9pt" style:font-size-complex="9pt"/>
    </style:style>
    <style:style style:name="T400" style:parent-style-name="Fonteparág.padrão" style:family="text">
      <style:text-properties style:font-name="Courier New" style:font-name-complex="Courier New" fo:font-size="9pt" style:font-size-asian="9pt" style:font-size-complex="9pt"/>
    </style:style>
    <style:style style:name="P401" style:parent-style-name="Textbody" style:family="paragraph">
      <style:paragraph-properties fo:text-align="justify" fo:margin-left="0.4923in">
        <style:tab-stops/>
      </style:paragraph-properties>
    </style:style>
    <style:style style:name="P402" style:parent-style-name="NormalWeb" style:family="paragraph">
      <style:paragraph-properties fo:text-align="justify" fo:background-color="#FFFFFF"/>
      <style:text-properties style:font-name="Courier New" style:font-name-complex="Courier New" fo:color="#303141" fo:font-size="9pt" style:font-size-asian="9pt" style:font-size-complex="9pt"/>
    </style:style>
    <style:style style:name="P403" style:parent-style-name="NormalWeb" style:family="paragraph">
      <style:paragraph-properties fo:text-align="justify" fo:margin-top="0in" fo:margin-bottom="0in" fo:background-color="#FFFFFF"/>
    </style:style>
    <style:style style:name="T404" style:parent-style-name="Forte" style:family="text">
      <style:text-properties style:font-name="Courier New" style:font-name-complex="Courier New" fo:color="#303141" fo:font-size="9pt" style:font-size-asian="9pt" style:font-size-complex="9pt"/>
    </style:style>
    <style:style style:name="T405" style:parent-style-name="Fonteparág.padrão" style:family="text">
      <style:text-properties style:font-name="Courier New" style:font-name-complex="Courier New" fo:color="#303141" fo:font-size="9pt" style:font-size-asian="9pt" style:font-size-complex="9pt"/>
    </style:style>
    <style:style style:name="P406" style:parent-style-name="NormalWeb" style:family="paragraph">
      <style:paragraph-properties fo:text-align="justify" fo:margin-top="0in" fo:margin-bottom="0in" fo:margin-left="0.5in" fo:background-color="#FFFFFF">
        <style:tab-stops/>
      </style:paragraph-properties>
      <style:text-properties style:font-name="Courier New" style:font-name-complex="Courier New" fo:color="#303141" fo:font-size="9pt" style:font-size-asian="9pt" style:font-size-complex="9pt"/>
    </style:style>
    <style:style style:name="P407" style:parent-style-name="NormalWeb" style:family="paragraph">
      <style:paragraph-properties fo:text-align="justify" fo:margin-top="0in" fo:margin-bottom="0in" fo:background-color="#FFFFFF"/>
    </style:style>
    <style:style style:name="T408" style:parent-style-name="Forte" style:family="text">
      <style:text-properties style:font-name="Courier New" style:font-name-complex="Courier New" fo:color="#303141" fo:font-size="9pt" style:font-size-asian="9pt" style:font-size-complex="9pt"/>
    </style:style>
    <style:style style:name="T409" style:parent-style-name="Fonteparág.padrão" style:family="text">
      <style:text-properties style:font-name="Courier New" style:font-name-complex="Courier New" fo:color="#303141" fo:font-size="9pt" style:font-size-asian="9pt" style:font-size-complex="9pt"/>
    </style:style>
    <style:style style:name="P410" style:parent-style-name="NormalWeb" style:family="paragraph">
      <style:paragraph-properties fo:text-align="justify" fo:margin-top="0in" fo:margin-bottom="0in" fo:margin-left="0.25in" fo:background-color="#FFFFFF">
        <style:tab-stops/>
      </style:paragraph-properties>
      <style:text-properties style:font-name="Courier New" style:font-name-complex="Courier New" fo:color="#303141" fo:font-size="9pt" style:font-size-asian="9pt" style:font-size-complex="9pt"/>
    </style:style>
    <style:style style:name="P411" style:parent-style-name="NormalWeb" style:family="paragraph">
      <style:paragraph-properties fo:text-align="justify" fo:margin-top="0in" fo:margin-bottom="0in" fo:background-color="#FFFFFF"/>
    </style:style>
    <style:style style:name="T412" style:parent-style-name="Forte" style:family="text">
      <style:text-properties style:font-name="Courier New" style:font-name-complex="Courier New" fo:color="#303141" fo:font-size="9pt" style:font-size-asian="9pt" style:font-size-complex="9pt"/>
    </style:style>
    <style:style style:name="T413" style:parent-style-name="Fonteparág.padrão" style:family="text">
      <style:text-properties style:font-name="Courier New" style:font-name-complex="Courier New" fo:color="#303141" fo:font-size="9pt" style:font-size-asian="9pt" style:font-size-complex="9pt"/>
    </style:style>
    <style:style style:name="P414" style:parent-style-name="NormalWeb" style:family="paragraph">
      <style:paragraph-properties fo:text-align="justify" fo:margin-top="0in" fo:margin-bottom="0in" fo:margin-left="0.5in" fo:background-color="#FFFFFF">
        <style:tab-stops/>
      </style:paragraph-properties>
      <style:text-properties style:font-name="Courier New" style:font-name-complex="Courier New" fo:color="#303141" fo:font-size="9pt" style:font-size-asian="9pt" style:font-size-complex="9pt"/>
    </style:style>
    <style:style style:name="P415" style:parent-style-name="NormalWeb" style:family="paragraph">
      <style:paragraph-properties fo:text-align="justify" fo:margin-top="0in" fo:margin-bottom="0in" fo:background-color="#FFFFFF"/>
    </style:style>
    <style:style style:name="T416" style:parent-style-name="Forte" style:family="text">
      <style:text-properties style:font-name="Courier New" style:font-name-complex="Courier New" fo:color="#303141" fo:font-size="9pt" style:font-size-asian="9pt" style:font-size-complex="9pt"/>
    </style:style>
    <style:style style:name="T417" style:parent-style-name="Fonteparág.padrão" style:family="text">
      <style:text-properties style:font-name="Courier New" style:font-name-complex="Courier New" fo:color="#303141" fo:font-size="9pt" style:font-size-asian="9pt" style:font-size-complex="9pt"/>
    </style:style>
    <style:style style:name="P418" style:parent-style-name="ParágrafodaLista" style:family="paragraph">
      <style:paragraph-properties fo:text-align="justify"/>
      <style:text-properties style:font-name="Courier New" style:font-name-complex="Courier New" fo:color="#303141" fo:font-size="9pt" style:font-size-asian="9pt" style:font-size-complex="9pt"/>
    </style:style>
    <style:style style:name="P419" style:parent-style-name="NormalWeb" style:family="paragraph">
      <style:paragraph-properties fo:text-align="justify" fo:margin-top="0in" fo:margin-bottom="0in" fo:background-color="#FFFFFF"/>
    </style:style>
    <style:style style:name="T420" style:parent-style-name="Forte" style:family="text">
      <style:text-properties style:font-name="Courier New" style:font-name-complex="Courier New" fo:color="#303141" fo:font-size="9pt" style:font-size-asian="9pt" style:font-size-complex="9pt"/>
    </style:style>
    <style:style style:name="T421" style:parent-style-name="Fonteparág.padrão" style:family="text">
      <style:text-properties style:font-name="Courier New" style:font-name-complex="Courier New" fo:color="#303141" fo:font-size="9pt" style:font-size-asian="9pt" style:font-size-complex="9pt"/>
    </style:style>
    <style:style style:name="P422" style:parent-style-name="NormalWeb" style:family="paragraph">
      <style:paragraph-properties fo:text-align="justify" fo:margin-top="0in" fo:margin-bottom="0in" fo:background-color="#FFFFFF"/>
      <style:text-properties style:font-name="Courier New" style:font-name-complex="Courier New" fo:color="#303141" fo:font-size="9pt" style:font-size-asian="9pt" style:font-size-complex="9pt"/>
    </style:style>
    <style:style style:name="P423" style:parent-style-name="Textbody" style:family="paragraph">
      <style:paragraph-properties fo:text-align="justify"/>
    </style:style>
    <style:style style:name="P424" style:parent-style-name="Textbody" style:family="paragraph">
      <style:paragraph-properties fo:text-align="justify"/>
      <style:text-properties style:font-name="Courier New" style:font-name-complex="Courier New" fo:font-size="9pt" style:font-size-asian="9pt" style:font-size-complex="9pt"/>
    </style:style>
    <style:style style:name="P425" style:parent-style-name="Textbody" style:family="paragraph">
      <style:paragraph-properties fo:text-align="justify"/>
    </style:style>
    <style:style style:name="T426" style:parent-style-name="StrongEmphasis" style:family="text">
      <style:text-properties style:font-name="Courier New" style:font-name-complex="Courier New" fo:font-size="9pt" style:font-size-asian="9pt" style:font-size-complex="9pt"/>
    </style:style>
    <style:style style:name="T427" style:parent-style-name="Fonteparág.padrão" style:family="text">
      <style:text-properties style:font-name="Courier New" style:font-name-complex="Courier New" fo:font-size="9pt" style:font-size-asian="9pt" style:font-size-complex="9pt"/>
    </style:style>
    <style:style style:name="P428" style:parent-style-name="NormalWeb" style:family="paragraph">
      <style:paragraph-properties fo:text-align="justify" fo:background-color="#FFFFFF"/>
      <style:text-properties style:font-name="Courier New" style:font-name-complex="Courier New" fo:color="#303141" fo:font-size="9pt" style:font-size-asian="9pt" style:font-size-complex="9pt"/>
    </style:style>
    <style:style style:name="P429" style:parent-style-name="NormalWeb" style:family="paragraph">
      <style:paragraph-properties fo:text-align="justify" fo:background-color="#FFFFFF"/>
      <style:text-properties style:font-name="Courier New" style:font-name-complex="Courier New" fo:color="#303141" fo:font-size="9pt" style:font-size-asian="9pt" style:font-size-complex="9pt"/>
    </style:style>
    <style:style style:name="P430" style:parent-style-name="NormalWeb" style:family="paragraph">
      <style:paragraph-properties fo:text-align="justify" fo:margin-top="0in" fo:margin-bottom="0in" fo:background-color="#FFFFFF"/>
      <style:text-properties style:font-name="Courier New" style:font-name-complex="Courier New" fo:color="#303141" fo:font-size="9pt" style:font-size-asian="9pt" style:font-size-complex="9pt"/>
    </style:style>
    <style:style style:name="P431" style:parent-style-name="NormalWeb" style:family="paragraph">
      <style:paragraph-properties fo:text-align="justify" fo:margin-top="0in" fo:margin-bottom="0in" fo:background-color="#FFFFFF"/>
    </style:style>
    <style:style style:name="T432" style:parent-style-name="Forte" style:family="text">
      <style:text-properties style:font-name="Courier New" style:font-name-complex="Courier New" fo:color="#303141" fo:font-size="9pt" style:font-size-asian="9pt" style:font-size-complex="9pt"/>
    </style:style>
    <style:style style:name="T433" style:parent-style-name="Fonteparág.padrão" style:family="text">
      <style:text-properties style:font-name="Courier New" style:font-name-complex="Courier New" fo:color="#303141" fo:font-size="9pt" style:font-size-asian="9pt" style:font-size-complex="9pt"/>
    </style:style>
    <style:style style:name="P434" style:parent-style-name="NormalWeb" style:family="paragraph">
      <style:paragraph-properties fo:text-align="justify" fo:margin-top="0in" fo:margin-bottom="0in" fo:margin-left="0.5in" fo:background-color="#FFFFFF">
        <style:tab-stops/>
      </style:paragraph-properties>
      <style:text-properties style:font-name="Courier New" style:font-name-complex="Courier New" fo:color="#303141" fo:font-size="9pt" style:font-size-asian="9pt" style:font-size-complex="9pt"/>
    </style:style>
    <style:style style:name="P435" style:parent-style-name="NormalWeb" style:family="paragraph">
      <style:paragraph-properties fo:text-align="justify" fo:margin-top="0in" fo:margin-bottom="0in" fo:background-color="#FFFFFF"/>
    </style:style>
    <style:style style:name="T436" style:parent-style-name="Forte" style:family="text">
      <style:text-properties style:font-name="Courier New" style:font-name-complex="Courier New" fo:color="#303141" fo:font-size="9pt" style:font-size-asian="9pt" style:font-size-complex="9pt"/>
    </style:style>
    <style:style style:name="T437" style:parent-style-name="Fonteparág.padrão" style:family="text">
      <style:text-properties style:font-name="Courier New" style:font-name-complex="Courier New" fo:color="#303141" fo:font-size="9pt" style:font-size-asian="9pt" style:font-size-complex="9pt"/>
    </style:style>
    <style:style style:name="P438" style:parent-style-name="NormalWeb" style:family="paragraph">
      <style:paragraph-properties fo:text-align="justify" fo:margin-top="0in" fo:margin-bottom="0in" fo:margin-left="0.5in" fo:background-color="#FFFFFF">
        <style:tab-stops/>
      </style:paragraph-properties>
      <style:text-properties style:font-name="Courier New" style:font-name-complex="Courier New" fo:color="#303141" fo:font-size="9pt" style:font-size-asian="9pt" style:font-size-complex="9pt"/>
    </style:style>
    <style:style style:name="P439" style:parent-style-name="NormalWeb" style:family="paragraph">
      <style:paragraph-properties fo:text-align="justify" fo:margin-top="0in" fo:margin-bottom="0in" fo:background-color="#FFFFFF"/>
    </style:style>
    <style:style style:name="T440" style:parent-style-name="Forte" style:family="text">
      <style:text-properties style:font-name="Courier New" style:font-name-complex="Courier New" fo:color="#303141" fo:font-size="9pt" style:font-size-asian="9pt" style:font-size-complex="9pt"/>
    </style:style>
    <style:style style:name="T441" style:parent-style-name="Fonteparág.padrão" style:family="text">
      <style:text-properties style:font-name="Courier New" style:font-name-complex="Courier New" fo:color="#303141" fo:font-size="9pt" style:font-size-asian="9pt" style:font-size-complex="9pt"/>
    </style:style>
    <style:style style:name="P442" style:parent-style-name="NormalWeb" style:family="paragraph">
      <style:paragraph-properties fo:text-align="justify" fo:margin-top="0in" fo:margin-bottom="0in" fo:background-color="#FFFFFF"/>
      <style:text-properties style:font-name="Courier New" style:font-name-complex="Courier New" fo:color="#303141" fo:font-size="9pt" style:font-size-asian="9pt" style:font-size-complex="9pt"/>
    </style:style>
    <style:style style:name="P443" style:parent-style-name="Textbody" style:family="paragraph">
      <style:paragraph-properties fo:text-align="justify"/>
      <style:text-properties style:font-name="Courier New" style:font-name-complex="Courier New" fo:font-size="9pt" style:font-size-asian="9pt" style:font-size-complex="9pt"/>
    </style:style>
    <style:style style:name="P444" style:parent-style-name="Título2" style:family="paragraph">
      <style:paragraph-properties fo:text-align="justify"/>
    </style:style>
    <style:style style:name="T445" style:parent-style-name="Fonteparág.padrão" style:family="text">
      <style:text-properties style:font-name="Apple Color Emoji" style:font-name-complex="Apple Color Emoji" fo:font-size="9pt" style:font-size-asian="9pt" style:font-size-complex="9pt"/>
    </style:style>
    <style:style style:name="T446" style:parent-style-name="Fonteparág.padrão" style:family="text">
      <style:text-properties style:font-name="Courier New" style:font-name-complex="Courier New" fo:font-size="9pt" style:font-size-asian="9pt" style:font-size-complex="9pt"/>
    </style:style>
    <style:style style:name="T447" style:parent-style-name="StrongEmphasis" style:family="text">
      <style:text-properties style:font-name="Courier New" style:font-name-complex="Courier New" fo:font-size="9pt" style:font-size-asian="9pt" style:font-size-complex="9pt"/>
    </style:style>
    <style:style style:name="T448" style:parent-style-name="StrongEmphasis" style:family="text">
      <style:text-properties style:font-name="Courier New" style:font-name-complex="Courier New" fo:font-size="9pt" style:font-size-asian="9pt" style:font-size-complex="9pt"/>
    </style:style>
    <style:style style:name="P449" style:parent-style-name="Textbody" style:family="paragraph">
      <style:paragraph-properties fo:text-align="justify"/>
      <style:text-properties style:font-name="Courier New" style:font-name-complex="Courier New" fo:font-size="9pt" style:font-size-asian="9pt" style:font-size-complex="9pt"/>
    </style:style>
    <style:style style:name="P450" style:parent-style-name="Título3" style:family="paragraph">
      <style:paragraph-properties fo:text-align="justify"/>
    </style:style>
    <style:style style:name="T451" style:parent-style-name="StrongEmphasis" style:family="text">
      <style:text-properties style:font-name="Courier New" style:font-name-complex="Courier New" fo:font-weight="bold" style:font-weight-asian="bold" style:font-weight-complex="bold" fo:font-size="9pt" style:font-size-asian="9pt" style:font-size-complex="9pt"/>
    </style:style>
    <style:style style:name="T452" style:parent-style-name="StrongEmphasis" style:family="text">
      <style:text-properties style:font-name="Courier New" style:font-name-complex="Courier New" fo:font-size="9pt" style:font-size-asian="9pt" style:font-size-complex="9pt"/>
    </style:style>
    <style:style style:name="P453" style:parent-style-name="Textbody" style:family="paragraph">
      <style:paragraph-properties fo:text-align="justify"/>
      <style:text-properties style:font-name="Courier New" style:font-name-complex="Courier New" fo:font-size="9pt" style:font-size-asian="9pt" style:font-size-complex="9pt"/>
    </style:style>
    <style:style style:name="P454" style:parent-style-name="HorizontalLine" style:family="paragraph">
      <style:paragraph-properties fo:text-align="justify"/>
      <style:text-properties style:font-name="Courier New" style:font-name-complex="Courier New" fo:font-size="9pt" style:font-size-asian="9pt" style:font-size-complex="9pt"/>
    </style:style>
    <style:style style:name="P455" style:parent-style-name="Título3" style:family="paragraph">
      <style:paragraph-properties fo:text-align="justify"/>
    </style:style>
    <style:style style:name="T456" style:parent-style-name="StrongEmphasis" style:family="text">
      <style:text-properties style:font-name="Courier New" style:font-name-complex="Courier New" fo:font-weight="bold" style:font-weight-asian="bold" style:font-weight-complex="bold" fo:font-size="9pt" style:font-size-asian="9pt" style:font-size-complex="9pt"/>
    </style:style>
    <style:style style:name="T457" style:parent-style-name="StrongEmphasis" style:family="text">
      <style:text-properties style:font-name="Courier New" style:font-name-complex="Courier New" fo:font-size="9pt" style:font-size-asian="9pt" style:font-size-complex="9pt"/>
    </style:style>
    <style:style style:name="P458" style:parent-style-name="Textbody" style:family="paragraph">
      <style:paragraph-properties fo:text-align="justify"/>
      <style:text-properties style:font-name="Courier New" style:font-name-complex="Courier New" fo:font-size="9pt" style:font-size-asian="9pt" style:font-size-complex="9pt"/>
    </style:style>
    <style:style style:name="P459" style:parent-style-name="Textbody" style:family="paragraph">
      <style:paragraph-properties fo:text-align="justify"/>
      <style:text-properties style:font-name="Courier New" style:font-name-complex="Courier New" fo:font-size="9pt" style:font-size-asian="9pt" style:font-size-complex="9pt"/>
    </style:style>
    <style:style style:name="P460" style:parent-style-name="Textbody" style:family="paragraph">
      <style:paragraph-properties fo:text-align="justify"/>
    </style:style>
    <style:style style:name="T461" style:parent-style-name="StrongEmphasis" style:family="text">
      <style:text-properties style:font-name="Courier New" style:font-name-complex="Courier New" fo:font-size="9pt" style:font-size-asian="9pt" style:font-size-complex="9pt"/>
    </style:style>
    <style:style style:name="T462" style:parent-style-name="Fonteparág.padrão" style:family="text">
      <style:text-properties style:font-name="Courier New" style:font-name-complex="Courier New" fo:font-size="9pt" style:font-size-asian="9pt" style:font-size-complex="9pt"/>
    </style:style>
    <style:style style:name="P463" style:parent-style-name="Textbody" style:family="paragraph">
      <style:paragraph-properties fo:text-align="justify"/>
    </style:style>
    <style:style style:name="T464" style:parent-style-name="StrongEmphasis" style:family="text">
      <style:text-properties style:font-name="Courier New" style:font-name-complex="Courier New" fo:font-size="9pt" style:font-size-asian="9pt" style:font-size-complex="9pt"/>
    </style:style>
    <style:style style:name="T465" style:parent-style-name="Fonteparág.padrão" style:family="text">
      <style:text-properties style:font-name="Courier New" style:font-name-complex="Courier New" fo:font-size="9pt" style:font-size-asian="9pt" style:font-size-complex="9pt"/>
    </style:style>
    <style:style style:name="P466" style:parent-style-name="Textbody" style:family="paragraph">
      <style:paragraph-properties fo:text-align="justify"/>
    </style:style>
    <style:style style:name="T467" style:parent-style-name="StrongEmphasis" style:family="text">
      <style:text-properties style:font-name="Courier New" style:font-name-complex="Courier New" fo:font-size="9pt" style:font-size-asian="9pt" style:font-size-complex="9pt"/>
    </style:style>
    <style:style style:name="T468" style:parent-style-name="Fonteparág.padrão" style:family="text">
      <style:text-properties style:font-name="Courier New" style:font-name-complex="Courier New" fo:font-size="9pt" style:font-size-asian="9pt" style:font-size-complex="9pt"/>
    </style:style>
    <style:style style:name="P469" style:parent-style-name="Textbody" style:family="paragraph">
      <style:paragraph-properties fo:text-align="justify"/>
    </style:style>
    <style:style style:name="T470" style:parent-style-name="StrongEmphasis" style:family="text">
      <style:text-properties style:font-name="Courier New" style:font-name-complex="Courier New" fo:font-size="9pt" style:font-size-asian="9pt" style:font-size-complex="9pt"/>
    </style:style>
    <style:style style:name="T471" style:parent-style-name="Fonteparág.padrão" style:family="text">
      <style:text-properties style:font-name="Courier New" style:font-name-complex="Courier New" fo:font-size="9pt" style:font-size-asian="9pt" style:font-size-complex="9pt"/>
    </style:style>
    <style:style style:name="P472" style:parent-style-name="Textbody" style:family="paragraph">
      <style:paragraph-properties fo:text-align="justify"/>
    </style:style>
    <style:style style:name="T473" style:parent-style-name="StrongEmphasis" style:family="text">
      <style:text-properties style:font-name="Courier New" style:font-name-complex="Courier New" fo:font-size="9pt" style:font-size-asian="9pt" style:font-size-complex="9pt"/>
    </style:style>
    <style:style style:name="T474" style:parent-style-name="Fonteparág.padrão" style:family="text">
      <style:text-properties style:font-name="Courier New" style:font-name-complex="Courier New" fo:font-size="9pt" style:font-size-asian="9pt" style:font-size-complex="9pt"/>
    </style:style>
    <style:style style:name="P475" style:parent-style-name="Textbody" style:family="paragraph">
      <style:paragraph-properties fo:text-align="justify"/>
    </style:style>
    <style:style style:name="T476" style:parent-style-name="StrongEmphasis" style:family="text">
      <style:text-properties style:font-name="Courier New" style:font-name-complex="Courier New" fo:font-size="9pt" style:font-size-asian="9pt" style:font-size-complex="9pt"/>
    </style:style>
    <style:style style:name="T477" style:parent-style-name="Fonteparág.padrão" style:family="text">
      <style:text-properties style:font-name="Courier New" style:font-name-complex="Courier New" fo:font-size="9pt" style:font-size-asian="9pt" style:font-size-complex="9pt"/>
    </style:style>
    <style:style style:name="P478" style:parent-style-name="Textbody" style:family="paragraph">
      <style:paragraph-properties fo:text-align="justify"/>
    </style:style>
    <style:style style:name="T479" style:parent-style-name="StrongEmphasis" style:family="text">
      <style:text-properties style:font-name="Courier New" style:font-name-complex="Courier New" fo:font-size="9pt" style:font-size-asian="9pt" style:font-size-complex="9pt"/>
    </style:style>
    <style:style style:name="T480" style:parent-style-name="Fonteparág.padrão" style:family="text">
      <style:text-properties style:font-name="Courier New" style:font-name-complex="Courier New" fo:font-size="9pt" style:font-size-asian="9pt" style:font-size-complex="9pt"/>
    </style:style>
    <style:style style:name="P481" style:parent-style-name="HorizontalLine" style:family="paragraph">
      <style:paragraph-properties fo:text-align="justify"/>
      <style:text-properties style:font-name="Courier New" style:font-name-complex="Courier New" fo:font-size="9pt" style:font-size-asian="9pt" style:font-size-complex="9pt"/>
    </style:style>
    <style:style style:name="P482" style:parent-style-name="Título3" style:family="paragraph">
      <style:paragraph-properties fo:text-align="justify"/>
    </style:style>
    <style:style style:name="T483" style:parent-style-name="StrongEmphasis" style:family="text">
      <style:text-properties style:font-name="Courier New" style:font-name-complex="Courier New" fo:font-weight="bold" style:font-weight-asian="bold" style:font-weight-complex="bold" fo:font-size="9pt" style:font-size-asian="9pt" style:font-size-complex="9pt"/>
    </style:style>
    <style:style style:name="T484" style:parent-style-name="StrongEmphasis" style:family="text">
      <style:text-properties style:font-name="Courier New" style:font-name-complex="Courier New" fo:font-size="9pt" style:font-size-asian="9pt" style:font-size-complex="9pt"/>
    </style:style>
    <style:style style:name="P485" style:parent-style-name="Textbody" style:family="paragraph">
      <style:paragraph-properties fo:text-align="justify"/>
      <style:text-properties style:font-name="Courier New" style:font-name-complex="Courier New" fo:font-size="9pt" style:font-size-asian="9pt" style:font-size-complex="9pt"/>
    </style:style>
    <style:style style:name="P486" style:parent-style-name="Textbody" style:family="paragraph">
      <style:paragraph-properties fo:text-align="justify"/>
      <style:text-properties style:font-name="Courier New" style:font-name-complex="Courier New" fo:font-size="9pt" style:font-size-asian="9pt" style:font-size-complex="9pt"/>
    </style:style>
    <style:style style:name="P487" style:parent-style-name="Textbody" style:family="paragraph">
      <style:paragraph-properties fo:text-align="justify"/>
    </style:style>
    <style:style style:name="T488" style:parent-style-name="StrongEmphasis" style:family="text">
      <style:text-properties style:font-name="Courier New" style:font-name-complex="Courier New" fo:font-size="9pt" style:font-size-asian="9pt" style:font-size-complex="9pt"/>
    </style:style>
    <style:style style:name="T489" style:parent-style-name="Fonteparág.padrão" style:family="text">
      <style:text-properties style:font-name="Courier New" style:font-name-complex="Courier New" fo:font-size="9pt" style:font-size-asian="9pt" style:font-size-complex="9pt"/>
    </style:style>
    <style:style style:name="P490" style:parent-style-name="Textbody" style:family="paragraph">
      <style:paragraph-properties fo:text-align="justify"/>
    </style:style>
    <style:style style:name="T491" style:parent-style-name="StrongEmphasis" style:family="text">
      <style:text-properties style:font-name="Courier New" style:font-name-complex="Courier New" fo:font-size="9pt" style:font-size-asian="9pt" style:font-size-complex="9pt"/>
    </style:style>
    <style:style style:name="T492" style:parent-style-name="Fonteparág.padrão" style:family="text">
      <style:text-properties style:font-name="Courier New" style:font-name-complex="Courier New" fo:font-size="9pt" style:font-size-asian="9pt" style:font-size-complex="9pt"/>
    </style:style>
    <style:style style:name="P493" style:parent-style-name="Textbody" style:family="paragraph">
      <style:paragraph-properties fo:text-align="justify"/>
    </style:style>
    <style:style style:name="T494" style:parent-style-name="StrongEmphasis" style:family="text">
      <style:text-properties style:font-name="Courier New" style:font-name-complex="Courier New" fo:font-size="9pt" style:font-size-asian="9pt" style:font-size-complex="9pt"/>
    </style:style>
    <style:style style:name="T495" style:parent-style-name="Fonteparág.padrão" style:family="text">
      <style:text-properties style:font-name="Courier New" style:font-name-complex="Courier New" fo:font-size="9pt" style:font-size-asian="9pt" style:font-size-complex="9pt"/>
    </style:style>
    <style:style style:name="P496" style:parent-style-name="Textbody" style:family="paragraph">
      <style:paragraph-properties fo:text-align="justify"/>
    </style:style>
    <style:style style:name="T497" style:parent-style-name="StrongEmphasis" style:family="text">
      <style:text-properties style:font-name="Courier New" style:font-name-complex="Courier New" fo:font-size="9pt" style:font-size-asian="9pt" style:font-size-complex="9pt"/>
    </style:style>
    <style:style style:name="T498" style:parent-style-name="Fonteparág.padrão" style:family="text">
      <style:text-properties style:font-name="Courier New" style:font-name-complex="Courier New" fo:font-size="9pt" style:font-size-asian="9pt" style:font-size-complex="9pt"/>
    </style:style>
    <style:style style:name="P499" style:parent-style-name="Textbody" style:family="paragraph">
      <style:paragraph-properties fo:text-align="justify"/>
    </style:style>
    <style:style style:name="T500" style:parent-style-name="StrongEmphasis" style:family="text">
      <style:text-properties style:font-name="Courier New" style:font-name-complex="Courier New" fo:font-size="9pt" style:font-size-asian="9pt" style:font-size-complex="9pt"/>
    </style:style>
    <style:style style:name="T501" style:parent-style-name="Fonteparág.padrão" style:family="text">
      <style:text-properties style:font-name="Courier New" style:font-name-complex="Courier New" fo:font-size="9pt" style:font-size-asian="9pt" style:font-size-complex="9pt"/>
    </style:style>
    <style:style style:name="P502" style:parent-style-name="Textbody" style:family="paragraph">
      <style:paragraph-properties fo:text-align="justify"/>
    </style:style>
    <style:style style:name="T503" style:parent-style-name="StrongEmphasis" style:family="text">
      <style:text-properties style:font-name="Courier New" style:font-name-complex="Courier New" fo:font-size="9pt" style:font-size-asian="9pt" style:font-size-complex="9pt"/>
    </style:style>
    <style:style style:name="T504" style:parent-style-name="Fonteparág.padrão" style:family="text">
      <style:text-properties style:font-name="Courier New" style:font-name-complex="Courier New" fo:font-size="9pt" style:font-size-asian="9pt" style:font-size-complex="9pt"/>
    </style:style>
    <style:style style:name="P505" style:parent-style-name="Textbody" style:family="paragraph">
      <style:paragraph-properties fo:text-align="justify"/>
      <style:text-properties style:font-name="Courier New" style:font-name-complex="Courier New" fo:font-size="9pt" style:font-size-asian="9pt" style:font-size-complex="9pt"/>
    </style:style>
    <style:style style:name="T506" style:parent-style-name="StrongEmphasis" style:family="text">
      <style:text-properties style:font-name="Courier New" style:font-name-complex="Courier New" fo:font-size="9pt" style:font-size-asian="9pt" style:font-size-complex="9pt"/>
    </style:style>
    <style:style style:name="T507" style:parent-style-name="StrongEmphasis" style:family="text">
      <style:text-properties style:font-name="Courier New" style:font-name-complex="Courier New" fo:font-weight="normal" style:font-weight-asian="normal" style:font-weight-complex="normal" fo:font-size="9pt" style:font-size-asian="9pt" style:font-size-complex="9pt"/>
    </style:style>
    <style:style style:name="P508" style:parent-style-name="Textbody" style:family="paragraph">
      <style:paragraph-properties fo:text-align="justify"/>
      <style:text-properties style:font-name="Courier New" style:font-name-complex="Courier New" fo:font-size="9pt" style:font-size-asian="9pt" style:font-size-complex="9pt"/>
    </style:style>
    <style:style style:name="P509" style:parent-style-name="HorizontalLine" style:family="paragraph">
      <style:paragraph-properties fo:text-align="justify"/>
      <style:text-properties style:font-name="Courier New" style:font-name-complex="Courier New" fo:font-size="9pt" style:font-size-asian="9pt" style:font-size-complex="9pt"/>
    </style:style>
    <style:style style:name="P510" style:parent-style-name="Textbody" style:family="paragraph">
      <style:paragraph-properties fo:text-align="justify"/>
    </style:style>
    <style:style style:name="T511" style:parent-style-name="StrongEmphasis" style:family="text">
      <style:text-properties style:font-name="Courier New" style:font-name-complex="Courier New" fo:font-size="9pt" style:font-size-asian="9pt" style:font-size-complex="9pt"/>
    </style:style>
    <style:style style:name="T512" style:parent-style-name="StrongEmphasis" style:family="text">
      <style:text-properties style:font-name="Courier New" style:font-name-complex="Courier New" fo:font-weight="normal" style:font-weight-asian="normal" style:font-weight-complex="normal" fo:font-size="9pt" style:font-size-asian="9pt" style:font-size-complex="9pt"/>
    </style:style>
    <style:style style:name="P513" style:parent-style-name="Textbody" style:family="paragraph">
      <style:paragraph-properties fo:text-align="justify"/>
      <style:text-properties style:font-name="Courier New" style:font-name-complex="Courier New" fo:font-size="9pt" style:font-size-asian="9pt" style:font-size-complex="9pt"/>
    </style:style>
    <style:style style:name="P514" style:parent-style-name="HorizontalLine" style:family="paragraph">
      <style:paragraph-properties fo:text-align="justify"/>
      <style:text-properties style:font-name="Courier New" style:font-name-complex="Courier New" fo:font-size="9pt" style:font-size-asian="9pt" style:font-size-complex="9pt"/>
    </style:style>
    <style:style style:name="P515" style:parent-style-name="Textbody" style:family="paragraph">
      <style:paragraph-properties fo:text-align="justify"/>
    </style:style>
    <style:style style:name="T516" style:parent-style-name="StrongEmphasis" style:family="text">
      <style:text-properties style:font-name="Courier New" style:font-name-complex="Courier New" fo:font-size="9pt" style:font-size-asian="9pt" style:font-size-complex="9pt"/>
    </style:style>
    <style:style style:name="T517" style:parent-style-name="StrongEmphasis" style:family="text">
      <style:text-properties style:font-name="Courier New" style:font-name-complex="Courier New" fo:font-weight="normal" style:font-weight-asian="normal" style:font-weight-complex="normal" fo:font-size="9pt" style:font-size-asian="9pt" style:font-size-complex="9pt"/>
    </style:style>
    <style:style style:name="P518" style:parent-style-name="Textbody" style:family="paragraph">
      <style:paragraph-properties fo:text-align="justify"/>
      <style:text-properties style:font-name="Courier New" style:font-name-complex="Courier New" fo:font-size="9pt" style:font-size-asian="9pt" style:font-size-complex="9pt"/>
    </style:style>
    <style:style style:name="P519" style:parent-style-name="HorizontalLine" style:family="paragraph">
      <style:paragraph-properties fo:text-align="justify"/>
      <style:text-properties style:font-name="Courier New" style:font-name-complex="Courier New" fo:font-size="9pt" style:font-size-asian="9pt" style:font-size-complex="9pt"/>
    </style:style>
    <style:style style:name="P520" style:parent-style-name="Textbody" style:family="paragraph">
      <style:paragraph-properties fo:text-align="justify"/>
    </style:style>
    <style:style style:name="T521" style:parent-style-name="StrongEmphasis" style:family="text">
      <style:text-properties style:font-name="Courier New" style:font-name-complex="Courier New" fo:font-size="9pt" style:font-size-asian="9pt" style:font-size-complex="9pt"/>
    </style:style>
    <style:style style:name="T522" style:parent-style-name="StrongEmphasis" style:family="text">
      <style:text-properties style:font-name="Courier New" style:font-name-complex="Courier New" fo:font-weight="normal" style:font-weight-asian="normal" style:font-weight-complex="normal" fo:font-size="9pt" style:font-size-asian="9pt" style:font-size-complex="9pt"/>
    </style:style>
    <style:style style:name="P523" style:parent-style-name="Textbody" style:family="paragraph">
      <style:paragraph-properties fo:text-align="justify"/>
    </style:style>
    <style:style style:name="T524" style:parent-style-name="Fonteparág.padrão" style:family="text">
      <style:text-properties style:font-name="Courier New" style:font-name-complex="Courier New" fo:font-size="9pt" style:font-size-asian="9pt" style:font-size-complex="9pt"/>
    </style:style>
    <style:style style:name="T525" style:parent-style-name="Fonteparág.padrão" style:family="text">
      <style:text-properties style:font-name="Courier New" style:font-name-complex="Courier New" fo:font-size="9pt" style:font-size-asian="9pt" style:font-size-complex="9pt"/>
    </style:style>
    <style:style style:name="T526" style:parent-style-name="SourceText" style:family="text">
      <style:text-properties style:font-name="Courier New" style:font-name-complex="Courier New" fo:font-size="9pt" style:font-size-asian="9pt" style:font-size-complex="9pt"/>
    </style:style>
    <style:style style:name="T527" style:parent-style-name="Fonteparág.padrão" style:family="text">
      <style:text-properties style:font-name="Courier New" style:font-name-complex="Courier New" fo:font-size="9pt" style:font-size-asian="9pt" style:font-size-complex="9pt"/>
    </style:style>
    <style:style style:name="P528" style:parent-style-name="PreformattedText" style:family="paragraph">
      <style:paragraph-properties fo:text-align="justify" fo:margin-bottom="0.1965in"/>
    </style:style>
    <style:style style:name="T529" style:parent-style-name="SourceText" style:family="text">
      <style:text-properties style:font-name="Courier New" style:font-name-complex="Courier New" fo:font-size="9pt" style:font-size-asian="9pt" style:font-size-complex="9pt"/>
    </style:style>
    <style:style style:name="P530" style:parent-style-name="Textbody" style:family="paragraph">
      <style:paragraph-properties fo:text-align="justify"/>
      <style:text-properties style:font-name="Courier New" style:font-name-complex="Courier New" fo:font-size="9pt" style:font-size-asian="9pt" style:font-size-complex="9pt"/>
    </style:style>
    <style:style style:name="P531" style:parent-style-name="HorizontalLine" style:family="paragraph">
      <style:paragraph-properties fo:text-align="justify"/>
      <style:text-properties style:font-name="Courier New" style:font-name-complex="Courier New" fo:font-size="9pt" style:font-size-asian="9pt" style:font-size-complex="9pt"/>
    </style:style>
    <style:style style:name="P532" style:parent-style-name="Textbody" style:family="paragraph">
      <style:paragraph-properties fo:text-align="justify"/>
    </style:style>
    <style:style style:name="T533" style:parent-style-name="StrongEmphasis" style:family="text">
      <style:text-properties style:font-name="Courier New" style:font-name-complex="Courier New" fo:font-size="9pt" style:font-size-asian="9pt" style:font-size-complex="9pt"/>
    </style:style>
    <style:style style:name="T534" style:parent-style-name="StrongEmphasis" style:family="text">
      <style:text-properties style:font-name="Courier New" style:font-name-complex="Courier New" fo:font-weight="normal" style:font-weight-asian="normal" style:font-weight-complex="normal" fo:font-size="9pt" style:font-size-asian="9pt" style:font-size-complex="9pt"/>
    </style:style>
    <style:style style:name="P535" style:parent-style-name="Textbody" style:family="paragraph">
      <style:paragraph-properties fo:text-align="justify"/>
      <style:text-properties style:font-name="Courier New" style:font-name-complex="Courier New" fo:font-size="9pt" style:font-size-asian="9pt" style:font-size-complex="9pt"/>
    </style:style>
    <style:style style:name="P536" style:parent-style-name="Textbody" style:family="paragraph">
      <style:paragraph-properties fo:text-align="justify"/>
      <style:text-properties style:font-name="Courier New" style:font-name-complex="Courier New" fo:font-size="9pt" style:font-size-asian="9pt" style:font-size-complex="9pt"/>
    </style:style>
    <style:style style:name="P537" style:parent-style-name="Textbody" style:family="paragraph">
      <style:text-properties style:font-name="Courier New" style:font-name-complex="Courier New" fo:font-weight="bold" style:font-weight-asian="bold" style:font-weight-complex="bold" fo:font-size="9pt" style:font-size-asian="9pt" style:font-size-complex="9pt"/>
    </style:style>
    <style:style style:name="T538" style:parent-style-name="Fonteparág.padrão" style:family="text">
      <style:text-properties style:font-name="Apple Color Emoji" style:font-name-complex="Apple Color Emoji" fo:font-size="9pt" style:font-size-asian="9pt" style:font-size-complex="9pt"/>
    </style:style>
    <style:style style:name="T539" style:parent-style-name="Fonteparág.padrão" style:family="text">
      <style:text-properties style:font-name="Courier New" style:font-name-complex="Courier New" fo:font-size="9pt" style:font-size-asian="9pt" style:font-size-complex="9pt"/>
    </style:style>
    <style:style style:name="T540" style:parent-style-name="StrongEmphasis" style:family="text">
      <style:text-properties style:font-name="Courier New" style:font-name-complex="Courier New" fo:font-size="9pt" style:font-size-asian="9pt" style:font-size-complex="9pt"/>
    </style:style>
    <style:style style:name="T541" style:parent-style-name="StrongEmphasis" style:family="text">
      <style:text-properties style:font-name="Courier New" style:font-name-complex="Courier New" fo:font-size="9pt" style:font-size-asian="9pt" style:font-size-complex="9pt"/>
    </style:style>
    <style:style style:name="T542" style:parent-style-name="Fonteparág.padrão" style:family="text">
      <style:text-properties style:font-name="Courier New" style:font-name-complex="Courier New" fo:font-size="9pt" style:font-size-asian="9pt" style:font-size-complex="9pt"/>
    </style:style>
    <style:style style:name="T543" style:parent-style-name="Fonteparág.padrão" style:family="text">
      <style:text-properties style:font-name="Courier New" style:font-name-complex="Courier New" fo:font-size="9pt" style:font-size-asian="9pt" style:font-size-complex="9pt"/>
    </style:style>
    <style:style style:name="T544" style:parent-style-name="StrongEmphasis" style:family="text">
      <style:text-properties style:font-name="Courier New" style:font-name-complex="Courier New" fo:font-size="9pt" style:font-size-asian="9pt" style:font-size-complex="9pt"/>
    </style:style>
    <style:style style:name="T545" style:parent-style-name="Fonteparág.padrão" style:family="text">
      <style:text-properties style:font-name="Courier New" style:font-name-complex="Courier New" fo:font-size="9pt" style:font-size-asian="9pt" style:font-size-complex="9pt"/>
    </style:style>
    <style:style style:name="P546" style:parent-style-name="Textbody" style:family="paragraph"/>
    <style:style style:name="T547" style:parent-style-name="StrongEmphasis" style:family="text">
      <style:text-properties style:font-name="Courier New" style:font-name-complex="Courier New" fo:font-size="9pt" style:font-size-asian="9pt" style:font-size-complex="9pt"/>
    </style:style>
    <style:style style:name="T548" style:parent-style-name="Fonteparág.padrão" style:family="text">
      <style:text-properties style:font-name="Courier New" style:font-name-complex="Courier New" fo:font-size="9pt" style:font-size-asian="9pt" style:font-size-complex="9pt"/>
    </style:style>
    <style:style style:name="P549" style:parent-style-name="Textbody" style:family="paragraph"/>
    <style:style style:name="T550" style:parent-style-name="StrongEmphasis" style:family="text">
      <style:text-properties style:font-name="Courier New" style:font-name-complex="Courier New" fo:font-size="9pt" style:font-size-asian="9pt" style:font-size-complex="9pt"/>
    </style:style>
    <style:style style:name="T551" style:parent-style-name="Fonteparág.padrão" style:family="text">
      <style:text-properties style:font-name="Courier New" style:font-name-complex="Courier New" fo:font-size="9pt" style:font-size-asian="9pt" style:font-size-complex="9pt"/>
    </style:style>
    <style:style style:name="P552" style:parent-style-name="Textbody" style:family="paragraph"/>
    <style:style style:name="T553" style:parent-style-name="StrongEmphasis" style:family="text">
      <style:text-properties style:font-name="Courier New" style:font-name-complex="Courier New" fo:font-size="9pt" style:font-size-asian="9pt" style:font-size-complex="9pt"/>
    </style:style>
    <style:style style:name="T554" style:parent-style-name="Fonteparág.padrão" style:family="text">
      <style:text-properties style:font-name="Courier New" style:font-name-complex="Courier New" fo:font-size="9pt" style:font-size-asian="9pt" style:font-size-complex="9pt"/>
    </style:style>
    <style:style style:name="T555" style:parent-style-name="StrongEmphasis" style:family="text">
      <style:text-properties style:font-name="Courier New" style:font-name-complex="Courier New" fo:font-size="9pt" style:font-size-asian="9pt" style:font-size-complex="9pt"/>
    </style:style>
    <style:style style:name="T556" style:parent-style-name="Fonteparág.padrão" style:family="text">
      <style:text-properties style:font-name="Courier New" style:font-name-complex="Courier New" fo:font-size="9pt" style:font-size-asian="9pt" style:font-size-complex="9pt"/>
    </style:style>
    <style:style style:name="T557" style:parent-style-name="Fonteparág.padrão" style:family="text">
      <style:text-properties style:font-name="Courier New" style:font-name-complex="Courier New" fo:font-size="9pt" style:font-size-asian="9pt" style:font-size-complex="9pt"/>
    </style:style>
    <style:style style:name="T558" style:parent-style-name="StrongEmphasis" style:family="text">
      <style:text-properties style:font-name="Courier New" style:font-name-complex="Courier New" fo:font-size="9pt" style:font-size-asian="9pt" style:font-size-complex="9pt"/>
    </style:style>
    <style:style style:name="T559" style:parent-style-name="Fonteparág.padrão" style:family="text">
      <style:text-properties style:font-name="Courier New" style:font-name-complex="Courier New" fo:font-size="9pt" style:font-size-asian="9pt" style:font-size-complex="9pt"/>
    </style:style>
    <style:style style:name="T560" style:parent-style-name="StrongEmphasis" style:family="text">
      <style:text-properties style:font-name="Courier New" style:font-name-complex="Courier New" fo:font-size="9pt" style:font-size-asian="9pt" style:font-size-complex="9pt"/>
    </style:style>
    <style:style style:name="T561" style:parent-style-name="Fonteparág.padrão" style:family="text">
      <style:text-properties style:font-name="Courier New" style:font-name-complex="Courier New" fo:font-size="9pt" style:font-size-asian="9pt" style:font-size-complex="9pt"/>
    </style:style>
    <style:style style:name="T562" style:parent-style-name="Fonteparág.padrão" style:family="text">
      <style:text-properties style:font-name="Courier New" style:font-name-complex="Courier New" fo:font-size="9pt" style:font-size-asian="9pt" style:font-size-complex="9pt"/>
    </style:style>
    <style:style style:name="T563" style:parent-style-name="StrongEmphasis" style:family="text">
      <style:text-properties style:font-name="Courier New" style:font-name-complex="Courier New" fo:font-size="9pt" style:font-size-asian="9pt" style:font-size-complex="9pt"/>
    </style:style>
    <style:style style:name="T564" style:parent-style-name="Fonteparág.padrão" style:family="text">
      <style:text-properties style:font-name="Courier New" style:font-name-complex="Courier New" fo:font-size="9pt" style:font-size-asian="9pt" style:font-size-complex="9pt"/>
    </style:style>
    <style:style style:name="P565" style:parent-style-name="HorizontalLine" style:family="paragraph">
      <style:text-properties style:font-name="Courier New" style:font-name-complex="Courier New" fo:font-size="9pt" style:font-size-asian="9pt" style:font-size-complex="9pt"/>
    </style:style>
    <style:style style:name="T566" style:parent-style-name="Fonteparág.padrão" style:family="text">
      <style:text-properties style:font-name="Apple Color Emoji" style:font-name-complex="Apple Color Emoji" fo:font-size="9pt" style:font-size-asian="9pt" style:font-size-complex="9pt"/>
    </style:style>
    <style:style style:name="T567" style:parent-style-name="Fonteparág.padrão" style:family="text">
      <style:text-properties style:font-name="Courier New" style:font-name-complex="Courier New" fo:font-size="9pt" style:font-size-asian="9pt" style:font-size-complex="9pt"/>
    </style:style>
    <style:style style:name="T568" style:parent-style-name="StrongEmphasis" style:family="text">
      <style:text-properties style:font-name="Courier New" style:font-name-complex="Courier New" fo:font-size="9pt" style:font-size-asian="9pt" style:font-size-complex="9pt"/>
    </style:style>
    <style:style style:name="P569" style:parent-style-name="Textbody" style:family="paragraph">
      <style:text-properties style:font-name="Courier New" style:font-name-complex="Courier New" fo:font-size="9pt" style:font-size-asian="9pt" style:font-size-complex="9pt"/>
    </style:style>
    <style:style style:name="T570" style:parent-style-name="StrongEmphasis" style:family="text">
      <style:text-properties style:font-name="Courier New" style:font-name-complex="Courier New" fo:font-size="9pt" style:font-size-asian="9pt" style:font-size-complex="9pt"/>
    </style:style>
    <style:style style:name="T571" style:parent-style-name="Fonteparág.padrão" style:family="text">
      <style:text-properties style:font-name="Courier New" style:font-name-complex="Courier New" fo:font-size="9pt" style:font-size-asian="9pt" style:font-size-complex="9pt"/>
    </style:style>
    <style:style style:name="T572" style:parent-style-name="Fonteparág.padrão" style:family="text">
      <style:text-properties style:font-name="Courier New" style:font-name-complex="Courier New" fo:font-size="9pt" style:font-size-asian="9pt" style:font-size-complex="9pt"/>
    </style:style>
    <style:style style:name="T573" style:parent-style-name="StrongEmphasis" style:family="text">
      <style:text-properties style:font-name="Courier New" style:font-name-complex="Courier New" fo:font-size="9pt" style:font-size-asian="9pt" style:font-size-complex="9pt"/>
    </style:style>
    <style:style style:name="T574" style:parent-style-name="Fonteparág.padrão" style:family="text">
      <style:text-properties style:font-name="Courier New" style:font-name-complex="Courier New" fo:font-size="9pt" style:font-size-asian="9pt" style:font-size-complex="9pt"/>
    </style:style>
    <style:style style:name="T575" style:parent-style-name="StrongEmphasis" style:family="text">
      <style:text-properties style:font-name="Courier New" style:font-name-complex="Courier New" fo:font-size="9pt" style:font-size-asian="9pt" style:font-size-complex="9pt"/>
    </style:style>
    <style:style style:name="T576" style:parent-style-name="Fonteparág.padrão" style:family="text">
      <style:text-properties style:font-name="Courier New" style:font-name-complex="Courier New" fo:font-size="9pt" style:font-size-asian="9pt" style:font-size-complex="9pt"/>
    </style:style>
    <style:style style:name="T577" style:parent-style-name="Fonteparág.padrão" style:family="text">
      <style:text-properties style:font-name="Courier New" style:font-name-complex="Courier New" fo:font-size="9pt" style:font-size-asian="9pt" style:font-size-complex="9pt"/>
    </style:style>
    <style:style style:name="T578" style:parent-style-name="StrongEmphasis" style:family="text">
      <style:text-properties style:font-name="Courier New" style:font-name-complex="Courier New" fo:font-size="9pt" style:font-size-asian="9pt" style:font-size-complex="9pt"/>
    </style:style>
    <style:style style:name="T579" style:parent-style-name="Fonteparág.padrão" style:family="text">
      <style:text-properties style:font-name="Courier New" style:font-name-complex="Courier New" fo:font-size="9pt" style:font-size-asian="9pt" style:font-size-complex="9pt"/>
    </style:style>
    <style:style style:name="T580" style:parent-style-name="StrongEmphasis" style:family="text">
      <style:text-properties style:font-name="Courier New" style:font-name-complex="Courier New" fo:font-size="9pt" style:font-size-asian="9pt" style:font-size-complex="9pt"/>
    </style:style>
    <style:style style:name="T581" style:parent-style-name="Fonteparág.padrão" style:family="text">
      <style:text-properties style:font-name="Courier New" style:font-name-complex="Courier New" fo:font-size="9pt" style:font-size-asian="9pt" style:font-size-complex="9pt"/>
    </style:style>
    <style:style style:name="T582" style:parent-style-name="Fonteparág.padrão" style:family="text">
      <style:text-properties style:font-name="Courier New" style:font-name-complex="Courier New" fo:font-size="9pt" style:font-size-asian="9pt" style:font-size-complex="9pt"/>
    </style:style>
    <style:style style:name="T583" style:parent-style-name="StrongEmphasis" style:family="text">
      <style:text-properties style:font-name="Courier New" style:font-name-complex="Courier New" fo:font-size="9pt" style:font-size-asian="9pt" style:font-size-complex="9pt"/>
    </style:style>
    <style:style style:name="T584" style:parent-style-name="Fonteparág.padrão" style:family="text">
      <style:text-properties style:font-name="Courier New" style:font-name-complex="Courier New" fo:font-size="9pt" style:font-size-asian="9pt" style:font-size-complex="9pt"/>
    </style:style>
    <style:style style:name="T585" style:parent-style-name="StrongEmphasis" style:family="text">
      <style:text-properties style:font-name="Courier New" style:font-name-complex="Courier New" fo:font-size="9pt" style:font-size-asian="9pt" style:font-size-complex="9pt"/>
    </style:style>
    <style:style style:name="T586" style:parent-style-name="Fonteparág.padrão" style:family="text">
      <style:text-properties style:font-name="Courier New" style:font-name-complex="Courier New" fo:font-size="9pt" style:font-size-asian="9pt" style:font-size-complex="9pt"/>
    </style:style>
    <style:style style:name="T587" style:parent-style-name="Fonteparág.padrão" style:family="text">
      <style:text-properties style:font-name="Courier New" style:font-name-complex="Courier New" fo:font-size="9pt" style:font-size-asian="9pt" style:font-size-complex="9pt"/>
    </style:style>
    <style:style style:name="T588" style:parent-style-name="StrongEmphasis" style:family="text">
      <style:text-properties style:font-name="Courier New" style:font-name-complex="Courier New" fo:font-size="9pt" style:font-size-asian="9pt" style:font-size-complex="9pt"/>
    </style:style>
    <style:style style:name="T589" style:parent-style-name="Fonteparág.padrão" style:family="text">
      <style:text-properties style:font-name="Courier New" style:font-name-complex="Courier New" fo:font-size="9pt" style:font-size-asian="9pt" style:font-size-complex="9pt"/>
    </style:style>
    <style:style style:name="P590" style:parent-style-name="HorizontalLine" style:family="paragraph">
      <style:text-properties style:font-name="Courier New" style:font-name-complex="Courier New" fo:font-size="9pt" style:font-size-asian="9pt" style:font-size-complex="9pt"/>
    </style:style>
    <style:style style:name="T591" style:parent-style-name="Fonteparág.padrão" style:family="text">
      <style:text-properties style:font-name="Apple Color Emoji" style:font-name-complex="Apple Color Emoji" fo:font-size="9pt" style:font-size-asian="9pt" style:font-size-complex="9pt"/>
    </style:style>
    <style:style style:name="T592" style:parent-style-name="Fonteparág.padrão" style:family="text">
      <style:text-properties style:font-name="Courier New" style:font-name-complex="Courier New" fo:font-size="9pt" style:font-size-asian="9pt" style:font-size-complex="9pt"/>
    </style:style>
    <style:style style:name="T593" style:parent-style-name="StrongEmphasis" style:family="text">
      <style:text-properties style:font-name="Courier New" style:font-name-complex="Courier New" fo:font-size="9pt" style:font-size-asian="9pt" style:font-size-complex="9pt"/>
    </style:style>
    <style:style style:name="P594" style:parent-style-name="Textbody" style:family="paragraph">
      <style:text-properties style:font-name="Courier New" style:font-name-complex="Courier New" fo:font-size="9pt" style:font-size-asian="9pt" style:font-size-complex="9pt"/>
    </style:style>
    <style:style style:name="T595" style:parent-style-name="StrongEmphasis" style:family="text">
      <style:text-properties style:font-name="Courier New" style:font-name-complex="Courier New" fo:font-size="9pt" style:font-size-asian="9pt" style:font-size-complex="9pt"/>
    </style:style>
    <style:style style:name="T596" style:parent-style-name="Fonteparág.padrão" style:family="text">
      <style:text-properties style:font-name="Courier New" style:font-name-complex="Courier New" fo:font-size="9pt" style:font-size-asian="9pt" style:font-size-complex="9pt"/>
    </style:style>
    <style:style style:name="T597" style:parent-style-name="Fonteparág.padrão" style:family="text">
      <style:text-properties style:font-name="Courier New" style:font-name-complex="Courier New" fo:font-size="9pt" style:font-size-asian="9pt" style:font-size-complex="9pt"/>
    </style:style>
    <style:style style:name="T598" style:parent-style-name="StrongEmphasis" style:family="text">
      <style:text-properties style:font-name="Courier New" style:font-name-complex="Courier New" fo:font-size="9pt" style:font-size-asian="9pt" style:font-size-complex="9pt"/>
    </style:style>
    <style:style style:name="T599" style:parent-style-name="Fonteparág.padrão" style:family="text">
      <style:text-properties style:font-name="Courier New" style:font-name-complex="Courier New" fo:font-size="9pt" style:font-size-asian="9pt" style:font-size-complex="9pt"/>
    </style:style>
    <style:style style:name="T600" style:parent-style-name="StrongEmphasis" style:family="text">
      <style:text-properties style:font-name="Courier New" style:font-name-complex="Courier New" fo:font-size="9pt" style:font-size-asian="9pt" style:font-size-complex="9pt"/>
    </style:style>
    <style:style style:name="T601" style:parent-style-name="Fonteparág.padrão" style:family="text">
      <style:text-properties style:font-name="Courier New" style:font-name-complex="Courier New" fo:font-size="9pt" style:font-size-asian="9pt" style:font-size-complex="9pt"/>
    </style:style>
    <style:style style:name="T602" style:parent-style-name="Fonteparág.padrão" style:family="text">
      <style:text-properties style:font-name="Courier New" style:font-name-complex="Courier New" fo:font-size="9pt" style:font-size-asian="9pt" style:font-size-complex="9pt"/>
    </style:style>
    <style:style style:name="T603" style:parent-style-name="StrongEmphasis" style:family="text">
      <style:text-properties style:font-name="Courier New" style:font-name-complex="Courier New" fo:font-size="9pt" style:font-size-asian="9pt" style:font-size-complex="9pt"/>
    </style:style>
    <style:style style:name="P604" style:parent-style-name="Textbody" style:family="paragraph">
      <style:text-properties style:font-name="Courier New" style:font-name-complex="Courier New" fo:font-size="9pt" style:font-size-asian="9pt" style:font-size-complex="9pt"/>
    </style:style>
    <style:style style:name="P605" style:parent-style-name="Textbody" style:family="paragraph">
      <style:text-properties style:font-name="Courier New" style:font-name-complex="Courier New" fo:font-size="9pt" style:font-size-asian="9pt" style:font-size-complex="9pt"/>
    </style:style>
    <style:style style:name="P606" style:parent-style-name="Textbody" style:family="paragraph">
      <style:text-properties style:font-name="Courier New" style:font-name-complex="Courier New" fo:font-size="9pt" style:font-size-asian="9pt" style:font-size-complex="9pt"/>
    </style:style>
    <style:style style:name="P607" style:parent-style-name="Textbody" style:family="paragraph">
      <style:text-properties style:font-name="Courier New" style:font-name-complex="Courier New" fo:font-size="9pt" style:font-size-asian="9pt" style:font-size-complex="9pt"/>
    </style:style>
    <style:style style:name="P608" style:parent-style-name="Textbody" style:family="paragraph">
      <style:text-properties style:font-name="Courier New" style:font-name-complex="Courier New" fo:font-size="9pt" style:font-size-asian="9pt" style:font-size-complex="9pt"/>
    </style:style>
    <style:style style:name="P609" style:parent-style-name="Textbody" style:family="paragraph">
      <style:text-properties style:font-name="Courier New" style:font-name-complex="Courier New" fo:font-size="9pt" style:font-size-asian="9pt" style:font-size-complex="9pt"/>
    </style:style>
    <style:style style:name="P610" style:parent-style-name="Textbody" style:family="paragraph">
      <style:text-properties style:font-name="Courier New" style:font-name-complex="Courier New" fo:font-size="9pt" style:font-size-asian="9pt" style:font-size-complex="9pt"/>
    </style:style>
    <style:style style:name="T611" style:parent-style-name="StrongEmphasis" style:family="text">
      <style:text-properties style:font-name="Courier New" style:font-name-complex="Courier New" fo:font-size="9pt" style:font-size-asian="9pt" style:font-size-complex="9pt"/>
    </style:style>
    <style:style style:name="T612" style:parent-style-name="Fonteparág.padrão" style:family="text">
      <style:text-properties style:font-name="Courier New" style:font-name-complex="Courier New" fo:font-size="9pt" style:font-size-asian="9pt" style:font-size-complex="9pt"/>
    </style:style>
    <style:style style:name="T613" style:parent-style-name="Fonteparág.padrão" style:family="text">
      <style:text-properties style:font-name="Courier New" style:font-name-complex="Courier New" fo:font-size="9pt" style:font-size-asian="9pt" style:font-size-complex="9pt"/>
    </style:style>
    <style:style style:name="T614" style:parent-style-name="StrongEmphasis" style:family="text">
      <style:text-properties style:font-name="Courier New" style:font-name-complex="Courier New" fo:font-size="9pt" style:font-size-asian="9pt" style:font-size-complex="9pt"/>
    </style:style>
    <style:style style:name="P615" style:parent-style-name="Textbody" style:family="paragraph"/>
    <style:style style:name="T616" style:parent-style-name="StrongEmphasis" style:family="text">
      <style:text-properties style:font-name="Courier New" style:font-name-complex="Courier New" fo:font-size="9pt" style:font-size-asian="9pt" style:font-size-complex="9pt"/>
    </style:style>
    <style:style style:name="T617" style:parent-style-name="Fonteparág.padrão" style:family="text">
      <style:text-properties style:font-name="Courier New" style:font-name-complex="Courier New" fo:font-size="9pt" style:font-size-asian="9pt" style:font-size-complex="9pt"/>
    </style:style>
    <style:style style:name="P618" style:parent-style-name="Textbody" style:family="paragraph"/>
    <style:style style:name="T619" style:parent-style-name="StrongEmphasis" style:family="text">
      <style:text-properties style:font-name="Courier New" style:font-name-complex="Courier New" fo:font-size="9pt" style:font-size-asian="9pt" style:font-size-complex="9pt"/>
    </style:style>
    <style:style style:name="T620" style:parent-style-name="Fonteparág.padrão" style:family="text">
      <style:text-properties style:font-name="Courier New" style:font-name-complex="Courier New" fo:font-size="9pt" style:font-size-asian="9pt" style:font-size-complex="9pt"/>
    </style:style>
    <style:style style:name="P621" style:parent-style-name="Textbody" style:family="paragraph"/>
    <style:style style:name="T622" style:parent-style-name="StrongEmphasis" style:family="text">
      <style:text-properties style:font-name="Courier New" style:font-name-complex="Courier New" fo:font-size="9pt" style:font-size-asian="9pt" style:font-size-complex="9pt"/>
    </style:style>
    <style:style style:name="T623" style:parent-style-name="Fonteparág.padrão" style:family="text">
      <style:text-properties style:font-name="Courier New" style:font-name-complex="Courier New" fo:font-size="9pt" style:font-size-asian="9pt" style:font-size-complex="9pt"/>
    </style:style>
    <style:style style:name="T624" style:parent-style-name="StrongEmphasis" style:family="text">
      <style:text-properties style:font-name="Courier New" style:font-name-complex="Courier New" fo:font-size="9pt" style:font-size-asian="9pt" style:font-size-complex="9pt"/>
    </style:style>
    <style:style style:name="T625" style:parent-style-name="Fonteparág.padrão" style:family="text">
      <style:text-properties style:font-name="Courier New" style:font-name-complex="Courier New" fo:font-size="9pt" style:font-size-asian="9pt" style:font-size-complex="9pt"/>
    </style:style>
    <style:style style:name="T626" style:parent-style-name="Fonteparág.padrão" style:family="text">
      <style:text-properties style:font-name="Courier New" style:font-name-complex="Courier New" fo:font-size="9pt" style:font-size-asian="9pt" style:font-size-complex="9pt"/>
    </style:style>
    <style:style style:name="T627" style:parent-style-name="StrongEmphasis" style:family="text">
      <style:text-properties style:font-name="Courier New" style:font-name-complex="Courier New" fo:font-size="9pt" style:font-size-asian="9pt" style:font-size-complex="9pt"/>
    </style:style>
    <style:style style:name="P628" style:parent-style-name="Textbody" style:family="paragraph"/>
    <style:style style:name="T629" style:parent-style-name="StrongEmphasis" style:family="text">
      <style:text-properties style:font-name="Courier New" style:font-name-complex="Courier New" fo:font-size="9pt" style:font-size-asian="9pt" style:font-size-complex="9pt"/>
    </style:style>
    <style:style style:name="T630" style:parent-style-name="Fonteparág.padrão" style:family="text">
      <style:text-properties style:font-name="Courier New" style:font-name-complex="Courier New" fo:font-size="9pt" style:font-size-asian="9pt" style:font-size-complex="9pt"/>
    </style:style>
    <style:style style:name="P631" style:parent-style-name="Textbody" style:family="paragraph"/>
    <style:style style:name="T632" style:parent-style-name="StrongEmphasis" style:family="text">
      <style:text-properties style:font-name="Courier New" style:font-name-complex="Courier New" fo:font-size="9pt" style:font-size-asian="9pt" style:font-size-complex="9pt"/>
    </style:style>
    <style:style style:name="T633" style:parent-style-name="Fonteparág.padrão" style:family="text">
      <style:text-properties style:font-name="Courier New" style:font-name-complex="Courier New" fo:font-size="9pt" style:font-size-asian="9pt" style:font-size-complex="9pt"/>
    </style:style>
    <style:style style:name="P634" style:parent-style-name="Textbody" style:family="paragraph"/>
    <style:style style:name="T635" style:parent-style-name="StrongEmphasis" style:family="text">
      <style:text-properties style:font-name="Courier New" style:font-name-complex="Courier New" fo:font-size="9pt" style:font-size-asian="9pt" style:font-size-complex="9pt"/>
    </style:style>
    <style:style style:name="T636" style:parent-style-name="Fonteparág.padrão" style:family="text">
      <style:text-properties style:font-name="Courier New" style:font-name-complex="Courier New" fo:font-size="9pt" style:font-size-asian="9pt" style:font-size-complex="9pt"/>
    </style:style>
    <style:style style:name="P637" style:parent-style-name="Textbody" style:family="paragraph"/>
    <style:style style:name="T638" style:parent-style-name="StrongEmphasis" style:family="text">
      <style:text-properties style:font-name="Courier New" style:font-name-complex="Courier New" fo:font-size="9pt" style:font-size-asian="9pt" style:font-size-complex="9pt"/>
    </style:style>
    <style:style style:name="T639" style:parent-style-name="Fonteparág.padrão" style:family="text">
      <style:text-properties style:font-name="Courier New" style:font-name-complex="Courier New" fo:font-size="9pt" style:font-size-asian="9pt" style:font-size-complex="9pt"/>
    </style:style>
    <style:style style:name="P640" style:parent-style-name="HorizontalLine" style:family="paragraph">
      <style:text-properties style:font-name="Courier New" style:font-name-complex="Courier New" fo:font-size="9pt" style:font-size-asian="9pt" style:font-size-complex="9pt"/>
    </style:style>
    <style:style style:name="T641" style:parent-style-name="Fonteparág.padrão" style:family="text">
      <style:text-properties style:font-name="Apple Color Emoji" style:font-name-complex="Apple Color Emoji" fo:font-size="9pt" style:font-size-asian="9pt" style:font-size-complex="9pt"/>
    </style:style>
    <style:style style:name="T642" style:parent-style-name="Fonteparág.padrão" style:family="text">
      <style:text-properties style:font-name="Courier New" style:font-name-complex="Courier New" fo:font-size="9pt" style:font-size-asian="9pt" style:font-size-complex="9pt"/>
    </style:style>
    <style:style style:name="T643" style:parent-style-name="StrongEmphasis" style:family="text">
      <style:text-properties style:font-name="Courier New" style:font-name-complex="Courier New" fo:font-size="9pt" style:font-size-asian="9pt" style:font-size-complex="9pt"/>
    </style:style>
    <style:style style:name="P644" style:parent-style-name="Textbody" style:family="paragraph">
      <style:text-properties style:font-name="Courier New" style:font-name-complex="Courier New" fo:font-size="9pt" style:font-size-asian="9pt" style:font-size-complex="9pt"/>
    </style:style>
    <style:style style:name="T645" style:parent-style-name="StrongEmphasis" style:family="text">
      <style:text-properties style:font-name="Courier New" style:font-name-complex="Courier New" fo:font-size="9pt" style:font-size-asian="9pt" style:font-size-complex="9pt"/>
    </style:style>
    <style:style style:name="T646" style:parent-style-name="Fonteparág.padrão" style:family="text">
      <style:text-properties style:font-name="Courier New" style:font-name-complex="Courier New" fo:font-size="9pt" style:font-size-asian="9pt" style:font-size-complex="9pt"/>
    </style:style>
    <style:style style:name="T647" style:parent-style-name="Fonteparág.padrão" style:family="text">
      <style:text-properties style:font-name="Courier New" style:font-name-complex="Courier New" fo:font-size="9pt" style:font-size-asian="9pt" style:font-size-complex="9pt"/>
    </style:style>
    <style:style style:name="T648" style:parent-style-name="StrongEmphasis" style:family="text">
      <style:text-properties style:font-name="Courier New" style:font-name-complex="Courier New" fo:font-size="9pt" style:font-size-asian="9pt" style:font-size-complex="9pt"/>
    </style:style>
    <style:style style:name="T649" style:parent-style-name="Fonteparág.padrão" style:family="text">
      <style:text-properties style:font-name="Courier New" style:font-name-complex="Courier New" fo:font-size="9pt" style:font-size-asian="9pt" style:font-size-complex="9pt"/>
    </style:style>
    <style:style style:name="T650" style:parent-style-name="StrongEmphasis" style:family="text">
      <style:text-properties style:font-name="Courier New" style:font-name-complex="Courier New" fo:font-size="9pt" style:font-size-asian="9pt" style:font-size-complex="9pt"/>
    </style:style>
    <style:style style:name="T651" style:parent-style-name="Fonteparág.padrão" style:family="text">
      <style:text-properties style:font-name="Courier New" style:font-name-complex="Courier New" fo:font-size="9pt" style:font-size-asian="9pt" style:font-size-complex="9pt"/>
    </style:style>
    <style:style style:name="T652" style:parent-style-name="Fonteparág.padrão" style:family="text">
      <style:text-properties style:font-name="Courier New" style:font-name-complex="Courier New" fo:font-size="9pt" style:font-size-asian="9pt" style:font-size-complex="9pt"/>
    </style:style>
    <style:style style:name="T653" style:parent-style-name="StrongEmphasis" style:family="text">
      <style:text-properties style:font-name="Courier New" style:font-name-complex="Courier New" fo:font-size="9pt" style:font-size-asian="9pt" style:font-size-complex="9pt"/>
    </style:style>
    <style:style style:name="T654" style:parent-style-name="Fonteparág.padrão" style:family="text">
      <style:text-properties style:font-name="Courier New" style:font-name-complex="Courier New" fo:font-size="9pt" style:font-size-asian="9pt" style:font-size-complex="9pt"/>
    </style:style>
    <style:style style:name="T655" style:parent-style-name="StrongEmphasis" style:family="text">
      <style:text-properties style:font-name="Courier New" style:font-name-complex="Courier New" fo:font-size="9pt" style:font-size-asian="9pt" style:font-size-complex="9pt"/>
    </style:style>
    <style:style style:name="T656" style:parent-style-name="Fonteparág.padrão" style:family="text">
      <style:text-properties style:font-name="Courier New" style:font-name-complex="Courier New" fo:font-size="9pt" style:font-size-asian="9pt" style:font-size-complex="9pt"/>
    </style:style>
    <style:style style:name="T657" style:parent-style-name="Fonteparág.padrão" style:family="text">
      <style:text-properties style:font-name="Courier New" style:font-name-complex="Courier New" fo:font-size="9pt" style:font-size-asian="9pt" style:font-size-complex="9pt"/>
    </style:style>
    <style:style style:name="T658" style:parent-style-name="StrongEmphasis" style:family="text">
      <style:text-properties style:font-name="Courier New" style:font-name-complex="Courier New" fo:font-size="9pt" style:font-size-asian="9pt" style:font-size-complex="9pt"/>
    </style:style>
    <style:style style:name="T659" style:parent-style-name="Fonteparág.padrão" style:family="text">
      <style:text-properties style:font-name="Courier New" style:font-name-complex="Courier New" fo:font-size="9pt" style:font-size-asian="9pt" style:font-size-complex="9pt"/>
    </style:style>
    <style:style style:name="T660" style:parent-style-name="StrongEmphasis" style:family="text">
      <style:text-properties style:font-name="Courier New" style:font-name-complex="Courier New" fo:font-size="9pt" style:font-size-asian="9pt" style:font-size-complex="9pt"/>
    </style:style>
    <style:style style:name="T661" style:parent-style-name="Fonteparág.padrão" style:family="text">
      <style:text-properties style:font-name="Courier New" style:font-name-complex="Courier New" fo:font-size="9pt" style:font-size-asian="9pt" style:font-size-complex="9pt"/>
    </style:style>
    <style:style style:name="T662" style:parent-style-name="Fonteparág.padrão" style:family="text">
      <style:text-properties style:font-name="Courier New" style:font-name-complex="Courier New" fo:font-size="9pt" style:font-size-asian="9pt" style:font-size-complex="9pt"/>
    </style:style>
    <style:style style:name="T663" style:parent-style-name="StrongEmphasis" style:family="text">
      <style:text-properties style:font-name="Courier New" style:font-name-complex="Courier New" fo:font-size="9pt" style:font-size-asian="9pt" style:font-size-complex="9pt"/>
    </style:style>
    <style:style style:name="T664" style:parent-style-name="Fonteparág.padrão" style:family="text">
      <style:text-properties style:font-name="Courier New" style:font-name-complex="Courier New" fo:font-size="9pt" style:font-size-asian="9pt" style:font-size-complex="9pt"/>
    </style:style>
    <style:style style:name="T665" style:parent-style-name="StrongEmphasis" style:family="text">
      <style:text-properties style:font-name="Courier New" style:font-name-complex="Courier New" fo:font-size="9pt" style:font-size-asian="9pt" style:font-size-complex="9pt"/>
    </style:style>
    <style:style style:name="T666" style:parent-style-name="Fonteparág.padrão" style:family="text">
      <style:text-properties style:font-name="Courier New" style:font-name-complex="Courier New" fo:font-size="9pt" style:font-size-asian="9pt" style:font-size-complex="9pt"/>
    </style:style>
    <style:style style:name="T667" style:parent-style-name="Fonteparág.padrão" style:family="text">
      <style:text-properties style:font-name="Courier New" style:font-name-complex="Courier New" fo:font-size="9pt" style:font-size-asian="9pt" style:font-size-complex="9pt"/>
    </style:style>
    <style:style style:name="T668" style:parent-style-name="StrongEmphasis" style:family="text">
      <style:text-properties style:font-name="Courier New" style:font-name-complex="Courier New" fo:font-size="9pt" style:font-size-asian="9pt" style:font-size-complex="9pt"/>
    </style:style>
    <style:style style:name="T669" style:parent-style-name="Fonteparág.padrão" style:family="text">
      <style:text-properties style:font-name="Courier New" style:font-name-complex="Courier New" fo:font-size="9pt" style:font-size-asian="9pt" style:font-size-complex="9pt"/>
    </style:style>
    <style:style style:name="T670" style:parent-style-name="StrongEmphasis" style:family="text">
      <style:text-properties style:font-name="Courier New" style:font-name-complex="Courier New" fo:font-size="9pt" style:font-size-asian="9pt" style:font-size-complex="9pt"/>
    </style:style>
    <style:style style:name="T671" style:parent-style-name="Fonteparág.padrão" style:family="text">
      <style:text-properties style:font-name="Courier New" style:font-name-complex="Courier New" fo:font-size="9pt" style:font-size-asian="9pt" style:font-size-complex="9pt"/>
    </style:style>
    <style:style style:name="T672" style:parent-style-name="Fonteparág.padrão" style:family="text">
      <style:text-properties style:font-name="Courier New" style:font-name-complex="Courier New" fo:font-size="9pt" style:font-size-asian="9pt" style:font-size-complex="9pt"/>
    </style:style>
    <style:style style:name="T673" style:parent-style-name="StrongEmphasis" style:family="text">
      <style:text-properties style:font-name="Courier New" style:font-name-complex="Courier New" fo:font-size="9pt" style:font-size-asian="9pt" style:font-size-complex="9pt"/>
    </style:style>
    <style:style style:name="T674" style:parent-style-name="Fonteparág.padrão" style:family="text">
      <style:text-properties style:font-name="Courier New" style:font-name-complex="Courier New" fo:font-size="9pt" style:font-size-asian="9pt" style:font-size-complex="9pt"/>
    </style:style>
    <style:style style:name="T675" style:parent-style-name="StrongEmphasis" style:family="text">
      <style:text-properties style:font-name="Courier New" style:font-name-complex="Courier New" fo:font-size="9pt" style:font-size-asian="9pt" style:font-size-complex="9pt"/>
    </style:style>
    <style:style style:name="T676" style:parent-style-name="Fonteparág.padrão" style:family="text">
      <style:text-properties style:font-name="Courier New" style:font-name-complex="Courier New" fo:font-size="9pt" style:font-size-asian="9pt" style:font-size-complex="9pt"/>
    </style:style>
    <style:style style:name="T677" style:parent-style-name="Fonteparág.padrão" style:family="text">
      <style:text-properties style:font-name="Courier New" style:font-name-complex="Courier New" fo:font-size="9pt" style:font-size-asian="9pt" style:font-size-complex="9pt"/>
    </style:style>
    <style:style style:name="T678" style:parent-style-name="StrongEmphasis" style:family="text">
      <style:text-properties style:font-name="Courier New" style:font-name-complex="Courier New" fo:font-size="9pt" style:font-size-asian="9pt" style:font-size-complex="9pt"/>
    </style:style>
    <style:style style:name="T679" style:parent-style-name="Fonteparág.padrão" style:family="text">
      <style:text-properties style:font-name="Courier New" style:font-name-complex="Courier New" fo:font-size="9pt" style:font-size-asian="9pt" style:font-size-complex="9pt"/>
    </style:style>
    <style:style style:name="T680" style:parent-style-name="StrongEmphasis" style:family="text">
      <style:text-properties style:font-name="Courier New" style:font-name-complex="Courier New" fo:font-size="9pt" style:font-size-asian="9pt" style:font-size-complex="9pt"/>
    </style:style>
    <style:style style:name="T681" style:parent-style-name="Fonteparág.padrão" style:family="text">
      <style:text-properties style:font-name="Courier New" style:font-name-complex="Courier New" fo:font-size="9pt" style:font-size-asian="9pt" style:font-size-complex="9pt"/>
    </style:style>
    <style:style style:name="T682" style:parent-style-name="Fonteparág.padrão" style:family="text">
      <style:text-properties style:font-name="Courier New" style:font-name-complex="Courier New" fo:font-size="9pt" style:font-size-asian="9pt" style:font-size-complex="9pt"/>
    </style:style>
    <style:style style:name="T683" style:parent-style-name="StrongEmphasis" style:family="text">
      <style:text-properties style:font-name="Courier New" style:font-name-complex="Courier New" fo:font-size="9pt" style:font-size-asian="9pt" style:font-size-complex="9pt"/>
    </style:style>
    <style:style style:name="T684" style:parent-style-name="Fonteparág.padrão" style:family="text">
      <style:text-properties style:font-name="Courier New" style:font-name-complex="Courier New" fo:font-size="9pt" style:font-size-asian="9pt" style:font-size-complex="9pt"/>
    </style:style>
    <style:style style:name="T685" style:parent-style-name="StrongEmphasis" style:family="text">
      <style:text-properties style:font-name="Courier New" style:font-name-complex="Courier New" fo:font-size="9pt" style:font-size-asian="9pt" style:font-size-complex="9pt"/>
    </style:style>
    <style:style style:name="T686" style:parent-style-name="Fonteparág.padrão" style:family="text">
      <style:text-properties style:font-name="Courier New" style:font-name-complex="Courier New" fo:font-size="9pt" style:font-size-asian="9pt" style:font-size-complex="9pt"/>
    </style:style>
    <style:style style:name="T687" style:parent-style-name="Fonteparág.padrão" style:family="text">
      <style:text-properties style:font-name="Courier New" style:font-name-complex="Courier New" fo:font-size="9pt" style:font-size-asian="9pt" style:font-size-complex="9pt"/>
    </style:style>
    <style:style style:name="T688" style:parent-style-name="StrongEmphasis" style:family="text">
      <style:text-properties style:font-name="Courier New" style:font-name-complex="Courier New" fo:font-size="9pt" style:font-size-asian="9pt" style:font-size-complex="9pt"/>
    </style:style>
    <style:style style:name="T689" style:parent-style-name="Fonteparág.padrão" style:family="text">
      <style:text-properties style:font-name="Courier New" style:font-name-complex="Courier New" fo:font-size="9pt" style:font-size-asian="9pt" style:font-size-complex="9pt"/>
    </style:style>
    <style:style style:name="P690" style:parent-style-name="HorizontalLine" style:family="paragraph">
      <style:text-properties style:font-name="Courier New" style:font-name-complex="Courier New" fo:font-size="9pt" style:font-size-asian="9pt" style:font-size-complex="9pt"/>
    </style:style>
    <style:style style:name="T691" style:parent-style-name="Fonteparág.padrão" style:family="text">
      <style:text-properties style:font-name="Apple Color Emoji" style:font-name-complex="Apple Color Emoji" fo:font-size="9pt" style:font-size-asian="9pt" style:font-size-complex="9pt"/>
    </style:style>
    <style:style style:name="T692" style:parent-style-name="Fonteparág.padrão" style:family="text">
      <style:text-properties style:font-name="Courier New" style:font-name-complex="Courier New" fo:font-size="9pt" style:font-size-asian="9pt" style:font-size-complex="9pt"/>
    </style:style>
    <style:style style:name="T693" style:parent-style-name="StrongEmphasis" style:family="text">
      <style:text-properties style:font-name="Courier New" style:font-name-complex="Courier New" fo:font-size="9pt" style:font-size-asian="9pt" style:font-size-complex="9pt"/>
    </style:style>
    <style:style style:name="P694" style:parent-style-name="Textbody" style:family="paragraph">
      <style:text-properties style:font-name="Courier New" style:font-name-complex="Courier New" fo:font-size="9pt" style:font-size-asian="9pt" style:font-size-complex="9pt"/>
    </style:style>
    <style:style style:name="T695" style:parent-style-name="StrongEmphasis" style:family="text">
      <style:text-properties style:font-name="Courier New" style:font-name-complex="Courier New" fo:font-size="9pt" style:font-size-asian="9pt" style:font-size-complex="9pt"/>
    </style:style>
    <style:style style:name="T696" style:parent-style-name="Fonteparág.padrão" style:family="text">
      <style:text-properties style:font-name="Courier New" style:font-name-complex="Courier New" fo:font-size="9pt" style:font-size-asian="9pt" style:font-size-complex="9pt"/>
    </style:style>
    <style:style style:name="T697" style:parent-style-name="Fonteparág.padrão" style:family="text">
      <style:text-properties style:font-name="Courier New" style:font-name-complex="Courier New" fo:font-size="9pt" style:font-size-asian="9pt" style:font-size-complex="9pt"/>
    </style:style>
    <style:style style:name="T698" style:parent-style-name="StrongEmphasis" style:family="text">
      <style:text-properties style:font-name="Courier New" style:font-name-complex="Courier New" fo:font-size="9pt" style:font-size-asian="9pt" style:font-size-complex="9pt"/>
    </style:style>
    <style:style style:name="P699" style:parent-style-name="Textbody" style:family="paragraph"/>
    <style:style style:name="T700" style:parent-style-name="StrongEmphasis" style:family="text">
      <style:text-properties style:font-name="Courier New" style:font-name-complex="Courier New" fo:font-size="9pt" style:font-size-asian="9pt" style:font-size-complex="9pt"/>
    </style:style>
    <style:style style:name="T701" style:parent-style-name="Fonteparág.padrão" style:family="text">
      <style:text-properties style:font-name="Courier New" style:font-name-complex="Courier New" fo:font-size="9pt" style:font-size-asian="9pt" style:font-size-complex="9pt"/>
    </style:style>
    <style:style style:name="P702" style:parent-style-name="Textbody" style:family="paragraph"/>
    <style:style style:name="T703" style:parent-style-name="StrongEmphasis" style:family="text">
      <style:text-properties style:font-name="Courier New" style:font-name-complex="Courier New" fo:font-size="9pt" style:font-size-asian="9pt" style:font-size-complex="9pt"/>
    </style:style>
    <style:style style:name="T704" style:parent-style-name="Fonteparág.padrão" style:family="text">
      <style:text-properties style:font-name="Courier New" style:font-name-complex="Courier New" fo:font-size="9pt" style:font-size-asian="9pt" style:font-size-complex="9pt"/>
    </style:style>
    <style:style style:name="P705" style:parent-style-name="Textbody" style:family="paragraph"/>
    <style:style style:name="T706" style:parent-style-name="StrongEmphasis" style:family="text">
      <style:text-properties style:font-name="Courier New" style:font-name-complex="Courier New" fo:font-size="9pt" style:font-size-asian="9pt" style:font-size-complex="9pt"/>
    </style:style>
    <style:style style:name="T707" style:parent-style-name="Fonteparág.padrão" style:family="text">
      <style:text-properties style:font-name="Courier New" style:font-name-complex="Courier New" fo:font-size="9pt" style:font-size-asian="9pt" style:font-size-complex="9pt"/>
    </style:style>
    <style:style style:name="P708" style:parent-style-name="Textbody" style:family="paragraph">
      <style:text-properties style:font-name="Courier New" style:font-name-complex="Courier New" fo:font-size="9pt" style:font-size-asian="9pt" style:font-size-complex="9pt"/>
    </style:style>
    <style:style style:name="T709" style:parent-style-name="StrongEmphasis" style:family="text">
      <style:text-properties style:font-name="Courier New" style:font-name-complex="Courier New" fo:font-size="9pt" style:font-size-asian="9pt" style:font-size-complex="9pt"/>
    </style:style>
    <style:style style:name="T710" style:parent-style-name="Fonteparág.padrão" style:family="text">
      <style:text-properties style:font-name="Courier New" style:font-name-complex="Courier New" fo:font-size="9pt" style:font-size-asian="9pt" style:font-size-complex="9pt"/>
    </style:style>
    <style:style style:name="T711" style:parent-style-name="Fonteparág.padrão" style:family="text">
      <style:text-properties style:font-name="Courier New" style:font-name-complex="Courier New" fo:font-size="9pt" style:font-size-asian="9pt" style:font-size-complex="9pt"/>
    </style:style>
    <style:style style:name="T712" style:parent-style-name="StrongEmphasis" style:family="text">
      <style:text-properties style:font-name="Courier New" style:font-name-complex="Courier New" fo:font-size="9pt" style:font-size-asian="9pt" style:font-size-complex="9pt"/>
    </style:style>
    <style:style style:name="T713" style:parent-style-name="Fonteparág.padrão" style:family="text">
      <style:text-properties style:font-name="Courier New" style:font-name-complex="Courier New" fo:font-size="9pt" style:font-size-asian="9pt" style:font-size-complex="9pt"/>
    </style:style>
    <style:style style:name="P714" style:parent-style-name="Textbody" style:family="paragraph">
      <style:text-properties style:font-name="Courier New" style:font-name-complex="Courier New" fo:font-size="9pt" style:font-size-asian="9pt" style:font-size-complex="9pt"/>
    </style:style>
    <style:style style:name="T715" style:parent-style-name="StrongEmphasis" style:family="text">
      <style:text-properties style:font-name="Courier New" style:font-name-complex="Courier New" fo:font-size="9pt" style:font-size-asian="9pt" style:font-size-complex="9pt"/>
    </style:style>
    <style:style style:name="T716" style:parent-style-name="Fonteparág.padrão" style:family="text">
      <style:text-properties style:font-name="Courier New" style:font-name-complex="Courier New" fo:font-size="9pt" style:font-size-asian="9pt" style:font-size-complex="9pt"/>
    </style:style>
    <style:style style:name="T717" style:parent-style-name="Fonteparág.padrão" style:family="text">
      <style:text-properties style:font-name="Courier New" style:font-name-complex="Courier New" fo:font-size="9pt" style:font-size-asian="9pt" style:font-size-complex="9pt"/>
    </style:style>
    <style:style style:name="T718" style:parent-style-name="StrongEmphasis" style:family="text">
      <style:text-properties style:font-name="Courier New" style:font-name-complex="Courier New" fo:font-size="9pt" style:font-size-asian="9pt" style:font-size-complex="9pt"/>
    </style:style>
    <style:style style:name="P719" style:parent-style-name="Textbody" style:family="paragraph">
      <style:text-properties style:font-name="Courier New" style:font-name-complex="Courier New" fo:font-size="9pt" style:font-size-asian="9pt" style:font-size-complex="9pt"/>
    </style:style>
    <style:style style:name="P720" style:parent-style-name="Textbody" style:family="paragraph">
      <style:text-properties style:font-name="Courier New" style:font-name-complex="Courier New" fo:font-size="9pt" style:font-size-asian="9pt" style:font-size-complex="9pt"/>
    </style:style>
    <style:style style:name="P721" style:parent-style-name="Textbody" style:family="paragraph">
      <style:text-properties style:font-name="Courier New" style:font-name-complex="Courier New" fo:font-size="9pt" style:font-size-asian="9pt" style:font-size-complex="9pt"/>
    </style:style>
    <style:style style:name="T722" style:parent-style-name="StrongEmphasis" style:family="text">
      <style:text-properties style:font-name="Courier New" style:font-name-complex="Courier New" fo:font-size="9pt" style:font-size-asian="9pt" style:font-size-complex="9pt"/>
    </style:style>
    <style:style style:name="T723" style:parent-style-name="Fonteparág.padrão" style:family="text">
      <style:text-properties style:font-name="Courier New" style:font-name-complex="Courier New" fo:font-size="9pt" style:font-size-asian="9pt" style:font-size-complex="9pt"/>
    </style:style>
    <style:style style:name="T724" style:parent-style-name="StrongEmphasis" style:family="text">
      <style:text-properties style:font-name="Courier New" style:font-name-complex="Courier New" fo:font-size="9pt" style:font-size-asian="9pt" style:font-size-complex="9pt"/>
    </style:style>
    <style:style style:name="T725" style:parent-style-name="Fonteparág.padrão" style:family="text">
      <style:text-properties style:font-name="Courier New" style:font-name-complex="Courier New" fo:font-size="9pt" style:font-size-asian="9pt" style:font-size-complex="9pt"/>
    </style:style>
    <style:style style:name="T726" style:parent-style-name="Fonteparág.padrão" style:family="text">
      <style:text-properties style:font-name="Courier New" style:font-name-complex="Courier New" fo:font-size="9pt" style:font-size-asian="9pt" style:font-size-complex="9pt"/>
    </style:style>
    <style:style style:name="T727" style:parent-style-name="StrongEmphasis" style:family="text">
      <style:text-properties style:font-name="Courier New" style:font-name-complex="Courier New" fo:font-size="9pt" style:font-size-asian="9pt" style:font-size-complex="9pt"/>
    </style:style>
    <style:style style:name="T728" style:parent-style-name="Fonteparág.padrão" style:family="text">
      <style:text-properties style:font-name="Courier New" style:font-name-complex="Courier New" fo:font-size="9pt" style:font-size-asian="9pt" style:font-size-complex="9pt"/>
    </style:style>
    <style:style style:name="T729" style:parent-style-name="Fonteparág.padrão" style:family="text">
      <style:text-properties style:font-name="Courier New" style:font-name-complex="Courier New" fo:font-size="9pt" style:font-size-asian="9pt" style:font-size-complex="9pt"/>
    </style:style>
    <style:style style:name="T730" style:parent-style-name="Fonteparág.padrão" style:family="text">
      <style:text-properties style:font-name="Courier New" style:font-name-complex="Courier New" fo:font-size="9pt" style:font-size-asian="9pt" style:font-size-complex="9pt"/>
    </style:style>
    <style:style style:name="T731" style:parent-style-name="StrongEmphasis" style:family="text">
      <style:text-properties style:font-name="Courier New" style:font-name-complex="Courier New" fo:font-size="9pt" style:font-size-asian="9pt" style:font-size-complex="9pt"/>
    </style:style>
    <style:style style:name="T732" style:parent-style-name="Fonteparág.padrão" style:family="text">
      <style:text-properties style:font-name="Courier New" style:font-name-complex="Courier New" fo:font-size="9pt" style:font-size-asian="9pt" style:font-size-complex="9pt"/>
    </style:style>
    <style:style style:name="P733" style:parent-style-name="Textbody" style:family="paragraph">
      <style:text-properties style:font-name="Courier New" style:font-name-complex="Courier New" fo:font-size="9pt" style:font-size-asian="9pt" style:font-size-complex="9pt"/>
    </style:style>
    <style:style style:name="T734" style:parent-style-name="StrongEmphasis" style:family="text">
      <style:text-properties style:font-name="Courier New" style:font-name-complex="Courier New" fo:font-size="9pt" style:font-size-asian="9pt" style:font-size-complex="9pt"/>
    </style:style>
    <style:style style:name="T735" style:parent-style-name="Fonteparág.padrão" style:family="text">
      <style:text-properties style:font-name="Courier New" style:font-name-complex="Courier New" fo:font-size="9pt" style:font-size-asian="9pt" style:font-size-complex="9pt"/>
    </style:style>
    <style:style style:name="T736" style:parent-style-name="StrongEmphasis" style:family="text">
      <style:text-properties style:font-name="Courier New" style:font-name-complex="Courier New" fo:font-size="9pt" style:font-size-asian="9pt" style:font-size-complex="9pt"/>
    </style:style>
    <style:style style:name="T737" style:parent-style-name="Fonteparág.padrão" style:family="text">
      <style:text-properties style:font-name="Courier New" style:font-name-complex="Courier New" fo:font-size="9pt" style:font-size-asian="9pt" style:font-size-complex="9pt"/>
    </style:style>
    <style:style style:name="T738" style:parent-style-name="Fonteparág.padrão" style:family="text">
      <style:text-properties style:font-name="Courier New" style:font-name-complex="Courier New" fo:font-size="9pt" style:font-size-asian="9pt" style:font-size-complex="9pt"/>
    </style:style>
    <style:style style:name="T739" style:parent-style-name="StrongEmphasis" style:family="text">
      <style:text-properties style:font-name="Courier New" style:font-name-complex="Courier New" fo:font-size="9pt" style:font-size-asian="9pt" style:font-size-complex="9pt"/>
    </style:style>
    <style:style style:name="T740" style:parent-style-name="Fonteparág.padrão" style:family="text">
      <style:text-properties style:font-name="Courier New" style:font-name-complex="Courier New" fo:font-size="9pt" style:font-size-asian="9pt" style:font-size-complex="9pt"/>
    </style:style>
    <style:style style:name="T741" style:parent-style-name="StrongEmphasis" style:family="text">
      <style:text-properties style:font-name="Courier New" style:font-name-complex="Courier New" fo:font-size="9pt" style:font-size-asian="9pt" style:font-size-complex="9pt"/>
    </style:style>
    <style:style style:name="T742" style:parent-style-name="Fonteparág.padrão" style:family="text">
      <style:text-properties style:font-name="Courier New" style:font-name-complex="Courier New" fo:font-size="9pt" style:font-size-asian="9pt" style:font-size-complex="9pt"/>
    </style:style>
    <style:style style:name="T743" style:parent-style-name="Fonteparág.padrão" style:family="text">
      <style:text-properties style:font-name="Courier New" style:font-name-complex="Courier New" fo:font-size="9pt" style:font-size-asian="9pt" style:font-size-complex="9pt"/>
    </style:style>
    <style:style style:name="T744" style:parent-style-name="Fonteparág.padrão" style:family="text">
      <style:text-properties style:font-name="Courier New" style:font-name-complex="Courier New" fo:font-size="9pt" style:font-size-asian="9pt" style:font-size-complex="9pt"/>
    </style:style>
    <style:style style:name="T745" style:parent-style-name="StrongEmphasis" style:family="text">
      <style:text-properties style:font-name="Courier New" style:font-name-complex="Courier New" fo:font-size="9pt" style:font-size-asian="9pt" style:font-size-complex="9pt"/>
    </style:style>
    <style:style style:name="T746" style:parent-style-name="Fonteparág.padrão" style:family="text">
      <style:text-properties style:font-name="Courier New" style:font-name-complex="Courier New" fo:font-size="9pt" style:font-size-asian="9pt" style:font-size-complex="9pt"/>
    </style:style>
    <style:style style:name="T747" style:parent-style-name="Fonteparág.padrão" style:family="text">
      <style:text-properties style:font-name="Courier New" style:font-name-complex="Courier New" fo:font-size="9pt" style:font-size-asian="9pt" style:font-size-complex="9pt"/>
    </style:style>
    <style:style style:name="T748" style:parent-style-name="Fonteparág.padrão" style:family="text">
      <style:text-properties style:font-name="Courier New" style:font-name-complex="Courier New" fo:font-size="9pt" style:font-size-asian="9pt" style:font-size-complex="9pt"/>
    </style:style>
    <style:style style:name="P749" style:parent-style-name="Textbody" style:family="paragraph">
      <style:text-properties style:font-name="Courier New" style:font-name-complex="Courier New" fo:font-size="9pt" style:font-size-asian="9pt" style:font-size-complex="9pt"/>
    </style:style>
    <style:style style:name="T750" style:parent-style-name="StrongEmphasis" style:family="text">
      <style:text-properties style:font-name="Courier New" style:font-name-complex="Courier New" fo:font-size="9pt" style:font-size-asian="9pt" style:font-size-complex="9pt"/>
    </style:style>
    <style:style style:name="T751" style:parent-style-name="Fonteparág.padrão" style:family="text">
      <style:text-properties style:font-name="Courier New" style:font-name-complex="Courier New" fo:font-size="9pt" style:font-size-asian="9pt" style:font-size-complex="9pt"/>
    </style:style>
    <style:style style:name="T752" style:parent-style-name="StrongEmphasis" style:family="text">
      <style:text-properties style:font-name="Courier New" style:font-name-complex="Courier New" fo:font-size="9pt" style:font-size-asian="9pt" style:font-size-complex="9pt"/>
    </style:style>
    <style:style style:name="T753" style:parent-style-name="Fonteparág.padrão" style:family="text">
      <style:text-properties style:font-name="Courier New" style:font-name-complex="Courier New" fo:font-size="9pt" style:font-size-asian="9pt" style:font-size-complex="9pt"/>
    </style:style>
    <style:style style:name="T754" style:parent-style-name="Fonteparág.padrão" style:family="text">
      <style:text-properties style:font-name="Courier New" style:font-name-complex="Courier New" fo:font-size="9pt" style:font-size-asian="9pt" style:font-size-complex="9pt"/>
    </style:style>
    <style:style style:name="T755" style:parent-style-name="StrongEmphasis" style:family="text">
      <style:text-properties style:font-name="Courier New" style:font-name-complex="Courier New" fo:font-size="9pt" style:font-size-asian="9pt" style:font-size-complex="9pt"/>
    </style:style>
    <style:style style:name="T756" style:parent-style-name="Fonteparág.padrão" style:family="text">
      <style:text-properties style:font-name="Courier New" style:font-name-complex="Courier New" fo:font-size="9pt" style:font-size-asian="9pt" style:font-size-complex="9pt"/>
    </style:style>
    <style:style style:name="T757" style:parent-style-name="Fonteparág.padrão" style:family="text">
      <style:text-properties style:font-name="Courier New" style:font-name-complex="Courier New" fo:font-size="9pt" style:font-size-asian="9pt" style:font-size-complex="9pt"/>
    </style:style>
    <style:style style:name="T758" style:parent-style-name="Fonteparág.padrão" style:family="text">
      <style:text-properties style:font-name="Courier New" style:font-name-complex="Courier New" fo:font-size="9pt" style:font-size-asian="9pt" style:font-size-complex="9pt"/>
    </style:style>
    <style:style style:name="T759" style:parent-style-name="StrongEmphasis" style:family="text">
      <style:text-properties style:font-name="Courier New" style:font-name-complex="Courier New" fo:font-size="9pt" style:font-size-asian="9pt" style:font-size-complex="9pt"/>
    </style:style>
    <style:style style:name="T760" style:parent-style-name="Fonteparág.padrão" style:family="text">
      <style:text-properties style:font-name="Courier New" style:font-name-complex="Courier New" fo:font-size="9pt" style:font-size-asian="9pt" style:font-size-complex="9pt"/>
    </style:style>
    <style:style style:name="P761" style:parent-style-name="HorizontalLine" style:family="paragraph">
      <style:text-properties style:font-name="Courier New" style:font-name-complex="Courier New" fo:font-size="9pt" style:font-size-asian="9pt" style:font-size-complex="9pt"/>
    </style:style>
    <style:style style:name="T762" style:parent-style-name="Fonteparág.padrão" style:family="text">
      <style:text-properties style:font-name="Apple Color Emoji" style:font-name-complex="Apple Color Emoji" fo:font-weight="bold" style:font-weight-asian="bold" style:font-weight-complex="bold" fo:font-size="9pt" style:font-size-asian="9pt" style:font-size-complex="9pt"/>
    </style:style>
    <style:style style:name="T763" style:parent-style-name="Fonteparág.padrão" style:family="text">
      <style:text-properties style:font-name="Courier New" style:font-name-complex="Courier New" fo:font-weight="bold" style:font-weight-asian="bold" style:font-weight-complex="bold" fo:font-size="9pt" style:font-size-asian="9pt" style:font-size-complex="9pt"/>
    </style:style>
    <style:style style:name="T764" style:parent-style-name="StrongEmphasis" style:family="text">
      <style:text-properties style:font-name="Courier New" style:font-name-complex="Courier New" fo:font-size="9pt" style:font-size-asian="9pt" style:font-size-complex="9pt"/>
    </style:style>
    <style:style style:name="P765" style:parent-style-name="Textbody" style:family="paragraph">
      <style:text-properties style:font-name="Courier New" style:font-name-complex="Courier New" fo:font-size="9pt" style:font-size-asian="9pt" style:font-size-complex="9pt"/>
    </style:style>
    <style:style style:name="T766" style:parent-style-name="StrongEmphasis" style:family="text">
      <style:text-properties style:font-name="Courier New" style:font-name-complex="Courier New" fo:font-size="9pt" style:font-size-asian="9pt" style:font-size-complex="9pt"/>
    </style:style>
    <style:style style:name="T767" style:parent-style-name="Fonteparág.padrão" style:family="text">
      <style:text-properties style:font-name="Courier New" style:font-name-complex="Courier New" fo:font-size="9pt" style:font-size-asian="9pt" style:font-size-complex="9pt"/>
    </style:style>
    <style:style style:name="T768" style:parent-style-name="StrongEmphasis" style:family="text">
      <style:text-properties style:font-name="Courier New" style:font-name-complex="Courier New" fo:font-size="9pt" style:font-size-asian="9pt" style:font-size-complex="9pt"/>
    </style:style>
    <style:style style:name="T769" style:parent-style-name="Fonteparág.padrão" style:family="text">
      <style:text-properties style:font-name="Courier New" style:font-name-complex="Courier New" fo:font-size="9pt" style:font-size-asian="9pt" style:font-size-complex="9pt"/>
    </style:style>
    <style:style style:name="P770" style:parent-style-name="Textbody" style:family="paragraph">
      <style:text-properties style:font-name="Courier New" style:font-name-complex="Courier New" fo:font-size="9pt" style:font-size-asian="9pt" style:font-size-complex="9pt"/>
    </style:style>
    <style:style style:name="T771" style:parent-style-name="StrongEmphasis" style:family="text">
      <style:text-properties style:font-name="Courier New" style:font-name-complex="Courier New" fo:font-size="9pt" style:font-size-asian="9pt" style:font-size-complex="9pt"/>
    </style:style>
    <style:style style:name="T772" style:parent-style-name="Fonteparág.padrão" style:family="text">
      <style:text-properties style:font-name="Courier New" style:font-name-complex="Courier New" fo:font-size="9pt" style:font-size-asian="9pt" style:font-size-complex="9pt"/>
    </style:style>
    <style:style style:name="T773" style:parent-style-name="StrongEmphasis" style:family="text">
      <style:text-properties style:font-name="Courier New" style:font-name-complex="Courier New" fo:font-size="9pt" style:font-size-asian="9pt" style:font-size-complex="9pt"/>
    </style:style>
    <style:style style:name="T774" style:parent-style-name="Fonteparág.padrão" style:family="text">
      <style:text-properties style:font-name="Courier New" style:font-name-complex="Courier New" fo:font-size="9pt" style:font-size-asian="9pt" style:font-size-complex="9pt"/>
    </style:style>
    <style:style style:name="T775" style:parent-style-name="Fonteparág.padrão" style:family="text">
      <style:text-properties style:font-name="Courier New" style:font-name-complex="Courier New" fo:font-size="9pt" style:font-size-asian="9pt" style:font-size-complex="9pt"/>
    </style:style>
    <style:style style:name="T776" style:parent-style-name="StrongEmphasis" style:family="text">
      <style:text-properties style:font-name="Courier New" style:font-name-complex="Courier New" fo:font-size="9pt" style:font-size-asian="9pt" style:font-size-complex="9pt"/>
    </style:style>
    <style:style style:name="T777" style:parent-style-name="Fonteparág.padrão" style:family="text">
      <style:text-properties style:font-name="Courier New" style:font-name-complex="Courier New" fo:font-size="9pt" style:font-size-asian="9pt" style:font-size-complex="9pt"/>
    </style:style>
    <style:style style:name="T778" style:parent-style-name="Fonteparág.padrão" style:family="text">
      <style:text-properties style:font-name="Courier New" style:font-name-complex="Courier New" fo:font-size="9pt" style:font-size-asian="9pt" style:font-size-complex="9pt"/>
    </style:style>
    <style:style style:name="T779" style:parent-style-name="Fonteparág.padrão" style:family="text">
      <style:text-properties style:font-name="Courier New" style:font-name-complex="Courier New" fo:font-size="9pt" style:font-size-asian="9pt" style:font-size-complex="9pt"/>
    </style:style>
    <style:style style:name="T780" style:parent-style-name="StrongEmphasis" style:family="text">
      <style:text-properties style:font-name="Courier New" style:font-name-complex="Courier New" fo:font-size="9pt" style:font-size-asian="9pt" style:font-size-complex="9pt"/>
    </style:style>
    <style:style style:name="T781" style:parent-style-name="Fonteparág.padrão" style:family="text">
      <style:text-properties style:font-name="Courier New" style:font-name-complex="Courier New" fo:font-size="9pt" style:font-size-asian="9pt" style:font-size-complex="9pt"/>
    </style:style>
    <style:style style:name="T782" style:parent-style-name="Fonteparág.padrão" style:family="text">
      <style:text-properties style:font-name="Courier New" style:font-name-complex="Courier New" fo:font-size="9pt" style:font-size-asian="9pt" style:font-size-complex="9pt"/>
    </style:style>
    <style:style style:name="T783" style:parent-style-name="Fonteparág.padrão" style:family="text">
      <style:text-properties style:font-name="Courier New" style:font-name-complex="Courier New" fo:font-size="9pt" style:font-size-asian="9pt" style:font-size-complex="9pt"/>
    </style:style>
    <style:style style:name="T784" style:parent-style-name="StrongEmphasis" style:family="text">
      <style:text-properties style:font-name="Courier New" style:font-name-complex="Courier New" fo:font-size="9pt" style:font-size-asian="9pt" style:font-size-complex="9pt"/>
    </style:style>
    <style:style style:name="T785" style:parent-style-name="Fonteparág.padrão" style:family="text">
      <style:text-properties style:font-name="Courier New" style:font-name-complex="Courier New" fo:font-size="9pt" style:font-size-asian="9pt" style:font-size-complex="9pt"/>
    </style:style>
    <style:style style:name="T786" style:parent-style-name="Fonteparág.padrão" style:family="text">
      <style:text-properties style:font-name="Courier New" style:font-name-complex="Courier New" fo:font-size="9pt" style:font-size-asian="9pt" style:font-size-complex="9pt"/>
    </style:style>
    <style:style style:name="T787" style:parent-style-name="Fonteparág.padrão" style:family="text">
      <style:text-properties style:font-name="Courier New" style:font-name-complex="Courier New" fo:font-size="9pt" style:font-size-asian="9pt" style:font-size-complex="9pt"/>
    </style:style>
    <style:style style:name="T788" style:parent-style-name="StrongEmphasis" style:family="text">
      <style:text-properties style:font-name="Courier New" style:font-name-complex="Courier New" fo:font-size="9pt" style:font-size-asian="9pt" style:font-size-complex="9pt"/>
    </style:style>
    <style:style style:name="T789" style:parent-style-name="Fonteparág.padrão" style:family="text">
      <style:text-properties style:font-name="Courier New" style:font-name-complex="Courier New" fo:font-size="9pt" style:font-size-asian="9pt" style:font-size-complex="9pt"/>
    </style:style>
    <style:style style:name="T790" style:parent-style-name="Fonteparág.padrão" style:family="text">
      <style:text-properties style:font-name="Courier New" style:font-name-complex="Courier New" fo:font-size="9pt" style:font-size-asian="9pt" style:font-size-complex="9pt"/>
    </style:style>
    <style:style style:name="T791" style:parent-style-name="Fonteparág.padrão" style:family="text">
      <style:text-properties style:font-name="Courier New" style:font-name-complex="Courier New" fo:font-size="9pt" style:font-size-asian="9pt" style:font-size-complex="9pt"/>
    </style:style>
    <style:style style:name="T792" style:parent-style-name="StrongEmphasis" style:family="text">
      <style:text-properties style:font-name="Courier New" style:font-name-complex="Courier New" fo:font-size="9pt" style:font-size-asian="9pt" style:font-size-complex="9pt"/>
    </style:style>
    <style:style style:name="T793" style:parent-style-name="Fonteparág.padrão" style:family="text">
      <style:text-properties style:font-name="Courier New" style:font-name-complex="Courier New" fo:font-size="9pt" style:font-size-asian="9pt" style:font-size-complex="9pt"/>
    </style:style>
    <style:style style:name="P794" style:parent-style-name="Textbody" style:family="paragraph">
      <style:text-properties style:font-name="Courier New" style:font-name-complex="Courier New" fo:font-size="9pt" style:font-size-asian="9pt" style:font-size-complex="9pt"/>
    </style:style>
    <style:style style:name="T795" style:parent-style-name="StrongEmphasis" style:family="text">
      <style:text-properties style:font-name="Courier New" style:font-name-complex="Courier New" fo:font-size="9pt" style:font-size-asian="9pt" style:font-size-complex="9pt"/>
    </style:style>
    <style:style style:name="T796" style:parent-style-name="Fonteparág.padrão" style:family="text">
      <style:text-properties style:font-name="Courier New" style:font-name-complex="Courier New" fo:font-size="9pt" style:font-size-asian="9pt" style:font-size-complex="9pt"/>
    </style:style>
    <style:style style:name="T797" style:parent-style-name="StrongEmphasis" style:family="text">
      <style:text-properties style:font-name="Courier New" style:font-name-complex="Courier New" fo:font-size="9pt" style:font-size-asian="9pt" style:font-size-complex="9pt"/>
    </style:style>
    <style:style style:name="T798" style:parent-style-name="Fonteparág.padrão" style:family="text">
      <style:text-properties style:font-name="Courier New" style:font-name-complex="Courier New" fo:font-size="9pt" style:font-size-asian="9pt" style:font-size-complex="9pt"/>
    </style:style>
    <style:style style:name="T799" style:parent-style-name="Fonteparág.padrão" style:family="text">
      <style:text-properties style:font-name="Courier New" style:font-name-complex="Courier New" fo:font-size="9pt" style:font-size-asian="9pt" style:font-size-complex="9pt"/>
    </style:style>
    <style:style style:name="T800" style:parent-style-name="StrongEmphasis" style:family="text">
      <style:text-properties style:font-name="Courier New" style:font-name-complex="Courier New" fo:font-size="9pt" style:font-size-asian="9pt" style:font-size-complex="9pt"/>
    </style:style>
    <style:style style:name="T801" style:parent-style-name="Fonteparág.padrão" style:family="text">
      <style:text-properties style:font-name="Courier New" style:font-name-complex="Courier New" fo:font-size="9pt" style:font-size-asian="9pt" style:font-size-complex="9pt"/>
    </style:style>
    <style:style style:name="T802" style:parent-style-name="Fonteparág.padrão" style:family="text">
      <style:text-properties style:font-name="Courier New" style:font-name-complex="Courier New" fo:font-size="9pt" style:font-size-asian="9pt" style:font-size-complex="9pt"/>
    </style:style>
    <style:style style:name="T803" style:parent-style-name="Fonteparág.padrão" style:family="text">
      <style:text-properties style:font-name="Courier New" style:font-name-complex="Courier New" fo:font-size="9pt" style:font-size-asian="9pt" style:font-size-complex="9pt"/>
    </style:style>
    <style:style style:name="T804" style:parent-style-name="StrongEmphasis" style:family="text">
      <style:text-properties style:font-name="Courier New" style:font-name-complex="Courier New" fo:font-size="9pt" style:font-size-asian="9pt" style:font-size-complex="9pt"/>
    </style:style>
    <style:style style:name="T805" style:parent-style-name="Fonteparág.padrão" style:family="text">
      <style:text-properties style:font-name="Courier New" style:font-name-complex="Courier New" fo:font-size="9pt" style:font-size-asian="9pt" style:font-size-complex="9pt"/>
    </style:style>
    <style:style style:name="T806" style:parent-style-name="Fonteparág.padrão" style:family="text">
      <style:text-properties style:font-name="Courier New" style:font-name-complex="Courier New" fo:font-size="9pt" style:font-size-asian="9pt" style:font-size-complex="9pt"/>
    </style:style>
    <style:style style:name="T807" style:parent-style-name="Fonteparág.padrão" style:family="text">
      <style:text-properties style:font-name="Courier New" style:font-name-complex="Courier New" fo:font-size="9pt" style:font-size-asian="9pt" style:font-size-complex="9pt"/>
    </style:style>
    <style:style style:name="T808" style:parent-style-name="StrongEmphasis" style:family="text">
      <style:text-properties style:font-name="Courier New" style:font-name-complex="Courier New" fo:font-size="9pt" style:font-size-asian="9pt" style:font-size-complex="9pt"/>
    </style:style>
    <style:style style:name="T809" style:parent-style-name="Fonteparág.padrão" style:family="text">
      <style:text-properties style:font-name="Courier New" style:font-name-complex="Courier New" fo:font-size="9pt" style:font-size-asian="9pt" style:font-size-complex="9pt"/>
    </style:style>
    <style:style style:name="T810" style:parent-style-name="Fonteparág.padrão" style:family="text">
      <style:text-properties style:font-name="Courier New" style:font-name-complex="Courier New" fo:font-size="9pt" style:font-size-asian="9pt" style:font-size-complex="9pt"/>
    </style:style>
    <style:style style:name="T811" style:parent-style-name="Fonteparág.padrão" style:family="text">
      <style:text-properties style:font-name="Courier New" style:font-name-complex="Courier New" fo:font-size="9pt" style:font-size-asian="9pt" style:font-size-complex="9pt"/>
    </style:style>
    <style:style style:name="T812" style:parent-style-name="StrongEmphasis" style:family="text">
      <style:text-properties style:font-name="Courier New" style:font-name-complex="Courier New" fo:font-size="9pt" style:font-size-asian="9pt" style:font-size-complex="9pt"/>
    </style:style>
    <style:style style:name="T813" style:parent-style-name="Fonteparág.padrão" style:family="text">
      <style:text-properties style:font-name="Courier New" style:font-name-complex="Courier New" fo:font-size="9pt" style:font-size-asian="9pt" style:font-size-complex="9pt"/>
    </style:style>
    <style:style style:name="T814" style:parent-style-name="Fonteparág.padrão" style:family="text">
      <style:text-properties style:font-name="Courier New" style:font-name-complex="Courier New" fo:font-size="9pt" style:font-size-asian="9pt" style:font-size-complex="9pt"/>
    </style:style>
    <style:style style:name="T815" style:parent-style-name="Fonteparág.padrão" style:family="text">
      <style:text-properties style:font-name="Courier New" style:font-name-complex="Courier New" fo:font-size="9pt" style:font-size-asian="9pt" style:font-size-complex="9pt"/>
    </style:style>
    <style:style style:name="T816" style:parent-style-name="StrongEmphasis" style:family="text">
      <style:text-properties style:font-name="Courier New" style:font-name-complex="Courier New" fo:font-size="9pt" style:font-size-asian="9pt" style:font-size-complex="9pt"/>
    </style:style>
    <style:style style:name="T817" style:parent-style-name="Fonteparág.padrão" style:family="text">
      <style:text-properties style:font-name="Courier New" style:font-name-complex="Courier New" fo:font-size="9pt" style:font-size-asian="9pt" style:font-size-complex="9pt"/>
    </style:style>
    <style:style style:name="T818" style:parent-style-name="StrongEmphasis" style:family="text">
      <style:text-properties style:font-name="Courier New" style:font-name-complex="Courier New" fo:font-size="9pt" style:font-size-asian="9pt" style:font-size-complex="9pt"/>
    </style:style>
    <style:style style:name="T819" style:parent-style-name="StrongEmphasis" style:family="text">
      <style:text-properties style:font-name="Courier New" style:font-name-complex="Courier New" fo:font-size="9pt" style:font-size-asian="9pt" style:font-size-complex="9pt"/>
    </style:style>
    <style:style style:name="T820" style:parent-style-name="StrongEmphasis" style:family="text">
      <style:text-properties style:font-name="Courier New" style:font-name-complex="Courier New" fo:font-size="9pt" style:font-size-asian="9pt" style:font-size-complex="9pt"/>
    </style:style>
    <style:style style:name="T821" style:parent-style-name="StrongEmphasis" style:family="text">
      <style:text-properties style:font-name="Courier New" style:font-name-complex="Courier New" fo:font-size="9pt" style:font-size-asian="9pt" style:font-size-complex="9pt"/>
    </style:style>
    <style:style style:name="T822" style:parent-style-name="StrongEmphasis" style:family="text">
      <style:text-properties style:font-name="Courier New" style:font-name-complex="Courier New" fo:font-weight="normal" style:font-weight-asian="normal" style:font-weight-complex="normal" fo:font-size="9pt" style:font-size-asian="9pt" style:font-size-complex="9pt"/>
    </style:style>
    <style:style style:name="T823" style:parent-style-name="Fonteparág.padrão" style:family="text">
      <style:text-properties style:font-name="Courier New" style:font-name-complex="Courier New" fo:font-size="9pt" style:font-size-asian="9pt" style:font-size-complex="9pt"/>
    </style:style>
    <style:style style:name="T824" style:parent-style-name="StrongEmphasis" style:family="text">
      <style:text-properties style:font-name="Courier New" style:font-name-complex="Courier New" fo:font-size="9pt" style:font-size-asian="9pt" style:font-size-complex="9pt"/>
    </style:style>
    <style:style style:name="T825" style:parent-style-name="Fonteparág.padrão" style:family="text">
      <style:text-properties style:font-name="Courier New" style:font-name-complex="Courier New" fo:font-weight="bold" style:font-weight-asian="bold" style:font-weight-complex="bold" fo:font-size="9pt" style:font-size-asian="9pt" style:font-size-complex="9pt"/>
    </style:style>
    <style:style style:name="T826" style:parent-style-name="Fonteparág.padrão" style:family="text">
      <style:text-properties style:font-name="Courier New" style:font-name-complex="Courier New" fo:font-size="9pt" style:font-size-asian="9pt" style:font-size-complex="9pt"/>
    </style:style>
    <style:style style:name="T827" style:parent-style-name="StrongEmphasis" style:family="text">
      <style:text-properties style:font-name="Courier New" style:font-name-complex="Courier New" fo:font-size="9pt" style:font-size-asian="9pt" style:font-size-complex="9pt"/>
    </style:style>
    <style:style style:name="T828" style:parent-style-name="Fonteparág.padrão" style:family="text">
      <style:text-properties style:font-name="Courier New" style:font-name-complex="Courier New" fo:font-size="9pt" style:font-size-asian="9pt" style:font-size-complex="9pt"/>
    </style:style>
    <style:style style:name="P829" style:parent-style-name="Textbody" style:family="paragraph">
      <style:text-properties style:font-name="Courier New" style:font-name-complex="Courier New" fo:font-size="9pt" style:font-size-asian="9pt" style:font-size-complex="9pt"/>
    </style:style>
    <style:style style:name="T830" style:parent-style-name="StrongEmphasis" style:family="text">
      <style:text-properties style:font-name="Courier New" style:font-name-complex="Courier New" fo:font-size="9pt" style:font-size-asian="9pt" style:font-size-complex="9pt"/>
    </style:style>
    <style:style style:name="T831" style:parent-style-name="Fonteparág.padrão" style:family="text">
      <style:text-properties style:font-name="Courier New" style:font-name-complex="Courier New" fo:font-size="9pt" style:font-size-asian="9pt" style:font-size-complex="9pt"/>
    </style:style>
    <style:style style:name="T832" style:parent-style-name="Fonteparág.padrão" style:family="text">
      <style:text-properties style:font-name="Courier New" style:font-name-complex="Courier New" fo:font-weight="bold" style:font-weight-asian="bold" style:font-weight-complex="bold" fo:font-size="9pt" style:font-size-asian="9pt" style:font-size-complex="9pt"/>
    </style:style>
    <style:style style:name="T833" style:parent-style-name="Fonteparág.padrão" style:family="text">
      <style:text-properties style:font-name="Courier New" style:font-name-complex="Courier New" fo:font-size="9pt" style:font-size-asian="9pt" style:font-size-complex="9pt"/>
    </style:style>
    <style:style style:name="T834" style:parent-style-name="StrongEmphasis" style:family="text">
      <style:text-properties style:font-name="Courier New" style:font-name-complex="Courier New" fo:font-size="9pt" style:font-size-asian="9pt" style:font-size-complex="9pt"/>
    </style:style>
    <style:style style:name="T835" style:parent-style-name="Fonteparág.padrão" style:family="text">
      <style:text-properties style:font-name="Courier New" style:font-name-complex="Courier New" fo:font-size="9pt" style:font-size-asian="9pt" style:font-size-complex="9pt"/>
    </style:style>
    <style:style style:name="T836" style:parent-style-name="Fonteparág.padrão" style:family="text">
      <style:text-properties style:font-name="Courier New" style:font-name-complex="Courier New" fo:font-size="9pt" style:font-size-asian="9pt" style:font-size-complex="9pt"/>
    </style:style>
    <style:style style:name="T837" style:parent-style-name="StrongEmphasis" style:family="text">
      <style:text-properties style:font-name="Courier New" style:font-name-complex="Courier New" fo:font-size="9pt" style:font-size-asian="9pt" style:font-size-complex="9pt"/>
    </style:style>
    <style:style style:name="T838" style:parent-style-name="Fonteparág.padrão" style:family="text">
      <style:text-properties style:font-name="Courier New" style:font-name-complex="Courier New" fo:font-weight="bold" style:font-weight-asian="bold" style:font-weight-complex="bold" fo:font-size="9pt" style:font-size-asian="9pt" style:font-size-complex="9pt"/>
    </style:style>
    <style:style style:name="T839" style:parent-style-name="Fonteparág.padrão" style:family="text">
      <style:text-properties style:font-name="Courier New" style:font-name-complex="Courier New" fo:font-size="9pt" style:font-size-asian="9pt" style:font-size-complex="9pt"/>
    </style:style>
    <style:style style:name="T840" style:parent-style-name="StrongEmphasis" style:family="text">
      <style:text-properties style:font-name="Courier New" style:font-name-complex="Courier New" fo:font-size="9pt" style:font-size-asian="9pt" style:font-size-complex="9pt"/>
    </style:style>
    <style:style style:name="T841" style:parent-style-name="Fonteparág.padrão" style:family="text">
      <style:text-properties style:font-name="Courier New" style:font-name-complex="Courier New" fo:font-size="9pt" style:font-size-asian="9pt" style:font-size-complex="9pt"/>
    </style:style>
    <style:style style:name="P842" style:parent-style-name="PreformattedText" style:family="paragraph">
      <style:paragraph-properties fo:margin-bottom="0.1965in"/>
    </style:style>
    <style:style style:name="T843" style:parent-style-name="SourceText" style:family="text">
      <style:text-properties style:font-name="Courier New" style:font-name-complex="Courier New" fo:font-size="9pt" style:font-size-asian="9pt" style:font-size-complex="9pt"/>
    </style:style>
    <style:style style:name="T844" style:parent-style-name="StrongEmphasis" style:family="text">
      <style:text-properties style:font-name="Courier New" style:font-name-complex="Courier New" fo:font-size="9pt" style:font-size-asian="9pt" style:font-size-complex="9pt"/>
    </style:style>
    <style:style style:name="T845" style:parent-style-name="Fonteparág.padrão" style:family="text">
      <style:text-properties style:font-name="Courier New" style:font-name-complex="Courier New" fo:font-size="9pt" style:font-size-asian="9pt" style:font-size-complex="9pt"/>
    </style:style>
    <style:style style:name="T846" style:parent-style-name="Fonteparág.padrão" style:family="text">
      <style:text-properties style:font-name="Courier New" style:font-name-complex="Courier New" fo:font-weight="bold" style:font-weight-asian="bold" style:font-weight-complex="bold" fo:font-size="9pt" style:font-size-asian="9pt" style:font-size-complex="9pt"/>
    </style:style>
    <style:style style:name="T847" style:parent-style-name="Fonteparág.padrão" style:family="text">
      <style:text-properties style:font-name="Courier New" style:font-name-complex="Courier New" fo:font-size="9pt" style:font-size-asian="9pt" style:font-size-complex="9pt"/>
    </style:style>
    <style:style style:name="T848" style:parent-style-name="StrongEmphasis" style:family="text">
      <style:text-properties style:font-name="Courier New" style:font-name-complex="Courier New" fo:font-size="9pt" style:font-size-asian="9pt" style:font-size-complex="9pt"/>
    </style:style>
    <style:style style:name="T849" style:parent-style-name="Fonteparág.padrão" style:family="text">
      <style:text-properties style:font-name="Courier New" style:font-name-complex="Courier New" fo:font-size="9pt" style:font-size-asian="9pt" style:font-size-complex="9pt"/>
    </style:style>
    <style:style style:name="T850" style:parent-style-name="Fonteparág.padrão" style:family="text">
      <style:text-properties style:font-name="Courier New" style:font-name-complex="Courier New" fo:font-size="9pt" style:font-size-asian="9pt" style:font-size-complex="9pt"/>
    </style:style>
    <style:style style:name="T851" style:parent-style-name="StrongEmphasis" style:family="text">
      <style:text-properties style:font-name="Courier New" style:font-name-complex="Courier New" fo:font-size="9pt" style:font-size-asian="9pt" style:font-size-complex="9pt"/>
    </style:style>
    <style:style style:name="T852" style:parent-style-name="Fonteparág.padrão" style:family="text">
      <style:text-properties style:font-name="Courier New" style:font-name-complex="Courier New" fo:font-size="9pt" style:font-size-asian="9pt" style:font-size-complex="9pt"/>
    </style:style>
    <style:style style:name="T853" style:parent-style-name="Fonteparág.padrão" style:family="text">
      <style:text-properties style:font-name="Courier New" style:font-name-complex="Courier New" fo:font-weight="bold" style:font-weight-asian="bold" style:font-weight-complex="bold" fo:font-size="9pt" style:font-size-asian="9pt" style:font-size-complex="9pt"/>
    </style:style>
    <style:style style:name="T854" style:parent-style-name="Fonteparág.padrão" style:family="text">
      <style:text-properties style:font-name="Courier New" style:font-name-complex="Courier New" fo:font-size="9pt" style:font-size-asian="9pt" style:font-size-complex="9pt"/>
    </style:style>
    <style:style style:name="T855" style:parent-style-name="StrongEmphasis" style:family="text">
      <style:text-properties style:font-name="Courier New" style:font-name-complex="Courier New" fo:font-size="9pt" style:font-size-asian="9pt" style:font-size-complex="9pt"/>
    </style:style>
    <style:style style:name="T856" style:parent-style-name="Fonteparág.padrão" style:family="text">
      <style:text-properties style:font-name="Courier New" style:font-name-complex="Courier New" fo:font-size="9pt" style:font-size-asian="9pt" style:font-size-complex="9pt"/>
    </style:style>
    <style:style style:name="P857" style:parent-style-name="Textbody" style:family="paragraph">
      <style:text-properties style:font-name="Courier New" style:font-name-complex="Courier New" fo:font-size="9pt" style:font-size-asian="9pt" style:font-size-complex="9pt"/>
    </style:style>
  </office:automatic-styles>
  <office:body>
    <office:text text:use-soft-page-breaks="true">
      <text:p text:style-name="P1">Dia 1 – AWS Cloud Practitioner</text:p>
      <text:p text:style-name="P2"/>
      <text:h text:style-name="P3" text:outline-level="2"><text:span text:style-name="T4">✅</text:span><text:span text:style-name="T5"><text:s/></text:span><text:span text:style-name="T6">Seção 1 – Introdução</text:span></text:h>
      <text:h text:style-name="P7" text:outline-level="3"><text:span text:style-name="T8">1.<text:s/></text:span><text:span text:style-name="T9">Boas-vindas</text:span></text:h>
      <text:list text:style-name="LFO1" text:continue-numbering="true">
        <text:list-item>
          <text:p text:style-name="P10">Apresentação da certificação AWS Cloud Practitioner.</text:p>
        </text:list-item>
        <text:list-item>
          <text:p text:style-name="P11">Ideal para iniciantes que querem entender os fundamentos da AWS.</text:p>
        </text:list-item>
      </text:list>
      <text:p text:style-name="P12"/>
      <text:h text:style-name="P13" text:outline-level="3"><text:span text:style-name="T14">2.<text:s/></text:span><text:span text:style-name="T15">Sobre o novo exame CLF-C02</text:span></text:h>
      <text:list text:style-name="LFO2" text:continue-numbering="true">
        <text:list-item>
          <text:p text:style-name="P16">Substitui o<text:s/>CLF-C01 com conteúdos mais atualizados.</text:p>
        </text:list-item>
        <text:list-item>
          <text:p text:style-name="P17">Foco em: conceitos de nuvem, serviços essenciais, segurança, suporte, preços e casos de uso.</text:p>
        </text:list-item>
      </text:list>
      <text:p text:style-name="P18"/>
      <text:h text:style-name="P19" text:outline-level="3"><text:span text:style-name="T20">3.<text:s/></text:span><text:span text:style-name="T21">Sobre sua conta AWS</text:span></text:h>
      <text:list text:style-name="LFO3" text:continue-numbering="true">
        <text:list-item>
          <text:p text:style-name="P22">Uma conta AWS dá acesso a mais de 200 serviços.</text:p>
        </text:list-item>
        <text:list-item>
          <text:p text:style-name="P23">Necessário para testar serviços, criar laboratórios e explorar a AWS.</text:p>
        </text:list-item>
      </text:list>
      <text:p text:style-name="P24"/>
      <text:h text:style-name="P25" text:outline-level="3"><text:span text:style-name="T26">4.<text:s/></text:span><text:span text:style-name="T27">Criando sua conta gratuita</text:span></text:h>
      <text:list text:style-name="LFO4" text:continue-numbering="true">
        <text:list-item>
          <text:p text:style-name="P28">Requer cartão de crédito (pode gerar cobrança mínima de verificação).</text:p>
        </text:list-item>
        <text:list-item>
          <text:p text:style-name="P29">Permite uso do Free Tier, importante para estudo e testes.</text:p>
        </text:list-item>
      </text:list>
      <text:p text:style-name="P30"/>
      <text:h text:style-name="P31" text:outline-level="3"><text:span text:style-name="T32">5.<text:s/></text:span><text:span text:style-name="T33">O Free Tier09170-400</text:span></text:h>
      <text:list text:style-name="LFO5" text:continue-numbering="true">
        <text:list-item>
          <text:p text:style-name="P34">Três categorias:</text:p>
          <text:list text:continue-numbering="true">
            <text:list-item>
              <text:p text:style-name="P35"><text:span text:style-name="T36">12 meses grátis:</text:span><text:span text:style-name="T37"><text:s/>EC2, S3, RDS (com limites).</text:span></text:p>
            </text:list-item>
            <text:list-item>
              <text:p text:style-name="P38"><text:span text:style-name="T39">Gratuito sempre:</text:span><text:span text:style-name="T40"><text:s/>Lambda, DynamoDB, SNS (com restrições).</text:span></text:p>
            </text:list-item>
            <text:list-item>
              <text:p text:style-name="P41"><text:span text:style-name="T42">Teste grátis temporário:</text:span><text:span text:style-name="T43"><text:s/>Serviços com testes de 30 dias.</text:span></text:p>
            </text:list-item>
          </text:list>
        </text:list-item>
      </text:list>
      <text:p text:style-name="P44"/>
      <text:h text:style-name="P45" text:outline-level="2"><text:span text:style-name="T46">✅</text:span><text:span text:style-name="T47"><text:s/></text:span><text:span text:style-name="T48">Seção 2 – Plataforma da AWS</text:span></text:h>
      <text:h text:style-name="P49" text:outline-level="3"/>
      <text:h text:style-name="P50" text:outline-level="3"><text:span text:style-name="T51">6.<text:s/></text:span><text:span text:style-name="T52">Navegando pela Plataforma</text:span></text:h>
      <text:list text:style-name="LFO6" text:continue-numbering="true">
        <text:list-item>
          <text:p text:style-name="P53"><text:span text:style-name="T54">Console de Gerenciamento:</text:span><text:span text:style-name="T55"><text:s/>Interface web.</text:span></text:p>
        </text:list-item>
        <text:list-item>
          <text:p text:style-name="P56"><text:span text:style-name="T57">AWS CLI:</text:span><text:span text:style-name="T58"><text:s/>Acesso por linha de comando.</text:span></text:p>
        </text:list-item>
        <text:list-item>
          <text:p text:style-name="P59"><text:span text:style-name="T60">AWS SDK:</text:span><text:span text:style-name="T61"><text:s/>Acesso programático via linguagens como Python, JavaScript, etc.</text:span></text:p>
        </text:list-item>
      </text:list>
      <text:p text:style-name="P62"/>
      <text:h text:style-name="P63" text:outline-level="3"><text:span text:style-name="T64">7.<text:s/></text:span><text:span text:style-name="T65">Criando um alerta de custo</text:span></text:h>
      <text:list text:style-name="LFO7" text:continue-numbering="true">
        <text:list-item>
          <text:p text:style-name="P66">Acesse AWS Billing → Budgets.</text:p>
        </text:list-item>
        <text:list-item>
          <text:p text:style-name="P67">Define limite de custo e envia alertas por e-mail.</text:p>
        </text:list-item>
        <text:list-item>
          <text:p text:style-name="P68">Útil para evitar cobranças indesejadas durante testes.</text:p>
        </text:list-item>
      </text:list>
      <text:p text:style-name="P69"/>
      <text:h text:style-name="P70" text:outline-level="3"><text:span text:style-name="T71">8.<text:s/></text:span><text:span text:style-name="T72">As mudanças na console</text:span></text:h>
      <text:list text:style-name="LFO8" text:continue-numbering="true">
        <text:list-item>
          <text:p text:style-name="P73">Interface está sempre sendo modernizada.</text:p>
        </text:list-item>
        <text:list-item>
          <text:p text:style-name="P74">Importante se familiarizar com menus, serviços favoritos e barra de pesquisa.</text:p>
        </text:list-item>
      </text:list>
      <text:p text:style-name="P75"/>
      <text:h text:style-name="P76" text:outline-level="2"><text:span text:style-name="T77">✅</text:span><text:span text:style-name="T78"><text:s/></text:span><text:span text:style-name="T79">Seção 3 – Conceitos</text:span></text:h>
      <text:h text:style-name="P80" text:outline-level="3"/>
      <text:h text:style-name="P81" text:outline-level="3"><text:span text:style-name="T82">9.<text:s/></text:span><text:span text:style-name="T83">O que é Cloud Computing?</text:span></text:h>
      <text:list text:style-name="LFO9" text:continue-numbering="true">
        <text:list-item>
          <text:p text:style-name="P84">Fornecimento de recursos de TI (como servidores, armazenamento, redes) via<text:s/>internet.</text:p>
        </text:list-item>
        <text:list-item>
          <text:p text:style-name="P85">Pagamento sob demanda, escalável e gerenciado por provedores como AWS.</text:p>
        </text:list-item>
      </text:list>
      <text:p text:style-name="P86"/>
      <text:h text:style-name="P87" text:outline-level="3"><text:span text:style-name="T88">10.<text:s/></text:span><text:span text:style-name="T89">7 Vantagens em Cloud Computing</text:span></text:h>
      <text:list text:style-name="LFO10" text:continue-numbering="true">
        <text:list-item>
          <text:p text:style-name="P90"><text:span text:style-name="T91">Trade de CapEx por OpEx</text:span><text:span text:style-name="T92"><text:s/>– Sem investir em hardware.</text:span></text:p>
        </text:list-item>
        <text:list-item>
          <text:p text:style-name="P93"><text:span text:style-name="T94">Economia de escala</text:span><text:span text:style-name="T95"><text:s/>– Preços mais baixos com volume.</text:span></text:p>
        </text:list-item>
        <text:list-item>
          <text:p text:style-name="P96"><text:span text:style-name="T97">Capacidade elástica</text:span><text:span text:style-name="T98"><text:s/>– Escala recursos automaticamente.</text:span></text:p>
        </text:list-item>
        <text:list-item>
          <text:p text:style-name="P99"><text:span text:style-name="T100">Aumenta agilidade e velocidade</text:span><text:span text:style-name="T101"><text:s/>– Serviços disponíveis em minutos.</text:span></text:p>
        </text:list-item>
        <text:list-item>
          <text:p text:style-name="P102"><text:span text:style-name="T103">Redução de custos com manutenção</text:span><text:span text:style-name="T104"><text:s/>– AWS gerencia infraestrutura.</text:span></text:p>
        </text:list-item>
        <text:list-item>
          <text:p text:style-name="P105"><text:span text:style-name="T106">Implantação global</text:span><text:span text:style-name="T107"><text:s/>– Presença em múltiplas regiões.</text:span></text:p>
        </text:list-item>
        <text:list-item>
          <text:p text:style-name="P108"><text:span text:style-name="T109">Melhoria em segurança</text:span><text:span text:style-name="T110"><text:s/>– Serviços como IAM, KMS, WAF.</text:span></text:p>
        </text:list-item>
      </text:list>
      <text:p text:style-name="P111"/>
      <text:h text:style-name="P112" text:outline-level="3"><text:span text:style-name="T113">11.<text:s/></text:span><text:span text:style-name="T114">Tipos de Cloud</text:span></text:h>
      <text:list text:style-name="LFO11" text:continue-numbering="true">
        <text:list-item>
          <text:p text:style-name="P115"><text:span text:style-name="T116">Nuvem Pública:</text:span><text:span text:style-name="T117"><text:s/>Infraestrutura compartilhada (ex: AWS).</text:span></text:p>
        </text:list-item>
        <text:list-item>
          <text:p text:style-name="P118"><text:span text:style-name="T119">Nuvem Privada:</text:span><text:span text:style-name="T120"><text:s/>Recursos exclusivos da empresa, em datacenter próprio.</text:span></text:p>
        </text:list-item>
        <text:list-item>
          <text:p text:style-name="P121"><text:span text:style-name="T122">Nuvem Híbrida:</text:span><text:span text:style-name="T123"><text:s/>Combina pública e privada, com integração entre ambas.</text:span></text:p>
        </text:list-item>
      </text:list>
      <text:p text:style-name="P124"/>
      <text:h text:style-name="P125" text:outline-level="3"><text:span text:style-name="T126">12.<text:s/></text:span><text:span text:style-name="T127">Planos de Suporte da AWS</text:span></text:h>
      <table:table table:style-name="Table128">
        <table:table-columns>
          <table:table-column table:style-name="TableColumn129"/>
          <table:table-column table:style-name="TableColumn130"/>
          <table:table-column table:style-name="TableColumn131"/>
        </table:table-columns>
        <table:table-header-rows>
          <table:table-row table:style-name="TableRow132">
            <table:table-cell table:style-name="TableCell133">
              <text:p text:style-name="P134">Plano</text:p>
            </table:table-cell>
            <table:table-cell table:style-name="TableCell135">
              <text:p text:style-name="P136">Indicado para</text:p>
            </table:table-cell>
            <table:table-cell table:style-name="TableCell137">
              <text:p text:style-name="P138">Inclui</text:p>
            </table:table-cell>
          </table:table-row>
        </table:table-header-rows>
        <table:table-row table:style-name="TableRow139">
          <table:table-cell table:style-name="TableCell140">
            <text:p text:style-name="P141"><text:span text:style-name="T142">Basic</text:span></text:p>
          </table:table-cell>
          <table:table-cell table:style-name="TableCell143">
            <text:p text:style-name="P144">Iniciante,<text:s/></text:p>
          </table:table-cell>
          <table:table-cell table:style-name="TableCell145">
            <text:p text:style-name="P146">Suporte técnico limitado, fórum<text:s/>grátis</text:p>
          </table:table-cell>
        </table:table-row>
        <table:table-row table:style-name="TableRow147">
          <table:table-cell table:style-name="TableCell148">
            <text:p text:style-name="P149"><text:span text:style-name="T150">Developer</text:span></text:p>
          </table:table-cell>
          <table:table-cell table:style-name="TableCell151">
            <text:p text:style-name="P152">Desenvolvimento</text:p>
          </table:table-cell>
          <table:table-cell table:style-name="TableCell153">
            <text:p text:style-name="P154">Suporte técnico em horário comercial</text:p>
          </table:table-cell>
        </table:table-row>
        <table:table-row table:style-name="TableRow155">
          <table:table-cell table:style-name="TableCell156">
            <text:p text:style-name="P157"><text:span text:style-name="T158">Business</text:span></text:p>
          </table:table-cell>
          <table:table-cell table:style-name="TableCell159">
            <text:p text:style-name="P160">Produção</text:p>
          </table:table-cell>
          <table:table-cell table:style-name="TableCell161">
            <text:p text:style-name="P162">24/7, acesso ao Trusted Advisor</text:p>
          </table:table-cell>
        </table:table-row>
        <table:table-row table:style-name="TableRow163">
          <table:table-cell table:style-name="TableCell164">
            <text:p text:style-name="P165"><text:span text:style-name="T166">Enterprise</text:span></text:p>
          </table:table-cell>
          <table:table-cell table:style-name="TableCell167">
            <text:p text:style-name="P168">Missão crítica</text:p>
          </table:table-cell>
          <table:table-cell table:style-name="TableCell169">
            <text:p text:style-name="P170">Gerente Técnico de Conta (TAM), planos<text:s/>personalizados</text:p>
          </table:table-cell>
        </table:table-row>
      </table:table>
      <text:p text:style-name="P171"/>
      <text:h text:style-name="P172" text:outline-level="2"><text:span text:style-name="T173">✅</text:span><text:span text:style-name="T174"><text:s/></text:span><text:span text:style-name="T175">Seção 4 – IAM (Identity and Access Management)</text:span></text:h>
      <text:h text:style-name="P176" text:outline-level="3"><text:span text:style-name="T177">13.<text:s/></text:span><text:span text:style-name="T178">O que é o IAM</text:span></text:h>
      <text:list text:style-name="LFO12" text:continue-numbering="true">
        <text:list-item>
          <text:p text:style-name="P179">Gerencia acesso a recursos AWS com usuários, grupos e políticas (em JSON).</text:p>
        </text:list-item>
        <text:list-item>
          <text:p text:style-name="P180">Permissões são aplicadas com base em políticas associadas a identidades.</text:p>
        </text:list-item>
      </text:list>
      <text:p text:style-name="P181"/>
      <text:h text:style-name="P182" text:outline-level="3"><text:span text:style-name="T183">14.<text:s/></text:span><text:span text:style-name="T184">Criando Grupos</text:span></text:h>
      <text:list text:style-name="LFO13" text:continue-numbering="true">
        <text:list-item>
          <text:p text:style-name="P185">Agrupamento lógico de usuários com permissões comuns.</text:p>
        </text:list-item>
        <text:list-item>
          <text:p text:style-name="P186">Ex: grupo “Admins” com permissões administrativas.</text:p>
        </text:list-item>
      </text:list>
      <text:h text:style-name="P187" text:outline-level="3"><text:span text:style-name="T188">15.<text:s/></text:span><text:span text:style-name="T189">Criando Usuários</text:span></text:h>
      <text:list text:style-name="LFO14" text:continue-numbering="true">
        <text:list-item>
          <text:p text:style-name="P190">Cada usuário tem credenciais próprias (senha ou access key).</text:p>
        </text:list-item>
        <text:list-item>
          <text:p text:style-name="P191">Pode ser configurado com MFA e permissões específicas.</text:p>
        </text:list-item>
      </text:list>
      <text:p text:style-name="P192"/>
      <text:h text:style-name="P193" text:outline-level="3"><text:span text:style-name="T194">16.<text:s/></text:span><text:span text:style-name="T195">IAM Identity Center (ex-AWS SSO)</text:span></text:h>
      <text:list text:style-name="LFO15" text:continue-numbering="true">
        <text:list-item>
          <text:p text:style-name="P196">Autenticação centralizada.</text:p>
        </text:list-item>
        <text:list-item>
          <text:p text:style-name="P197">Integração com múltiplas contas AWS.</text:p>
        </text:list-item>
        <text:list-item>
          <text:p text:style-name="P198">Permite login único com credenciais corporativas (Active Directory, etc).</text:p>
        </text:list-item>
      </text:list>
      <text:p text:style-name="P199"/>
      <text:h text:style-name="P200" text:outline-level="3"><text:span text:style-name="T201">17.<text:s/></text:span><text:span text:style-name="T202">Sobre o MFA (Multi-Factor Authentication)</text:span></text:h>
      <text:list text:style-name="LFO16" text:continue-numbering="true">
        <text:list-item>
          <text:p text:style-name="P203">Adiciona camada extra de segurança.</text:p>
        </text:list-item>
        <text:list-item>
          <text:p text:style-name="P204"><text:span text:style-name="T205">Algo que você<text:s/></text:span><text:span text:style-name="T206">sabe</text:span><text:span text:style-name="T207"><text:s/>(senha) + algo que você<text:s/></text:span><text:span text:style-name="T208">possui</text:span><text:span text:style-name="T209"><text:s/>(token/app MFA).</text:span></text:p>
        </text:list-item>
      </text:list>
      <text:p text:style-name="P210"/>
      <text:h text:style-name="P211" text:outline-level="3"><text:span text:style-name="T212">18.<text:s/></text:span><text:span text:style-name="T213">Habilitando o MFA</text:span></text:h>
      <text:list text:style-name="LFO17" text:continue-numbering="true">
        <text:list-item>
          <text:p text:style-name="P214">Recomendado para contas root e usuários com permissões sensíveis.</text:p>
        </text:list-item>
        <text:list-item>
          <text:p text:style-name="P215">Pode usar apps como Google Authenticator ou dispositivos físicos.</text:p>
        </text:list-item>
      </text:list>
      <text:p text:style-name="P216"/>
      <text:h text:style-name="P217" text:outline-level="3"><text:span text:style-name="T218">19.<text:s/></text:span><text:span text:style-name="T219">Organizações AWS</text:span></text:h>
      <text:list text:style-name="LFO18" text:continue-numbering="true">
        <text:list-item>
          <text:p text:style-name="P220">Permite gerenciar múltiplas contas AWS de forma centralizada.</text:p>
        </text:list-item>
        <text:list-item>
          <text:p text:style-name="P221">Define políticas (SCPs) para controlar ações em contas-membro.</text:p>
        </text:list-item>
      </text:list>
      <text:p text:style-name="P222"/>
      <text:h text:style-name="P223" text:outline-level="3"><text:span text:style-name="T224">20.<text:s/></text:span><text:span text:style-name="T225">Habilitando Organizações</text:span></text:h>
      <text:list text:style-name="LFO19" text:continue-numbering="true">
        <text:list-item>
          <text:p text:style-name="P226">Cria uma “organização” com contas-membro.</text:p>
        </text:list-item>
        <text:list-item>
          <text:p text:style-name="P227">Aplica restrições em contas filhas sem remover permissões individuais.</text:p>
        </text:list-item>
      </text:list>
      <text:p text:style-name="P228"/>
      <text:h text:style-name="P229" text:outline-level="3"><text:span text:style-name="T230">21.<text:s/></text:span><text:span text:style-name="T231">Habilitando o IAM Identity Center</text:span></text:h>
      <text:list text:style-name="LFO20" text:continue-numbering="true">
        <text:list-item>
          <text:p text:style-name="P232">Vincula contas da organização ao IAM Identity Center.</text:p>
        </text:list-item>
        <text:list-item>
          <text:p text:style-name="P233">Ideal para ambientes corporativos com muitos usuários.</text:p>
        </text:list-item>
      </text:list>
      <text:p text:style-name="P234"/>
      <text:h text:style-name="P235" text:outline-level="3"><text:span text:style-name="T236">22.<text:s/></text:span><text:span text:style-name="T237">Políticas de Senha</text:span></text:h>
      <text:list text:style-name="LFO21" text:continue-numbering="true">
        <text:list-item>
          <text:p text:style-name="P238">Define regras de segurança para senhas (tamanho mínimo, complexidade, validade).</text:p>
        </text:list-item>
      </text:list>
      <text:p text:style-name="P239"/>
      <text:h text:style-name="P240" text:outline-level="3"><text:span text:style-name="T241">23.<text:s/></text:span><text:span text:style-name="T242">CloudShell e CLI</text:span></text:h>
      <text:list text:style-name="LFO22" text:continue-numbering="true">
        <text:list-item>
          <text:p text:style-name="P243"><text:span text:style-name="T244">CloudShell:</text:span><text:span text:style-name="T245"><text:s/>Terminal direto no navegador, já autenticado.</text:span></text:p>
        </text:list-item>
        <text:list-item>
          <text:p text:style-name="P246"><text:span text:style-name="T247">CLI:</text:span><text:span text:style-name="T248"><text:s/>Instalada localmente para gerenciar serviços via comandos.</text:span></text:p>
        </text:list-item>
      </text:list>
      <text:p text:style-name="P249"/>
      <text:h text:style-name="P250" text:outline-level="3"><text:span text:style-name="T251">24.<text:s/></text:span><text:span text:style-name="T252">AWS Access Key e SDK</text:span></text:h>
      <text:list text:style-name="LFO23" text:continue-numbering="true">
        <text:list-item>
          <text:p text:style-name="P253"><text:span text:style-name="T254">Access Key:</text:span><text:span text:style-name="T255"><text:s/>Par de chaves para acesso programático (CLI, SDK).</text:span></text:p>
        </text:list-item>
        <text:list-item>
          <text:p text:style-name="P256"><text:span text:style-name="T257">SDKs:</text:span><text:span text:style-name="T258"><text:s/>Bibliotecas para programar com AWS em várias linguagens.</text:span></text:p>
        </text:list-item>
      </text:list>
      <text:p text:style-name="P259"/>
      <text:h text:style-name="P260" text:outline-level="3"><text:span text:style-name="T261">25.<text:s/></text:span><text:span text:style-name="T262">IAM Credential Report e Access Advisor</text:span></text:h>
      <text:list text:style-name="LFO24" text:continue-numbering="true">
        <text:list-item>
          <text:p text:style-name="P263"><text:span text:style-name="T264">Credential Report:</text:span><text:span text:style-name="T265"><text:s/>Lista usuários, senhas, MFA, access keys e status.</text:span></text:p>
        </text:list-item>
        <text:list-item>
          <text:p text:style-name="P266"><text:span text:style-name="T267">Access Advisor:</text:span><text:span text:style-name="T268"><text:s/>Mostra quais serviços um usuário acessou e quando.</text:span></text:p>
        </text:list-item>
      </text:list>
      <text:h text:style-name="P269" text:outline-level="3"/>
      <text:h text:style-name="P270" text:outline-level="3"><text:span text:style-name="T271">26–28.<text:s/></text:span><text:span text:style-name="T272">Resumos</text:span></text:h>
      <text:p text:style-name="P273"/>
      <text:list text:style-name="LFO25" text:continue-numbering="true">
        <text:list-item>
          <text:p text:style-name="P274"><text:span text:style-name="T275">IAM:</text:span><text:span text:style-name="T276"><text:s/>Permissões via políticas.</text:span></text:p>
        </text:list-item>
      </text:list>
      <text:p text:style-name="P277"><text:span text:style-name="T278">O<text:s/></text:span><text:span text:style-name="T279">AWS Identity and Access Management (IAM)</text:span><text:span text:style-name="T280"><text:s/>é um serviço da AWS que ajuda a controlar quem está autenticado (assinado) e autorizado (tem permissões) para usar os recursos da AWS.</text:span></text:p>
      <text:p text:style-name="P281">Aqui estão os principais pontos sobre o IAM:</text:p>
      <text:list text:style-name="LFO40" text:continue-numbering="true">
        <text:list-item>
          <text:p text:style-name="P282"><text:span text:style-name="T283">Controle Granular de Acesso a AWS:</text:span><text:span text:style-name="T284"><text:s/>Com o IAM, você pode criar usuários, grupos, papéis e políticas de permissão para controlar o acesso aos serviços e recursos da AWS de uma maneira granular.<text:s/></text:span><text:span text:style-name="T285">Por exemplo, você pode permitir que um usuário tenha acesso somente leitura ao Amazon S3 e acesso</text:span><text:span text:style-name="T286"><text:s/>total ao EC2.</text:span></text:p>
        </text:list-item>
        <text:list-item>
          <text:p text:style-name="P287"><text:span text:style-name="T288">Compartilhamento Seguro de Acesso:</text:span><text:span text:style-name="T289"><text:s/></text:span><text:span text:style-name="T290">O IAM permite compartilhar o acesso à sua conta AWS de maneira segura. Em vez de compartilhar suas credenciais de root, você pode criar vários usuários IAM, cada um com suas próprias credenciais e permissões.</text:span></text:p>
        </text:list-item>
        <text:list-item>
          <text:p text:style-name="P291"><text:span text:style-name="T292">Identidade Federada:</text:span><text:span text:style-name="T293"><text:s/>Com o IAM, você também pode permitir usuários que já tenham senhas em outros lugares, como na sua rede corporativa ou em um provedor de identidade baseado em SAML, a obter acesso temporário à sua conta AWS.</text:span></text:p>
        </text:list-item>
        <text:list-item>
          <text:p text:style-name="P294"><text:span text:style-name="T295">Compatível com Multi-Fator Authentication (MFA):</text:span><text:span text:style-name="T296"><text:s/>O IAM é compatível com a autenticação de vários fatores para fornecer uma camada adicional de proteção de segurança ao gerenciar o acesso aos serviços e recursos da AWS.</text:span></text:p>
        </text:list-item>
        <text:list-item>
          <text:p text:style-name="P297"><text:span text:style-name="T298">Integrado com AWS Services:</text:span><text:span text:style-name="T299"><text:s/>O IAM está integrado com todos os serviços da AWS, o que significa que você pode definir permissões para qualquer serviço que desejar.</text:span></text:p>
        </text:list-item>
        <text:list-item>
          <text:p text:style-name="P300"><text:span text:style-name="T301">Auditoria com AWS CloudTrail:</text:span><text:span text:style-name="T302"><text:s/>Com o AWS CloudTrail, você pode registrar todas as ações de usuários e APIs IAM para fins de auditoria.</text:span></text:p>
        </text:list-item>
        <text:list-item>
          <text:p text:style-name="P303"><text:span text:style-name="T304">Gratuito:</text:span><text:span text:style-name="T305"><text:s/>O IAM é um recurso gratuito da AWS; você só paga pelos outros recursos da AWS que seus usuários acessam.</text:span></text:p>
        </text:list-item>
      </text:list>
      <text:p text:style-name="P306"/>
      <text:p text:style-name="P307"><text:span text:style-name="T308">Em suma, o AWS IAM é um serviço de segurança crítico que ajuda a proteger o acesso aos recursos da AWS, permitindo que você controle quem pode fazer o quê em sua conta AWS.</text:span></text:p>
      <text:p text:style-name="P309"/>
      <text:list text:style-name="LFO41" text:continue-numbering="true">
        <text:list-item>
          <text:p text:style-name="P310"><text:span text:style-name="T311">MFA:</text:span><text:span text:style-name="T312"><text:s/>Segurança adicional.</text:span></text:p>
        </text:list-item>
      </text:list>
      <text:p text:style-name="P313"/>
      <text:p text:style-name="P314"><text:span text:style-name="T315">Em suma, o AWS IAM é um serviço de segurança crítico que ajuda a proteger o acesso aos recursos da AWS, permitindo que você controle quem pode fazer o quê em sua conta AWS.</text:span></text:p>
      <text:p text:style-name="P316"/>
      <text:list text:style-name="LFO42" text:continue-numbering="true">
        <text:list-item>
          <text:p text:style-name="P317"><text:span text:style-name="T318">Segurança Aprimorada</text:span><text:span text:style-name="T319">:</text:span><text:span text:style-name="T320"><text:s/>O principal benefício da MFA é que ela aumenta significativamente a segurança, tornando muito mais difícil para os invasores ganharem acesso não autorizado a um sistema. Mesmo que um fator de autenticação seja comprometido (por exemplo, se uma senha for roubada), os outros fatores ainda protegem o sistema.</text:span></text:p>
        </text:list-item>
        <text:list-item>
          <text:p text:style-name="P321"><text:span text:style-name="T322">Diversos Métodos de Autenticação</text:span><text:span text:style-name="T323">:</text:span><text:span text:style-name="T324"><text:s/>A MFA pode usar uma variedade de métodos de autenticação, como códigos de verificação por SMS, aplicativos de autenticação, tokens de<text:s/></text:span><text:span text:style-name="T325">hardware, impressões digitais, reconhecimento facial e muito mais.</text:span></text:p>
        </text:list-item>
      </text:list>
      <text:p text:style-name="P326"/>
      <text:list text:style-name="LFO42" text:continue-numbering="true">
        <text:list-item>
          <text:p text:style-name="P327"><text:span text:style-name="T328">Compatibilidade</text:span><text:span text:style-name="T329">:</text:span><text:span text:style-name="T330"><text:s/>A MFA é compatível com muitos sistemas e serviços, incluindo a maioria das plataformas de nuvem (como AWS, Google Cloud e Azure), serviços de email, redes sociais, plataformas de pagamento online, entre outros.</text:span></text:p>
        </text:list-item>
      </text:list>
      <text:p text:style-name="P331"/>
      <text:p text:style-name="P332"/>
      <text:list text:style-name="LFO42" text:continue-numbering="true">
        <text:list-item>
          <text:p text:style-name="P333"><text:span text:style-name="T334">AWS MFA</text:span><text:span text:style-name="T335">:</text:span><text:span text:style-name="T336"><text:s/>A AWS suporta MFA e recomenda que os usuários a utilizem para proteger suas contas. Com a MFA ativada, quando um usuário se conecta à AWS, ele é solicitado a inserir seu nome de usuário e senha (primeiro fator) e um código de autenticação de um dispositivo MFA (segundo fator).</text:span></text:p>
        </text:list-item>
      </text:list>
      <text:p text:style-name="P337"/>
      <text:p text:style-name="P338">Resumindo, a Autenticação Multifator é uma medida de segurança essencial que protege os sistemas de acesso não autorizado, exigindo que os usuários verifiquem sua identidade com<text:s/>vários fatores de autenticação.</text:p>
      <text:p text:style-name="P339"/>
      <text:list text:style-name="LFO25" text:continue-numbering="true">
        <text:list-item>
          <text:p text:style-name="P340"><text:span text:style-name="T341">Organizações:</text:span><text:span text:style-name="T342"><text:s/>Gerenciamento de múltiplas contas.</text:span></text:p>
        </text:list-item>
      </text:list>
      <text:p text:style-name="P343">O AWS Organizations é um serviço da AWS que permite a você centralizar e gerenciar de forma unificada várias contas AWS. Com o AWS Organizations, você pode criar uma organização para administrar suas contas da AWS a partir de um único local.</text:p>
      <text:p text:style-name="P344"><text:span text:style-name="T345">Aqui estão algumas características principais do AWS Organizations:</text:span></text:p>
      <text:list text:style-name="LFO45" text:continue-numbering="true">
        <text:list-item>
          <text:p text:style-name="P346"><text:span text:style-name="T347">Gerenciamento Centralizado de Contas</text:span><text:span text:style-name="T348">: O AWS Organizations permite agrupar e gerenciar todas as suas contas AWS de um único local centralizado. Isso facilita o gerenciamento de contas e recursos em uma organização.</text:span></text:p>
        </text:list-item>
      </text:list>
      <text:p text:style-name="P349"/>
      <text:list text:style-name="LFO45" text:continue-numbering="true">
        <text:list-item>
          <text:p text:style-name="P350"><text:span text:style-name="T351">Controle de Acesso Hierárquico</text:span><text:span text:style-name="T352">: Com o AWS Organizations, você pode criar uma estrutura hierárquica de Unidades Organizacionais (OUs) para agrupar suas contas. Isso ajuda a organizar suas contas em uma estrutura que melhor se alinhe com o uso dos recursos em sua organização.</text:span></text:p>
        </text:list-item>
      </text:list>
      <text:p text:style-name="P353"/>
      <text:list text:style-name="LFO45" text:continue-numbering="true">
        <text:list-item>
          <text:p text:style-name="P354"><text:span text:style-name="T355">Políticas de Controle de Serviço</text:span><text:span text:style-name="T356">: O AWS Organizations oferece políticas de controle de serviço (SCPs) que permitem que você controle as permissões para as contas em sua organização. Isso permite que você aplique regras de acesso uniformes em todas as suas contas.</text:span></text:p>
        </text:list-item>
      </text:list>
      <text:p text:style-name="P357"/>
      <text:list text:style-name="LFO45" text:continue-numbering="true">
        <text:list-item>
          <text:p text:style-name="P358"><text:span text:style-name="T359">Consolidação de Cobrança</text:span><text:span text:style-name="T360">: O AWS Organizations também oferece a capacidade de consolidar sua cobrança em todas as suas contas AWS, o que pode simplificar a gestão de custos e permitir um melhor rastreamento e controle dos gastos da AWS.</text:span></text:p>
        </text:list-item>
      </text:list>
      <text:p text:style-name="P361"/>
      <text:list text:style-name="LFO45" text:continue-numbering="true">
        <text:list-item>
          <text:p text:style-name="P362"><text:span text:style-name="T363">Automação</text:span><text:span text:style-name="T364">: Com o AWS Organizations, você pode automatizar a criação e o gerenciamento de contas por meio de APIs e integrações com outras ferramentas da AWS, como o AWS CloudFormation.</text:span></text:p>
        </text:list-item>
      </text:list>
      <text:p text:style-name="P365">Em suma, o AWS Organizations é uma ferramenta poderosa para empresas e equipes que gerenciam várias contas da AWS, permitindo o gerenciamento centralizado de contas, a aplicação de políticas em todas as contas, a consolidação de cobranças e a automação de tarefas de gerenciamento de contas.</text:p>
      <text:p text:style-name="P366"/>
      <text:h text:style-name="P367" text:outline-level="2"><text:span text:style-name="T368">✅</text:span><text:span text:style-name="T369"><text:s/></text:span><text:span text:style-name="T370">Seção 5 – Estrutura da AWS</text:span></text:h>
      <text:h text:style-name="P371" text:outline-level="3"/>
      <text:h text:style-name="P372" text:outline-level="3"><text:span text:style-name="T373">29.<text:s/></text:span><text:span text:style-name="T374">Infraestrutura Global da AWS</text:span></text:h>
      <text:list text:style-name="LFO27" text:continue-numbering="true">
        <text:list-item>
          <text:p text:style-name="P375"><text:span text:style-name="T376">Regiões:</text:span><text:span text:style-name="T377"><text:s/>Áreas geográficas independentes (ex: us-east-1).</text:span></text:p>
        </text:list-item>
        <text:list-item>
          <text:p text:style-name="P378"><text:span text:style-name="T379">Zonas de Disponibilidade (AZs):</text:span><text:span text:style-name="T380"><text:s/>Datacenters redundantes dentro de regiões.</text:span></text:p>
        </text:list-item>
        <text:list-item>
          <text:p text:style-name="P381"><text:span text:style-name="T382">Edge Locations:</text:span><text:span text:style-name="T383"><text:s/>Posição de cache/CDN para serviços como CloudFront.</text:span></text:p>
        </text:list-item>
      </text:list>
      <text:h text:style-name="P384" text:outline-level="3"/>
      <text:h text:style-name="P385" text:outline-level="3"><text:span text:style-name="T386">30.<text:s/></text:span><text:span text:style-name="T387">Modelo de Responsabilidade Compartilhada</text:span></text:h>
      <text:list text:style-name="LFO28" text:continue-numbering="true">
        <text:list-item>
          <text:p text:style-name="P388"><text:span text:style-name="T389">AWS é responsável pela "segurança da nuvem"</text:span><text:span text:style-name="T390"><text:s/>– hardware, rede, datacenters.</text:span></text:p>
        </text:list-item>
        <text:list-item>
          <text:p text:style-name="P391"><text:span text:style-name="T392">Você é responsável pela "segurança na nuvem"</text:span><text:span text:style-name="T393"><text:s/>– dados, permissões, criptografia.</text:span></text:p>
        </text:list-item>
      </text:list>
      <text:h text:style-name="P394" text:outline-level="3"/>
      <text:h text:style-name="P395" text:outline-level="3"><text:span text:style-name="T396">31–32.<text:s/></text:span><text:span text:style-name="T397">Resumos</text:span></text:h>
      <text:list text:style-name="LFO29" text:continue-numbering="true">
        <text:list-item>
          <text:p text:style-name="P398"><text:span text:style-name="T399">Infra Global:</text:span><text:span text:style-name="T400"><text:s/>Região → AZ → Edge Location.</text:span></text:p>
        </text:list-item>
      </text:list>
      <text:p text:style-name="P401"/>
      <text:p text:style-name="P402">A infraestrutura global da AWS é a base sobre a qual os serviços da AWS são construídos. Ela consiste em uma série de Regiões e Zonas de Disponibilidade espalhadas pelo mundo, projetadas para fornecer um serviço seguro, confiável e escalável.</text:p>
      <text:list text:style-name="LFO46" text:continue-numbering="true">
        <text:list-item>
          <text:p text:style-name="P403"><text:span text:style-name="T404">Regiões</text:span><text:span text:style-name="T405">: Uma região da AWS é uma área geográfica que contém pelo menos duas Zonas de Disponibilidade. Cada região é completamente independente das outras regiões, o que ajuda a isolar falhas e evitar a propagação de problemas de uma região para outra. Em setembro de 2021, a AWS tinha 25 regiões geográficas ao redor do mundo.</text:span></text:p>
        </text:list-item>
      </text:list>
      <text:p text:style-name="P406"/>
      <text:list text:style-name="LFO46" text:continue-numbering="true">
        <text:list-item>
          <text:p text:style-name="P407"><text:span text:style-name="T408">Zonas de Disponibilidade (AZs)</text:span><text:span text:style-name="T409">: Cada região da AWS é dividida em Zonas de Disponibilidade. Cada AZ é um centro de dados separado dentro de uma região, mas todas as AZs dentro de uma região estão conectadas através de redes de alta velocidade, de baixa latência e totalmente redundantes. As AZs fornecem uma maneira de construir aplicativos altamente disponíveis e tolerantes a falhas.</text:span></text:p>
        </text:list-item>
      </text:list>
      <text:p text:style-name="P410"/>
      <text:list text:style-name="LFO46" text:continue-numbering="true">
        <text:list-item>
          <text:p text:style-name="P411"><text:span text:style-name="T412">Zonas Locais</text:span><text:span text:style-name="T413">: As zonas locais da AWS aproximam a computação, o armazenamento, o banco de dados e outros produtos da AWS selecionados dos usuários finais. Com as zonas locais da AWS, você pode executar facilmente aplicativos altamente exigentes que exigem latências em milissegundos de um dígito para seus usuários finais, como criação de conteúdo de mídia e entretenimento, jogos em tempo real, simulações de reservatórios, automação de projetos eletrônicos e machine learning.</text:span></text:p>
        </text:list-item>
      </text:list>
      <text:p text:style-name="P414"/>
      <text:list text:style-name="LFO46" text:continue-numbering="true">
        <text:list-item>
          <text:p text:style-name="P415"><text:span text:style-name="T416">Wavelenght</text:span><text:span text:style-name="T417">: O AWS Wavelength permite que os desenvolvedores criem aplicações com latências de um dígito para dispositivos móveis e usuários finais. Os desenvolvedores da AWS podem implantar seus aplicativos nas Zonas do Wavelength, implantações de infraestrutura da AWS que incorporam serviços de computação e armazenamento da AWS aos datacenters dos provedores de telecomunicações na borda das redes 5G e acessam facilmente a variedade de serviços da AWS na região. Isso permite que os desenvolvedores forneçam aplicativos que exigem latências inferiores a 10 milissegundos, como streaming de jogos e vídeos ao vivo, inferência de machine learning na borda e realidade aumentada e virtual (AR/VR).</text:span></text:p>
        </text:list-item>
      </text:list>
      <text:p text:style-name="P418"/>
      <text:list text:style-name="LFO46" text:continue-numbering="true">
        <text:list-item>
          <text:p text:style-name="P419"><text:span text:style-name="T420">OutPosts:</text:span><text:span text:style-name="T421"> O AWS Outposts leva produtos, infraestrutura e modelos operacionais nativos da AWS a praticamente qualquer datacenter, espaço de colocalização ou instalações on-premises. Você pode usar as mesmas APIs, ferramentas e infraestrutura da AWS no local e na Nuvem AWS para oferecer uma experiência híbrida verdadeiramente consistente. O AWS Outposts foi projetado para ambientes conectados e pode ser usado para oferecer suporte a workloads que precisam permanecer on-premises devido à baixa latência ou às necessidades de processamento de dados locais.</text:span></text:p>
        </text:list-item>
      </text:list>
      <text:p text:style-name="P422">A infraestrutura global da AWS permite que os usuários implantem seus aplicativos e serviços de maneira flexível, resiliente e eficiente em termos de latência, onde quer que seus clientes estejam localizados no mundo. Isso significa que, como usuário da AWS, você pode oferecer uma experiência de usuário mais rápida e melhor para seus clientes, independentemente de sua localização geográfica.</text:p>
      <text:p text:style-name="P423"/>
      <text:p text:style-name="P424"/>
      <text:list text:style-name="LFO29" text:continue-numbering="true">
        <text:list-item>
          <text:p text:style-name="P425"><text:span text:style-name="T426">Responsabilidade Compartilhada:</text:span><text:span text:style-name="T427"><text:s/>Divisão clara entre AWS e cliente.</text:span></text:p>
        </text:list-item>
      </text:list>
      <text:p text:style-name="P428">O Modelo de Responsabilidade Compartilhada da AWS é uma estrutura de governança que delineia a divisão de responsabilidades de segurança entre a Amazon Web Services (AWS) e o usuário (cliente). Essa divisão de responsabilidades permite que a AWS se concentre na segurança da infraestrutura de computação em nuvem, enquanto o usuário se concentra na segurança dos dados e recursos que colocam na nuvem.</text:p>
      <text:p text:style-name="P429">Aqui está uma visão geral das responsabilidades compartilhadas:</text:p>
      <text:p text:style-name="P430"/>
      <text:list text:style-name="LFO47" text:continue-numbering="true">
        <text:list-item>
          <text:p text:style-name="P431"><text:span text:style-name="T432">Segurança "da" nuvem</text:span><text:span text:style-name="T433">: A AWS é responsável pela proteção da infraestrutura que executa todos os serviços oferecidos na AWS Cloud. Isso inclui hardware, software, redes e instalações que sustentam os serviços AWS Cloud.</text:span></text:p>
        </text:list-item>
      </text:list>
      <text:p text:style-name="P434"/>
      <text:list text:style-name="LFO47" text:continue-numbering="true">
        <text:list-item>
          <text:p text:style-name="P435"><text:span text:style-name="T436">Segurança "na" nuvem</text:span><text:span text:style-name="T437">: O cliente é responsável pela segurança de qualquer coisa que coloque "na" nuvem ou conecte "à" nuvem. Isso pode incluir a configuração correta de controles de segurança e conformidade em serviços da AWS, gerenciamento de dados (incluindo criptografia e backups), classificação de ativos e outras várias tarefas de segurança de TI.</text:span></text:p>
        </text:list-item>
      </text:list>
      <text:p text:style-name="P438"/>
      <text:list text:style-name="LFO47" text:continue-numbering="true">
        <text:list-item>
          <text:p text:style-name="P439"><text:span text:style-name="T440">Serviços de Infraestrutura, Contêiner e Abstração</text:span><text:span text:style-name="T441">: Dependendo do tipo de serviço da AWS que está sendo usado (por exemplo, uma instância EC2 versus um banco de dados RDS), a AWS e o cliente compartilharão diferentes partes da responsabilidade de segurança. Por exemplo, para um serviço de infraestrutura como o EC2, a AWS fornece a segurança física, a do hypervisor e a da rede, enquanto o cliente é responsável pelo sistema operacional e pelas aplicações. Para um serviço de contêiner como o RDS, a AWS também é responsável pela segurança do sistema operacional e do serviço de banco de dados, enquanto o cliente ainda é responsável pelas aplicações e dados.</text:span></text:p>
        </text:list-item>
      </text:list>
      <text:p text:style-name="P442">A compreensão e a aplicação adequada do Modelo de Responsabilidade Compartilhada da AWS são fundamentais para garantir a segurança e a conformidade ao usar a AWS. Isso requer que os clientes estejam cientes de suas responsabilidades de segurança e implementem práticas de segurança robustas ao usar serviços da AWS.</text:p>
      <text:p text:style-name="P443"/>
      <text:h text:style-name="P444" text:outline-level="2"><text:span text:style-name="T445">✅</text:span><text:span text:style-name="T446"><text:s/></text:span><text:span text:style-name="T447">Seção 6</text:span><text:span text:style-name="T448"><text:s/>– Elastic Compute CloudFront</text:span></text:h>
      <text:p text:style-name="P449"/>
      <text:h text:style-name="P450" text:outline-level="3"><text:span text:style-name="T451">33.</text:span><text:span text:style-name="T452"><text:s/>Sobre EC2 (Elastic Compute Cloud)</text:span></text:h>
      <text:p text:style-name="P453">O Amazon EC2 é um serviço da AWS que permite criar e gerenciar servidores virtuais na nuvem (instâncias). Ele oferece capacidade escalável de computação sob demanda, permitindo executar aplicações sem precisar investir em hardware físico. Com EC2, você pode escolher o sistema operacional, configurar armazenamento, rede e escalabilidade de forma flexível.</text:p>
      <text:p text:style-name="P454"/>
      <text:h text:style-name="P455" text:outline-level="3"><text:span text:style-name="T456">34.</text:span><text:span text:style-name="T457"><text:s/>Tipos de EC2</text:span></text:h>
      <text:p text:style-name="P458"/>
      <text:p text:style-name="P459">As instâncias EC2 são divididas por famílias, cada uma otimizada para diferentes casos de uso:</text:p>
      <text:list text:style-name="LFO30" text:continue-numbering="true">
        <text:list-item>
          <text:p text:style-name="P460"><text:span text:style-name="T461">t (Burstable Performance)</text:span><text:span text:style-name="T462">: Boa para cargas leves e intermitentes. Ex: t3, t4g.</text:span></text:p>
        </text:list-item>
        <text:list-item>
          <text:p text:style-name="P463"><text:span text:style-name="T464">m (General Purpose)</text:span><text:span text:style-name="T465">: Equilíbrio entre CPU, memória e rede. Ex: m5, m6i.</text:span></text:p>
        </text:list-item>
        <text:list-item>
          <text:p text:style-name="P466"><text:span text:style-name="T467">c (Compute Optimized)</text:span><text:span text:style-name="T468">: Otimizado para processamento intensivo. Ex: c6g, c7i.</text:span></text:p>
        </text:list-item>
        <text:list-item>
          <text:p text:style-name="P469"><text:span text:style-name="T470">r (Memory Optimized)</text:span><text:span text:style-name="T471">: Ideal para bancos de dados ou caches. Ex: r6g, r7a.</text:span></text:p>
        </text:list-item>
        <text:list-item>
          <text:p text:style-name="P472"><text:span text:style-name="T473">i (Storage Optimized)</text:span><text:span text:style-name="T474">: Alta performance de I/O de disco. Ex: i4i, i3.</text:span></text:p>
        </text:list-item>
        <text:list-item>
          <text:p text:style-name="P475"><text:span text:style-name="T476">g, p, inf (Accelerated Computing)</text:span><text:span text:style-name="T477">: Usam GPUs para ML, gráficos ou HPC. Ex: g5, p4d.</text:span></text:p>
        </text:list-item>
        <text:list-item>
          <text:p text:style-name="P478"><text:span text:style-name="T479">d (Dense Storage)</text:span><text:span text:style-name="T480">: Armazenamento em grande volume. Ex: d2.</text:span></text:p>
        </text:list-item>
      </text:list>
      <text:p text:style-name="P481"/>
      <text:h text:style-name="P482" text:outline-level="3"><text:span text:style-name="T483">35.</text:span><text:span text:style-name="T484"><text:s/>Modelos de Preços</text:span></text:h>
      <text:p text:style-name="P485"/>
      <text:p text:style-name="P486">A AWS oferece diferentes formas de pagar pelas instâncias EC2:</text:p>
      <text:list text:style-name="LFO31" text:continue-numbering="true">
        <text:list-item>
          <text:p text:style-name="P487"><text:span text:style-name="T488">On-Demand</text:span><text:span text:style-name="T489">: Pagamento por hora/segundo sem compromisso. Mais caro, ideal para uso temporário.</text:span></text:p>
        </text:list-item>
        <text:list-item>
          <text:p text:style-name="P490"><text:span text:style-name="T491">Reserved Instances (RI)</text:span><text:span text:style-name="T492">: Contrato por 1 ou 3 anos com grande desconto (até 75%). Ideal para workloads previsíveis.</text:span></text:p>
        </text:list-item>
        <text:list-item>
          <text:p text:style-name="P493"><text:span text:style-name="T494">Savings Plans</text:span><text:span text:style-name="T495">: Compromisso de uso (em dólares por hora) por 1 ou 3 anos, com mais flexibilidade que RI.</text:span></text:p>
        </text:list-item>
        <text:list-item>
          <text:p text:style-name="P496"><text:span text:style-name="T497">Spot Instances</text:span><text:span text:style-name="T498">: Usam capacidade ociosa da AWS com até 90% de desconto. Boa para jobs flexíveis ou interrupções.</text:span></text:p>
        </text:list-item>
        <text:list-item>
          <text:p text:style-name="P499"><text:span text:style-name="T500">Dedicated Hosts</text:span><text:span text:style-name="T501">: Servidor físico dedicado, útil para conformidade ou licenciamento específico.</text:span></text:p>
        </text:list-item>
        <text:list-item>
          <text:p text:style-name="P502"><text:span text:style-name="T503">Capacity Reservations</text:span><text:span text:style-name="T504">: Reserva de capacidade em uma zona de disponibilidade específica, garante disponibilidade.</text:span></text:p>
        </text:list-item>
      </text:list>
      <text:p text:style-name="P505"/>
      <text:p text:style-name="Textbody"><text:span text:style-name="T506">36.<text:s/></text:span><text:span text:style-name="T507">Valores do EC2</text:span></text:p>
      <text:p text:style-name="P508"><text:line-break/>Esse tópico trata dos custos associados ao uso de instâncias EC2. A AWS cobra com base no tipo da instância, tempo de uso (por segundo ou hora), armazenamento, transferência de dados e serviços adicionais. Existem diferentes modelos de preços, como On-Demand, Reserved e Spot Instances, cada um com características e custos distintos.</text:p>
      <text:p text:style-name="P509"/>
      <text:p text:style-name="P510"><text:span text:style-name="T511">37.<text:s/></text:span><text:span text:style-name="T512">Iniciando uma Instância EC2</text:span></text:p>
      <text:p text:style-name="P513"><text:line-break/>Aqui você aprende como criar uma instância EC2. O processo envolve escolher uma AMI (imagem do sistema operacional),<text:s/>selecionar o tipo da instância, configurar detalhes da rede (como VPC e sub-rede), adicionar armazenamento e definir um par de chaves SSH para acesso remoto.</text:p>
      <text:p text:style-name="P514"/>
      <text:p text:style-name="P515"><text:span text:style-name="T516">38.<text:s/></text:span><text:span text:style-name="T517">Testando o Webserver</text:span></text:p>
      <text:p text:style-name="P518"><text:line-break/>Após iniciar a instância, você pode instalar e configurar um servidor web (como Apache ou Nginx). Esse teste normalmente envolve instalar o serviço via linha de comando e verificar se a página de boas-vindas do servidor está acessível pelo navegador usando o IP público da instância.</text:p>
      <text:p text:style-name="P519"/>
      <text:p text:style-name="P520"><text:span text:style-name="T521">39.<text:s/></text:span><text:span text:style-name="T522">Acessando via SSH</text:span></text:p>
      <text:p text:style-name="P523"><text:span text:style-name="T524"><text:line-break/></text:span><text:span text:style-name="T525">O acesso à instância EC2 é feito por SSH, utilizando o terminal e o arquivo<text:s/></text:span><text:span text:style-name="T526">.pem</text:span><text:span text:style-name="T527"><text:s/>(chave privada) gerado durante a criação da instância. O comando básico é:</text:span></text:p>
      <text:p text:style-name="P528"><text:span text:style-name="T529">ssh -i "sua-chave.pem" ec2-user@ip-publico</text:span></text:p>
      <text:p text:style-name="P530">Esse acesso permite controlar e configurar o servidor remotamente.</text:p>
      <text:p text:style-name="P531"/>
      <text:p text:style-name="P532"><text:span text:style-name="T533">40</text:span><text:span text:style-name="T534">. O Status da Instância</text:span></text:p>
      <text:p text:style-name="P535"><text:line-break/>Esse tópico aborda os diferentes estados da instância EC2 (pending, running, stopping, stopped, terminated) e os status checks que a AWS realiza para verificar a integridade da infraestrutura e do sistema operacional. Esses dados ajudam a diagnosticar problemas e garantir que a instância está funcionando corretamente.</text:p>
      <text:p text:style-name="P536"/>
      <text:p text:style-name="P537">Flash Cards</text:p>
      <text:h text:style-name="Título2" text:outline-level="2"><text:span text:style-name="T538">🧠</text:span><text:span text:style-name="T539"><text:s/></text:span><text:span text:style-name="T540">Seção 1 – Introdução</text:span></text:h>
      <text:p text:style-name="Textbody"><text:span text:style-name="T541">Q:</text:span><text:span text:style-name="T542"><text:s/>O que é o Free Tier da AWS e quais são suas categorias?</text:span><text:span text:style-name="T543"><text:line-break/></text:span><text:span text:style-name="T544">A:</text:span><text:span text:style-name="T545"><text:s/>É uma camada gratuita para testar serviços AWS. Possui:</text:span></text:p>
      <text:list text:style-name="LFO32" text:continue-numbering="true">
        <text:list-item>
          <text:p text:style-name="P546"><text:span text:style-name="T547">12 meses grátis</text:span><text:span text:style-name="T548"><text:s/>(EC2, S3, RDS),</text:span></text:p>
        </text:list-item>
        <text:list-item>
          <text:p text:style-name="P549"><text:span text:style-name="T550">Grátis sempre</text:span><text:span text:style-name="T551"><text:s/>(Lambda, DynamoDB),</text:span></text:p>
        </text:list-item>
        <text:list-item>
          <text:p text:style-name="P552"><text:span text:style-name="T553">Testes temporários</text:span><text:span text:style-name="T554"><text:s/>(30 dias).</text:span></text:p>
        </text:list-item>
      </text:list>
      <text:p text:style-name="Textbody"><text:span text:style-name="T555">Q:</text:span><text:span text:style-name="T556"><text:s/>O que é necessário para criar uma conta gratuita na AWS?</text:span><text:span text:style-name="T557"><text:line-break/></text:span><text:span text:style-name="T558">A:</text:span><text:span text:style-name="T559"><text:s/>Nome, e-mail, senha, dados de pagamento (cartão de crédito), e verificação de identidade.</text:span></text:p>
      <text:p text:style-name="Textbody"><text:span text:style-name="T560">Q:</text:span><text:span text:style-name="T561"><text:s/>Qual é o objetivo do exame AWS Cloud Practitioner (CLF-C02)?</text:span><text:span text:style-name="T562"><text:line-break/></text:span><text:span text:style-name="T563">A:</text:span><text:span text:style-name="T564"><text:s/>Avaliar conhecimentos fundamentais sobre computação em nuvem, serviços da AWS, segurança, suporte e modelos de precificação.</text:span></text:p>
      <text:p text:style-name="P565"/>
      <text:h text:style-name="Título2" text:outline-level="2"><text:span text:style-name="T566">🧠</text:span><text:span text:style-name="T567"><text:s/></text:span><text:span text:style-name="T568">Seção 2 – Plataforma da AWS</text:span></text:h>
      <text:p text:style-name="P569"/>
      <text:p text:style-name="Textbody"><text:span text:style-name="T570">Q:</text:span><text:span text:style-name="T571"><text:s/>O que é o Console da AWS?</text:span><text:span text:style-name="T572"><text:line-break/></text:span><text:span text:style-name="T573">A:</text:span><text:span text:style-name="T574"><text:s/>Interface web gráfica para acessar e gerenciar serviços AWS.</text:span></text:p>
      <text:p text:style-name="Textbody"><text:span text:style-name="T575">Q:</text:span><text:span text:style-name="T576"><text:s/>O que é a AWS CLI?</text:span><text:span text:style-name="T577"><text:line-break/></text:span><text:span text:style-name="T578">A:</text:span><text:span text:style-name="T579"><text:s/>Interface de linha de comando para interagir com serviços AWS via terminal.</text:span></text:p>
      <text:p text:style-name="Textbody"><text:span text:style-name="T580">Q:</text:span><text:span text:style-name="T581"><text:s/>Para que serve o alerta de custo da AWS?</text:span><text:span text:style-name="T582"><text:line-break/></text:span><text:span text:style-name="T583">A:</text:span><text:span text:style-name="T584"><text:s/>Permite configurar notificações por e-mail quando o custo estimado ultrapassa um valor definido.</text:span></text:p>
      <text:p text:style-name="Textbody"><text:span text:style-name="T585">Q:</text:span><text:span text:style-name="T586"><text:s/>O que são SDKs da AWS?</text:span><text:span text:style-name="T587"><text:line-break/></text:span><text:span text:style-name="T588">A:</text:span><text:span text:style-name="T589"><text:s/>Bibliotecas que permitem acesso programático aos serviços AWS em várias linguagens (Python, JavaScript, etc.).</text:span></text:p>
      <text:p text:style-name="P590"/>
      <text:h text:style-name="Título2" text:outline-level="2"><text:span text:style-name="T591">🧠</text:span><text:span text:style-name="T592"><text:s/></text:span><text:span text:style-name="T593">Seção 3 – Conceitos</text:span></text:h>
      <text:p text:style-name="P594"/>
      <text:p text:style-name="Textbody"><text:span text:style-name="T595">Q:</text:span><text:span text:style-name="T596"><text:s/>O que é computação em nuvem (Cloud Computing)?</text:span><text:span text:style-name="T597"><text:line-break/></text:span><text:span text:style-name="T598">A:</text:span><text:span text:style-name="T599"><text:s/>Entrega de recursos de TI sob demanda via internet, com cobrança conforme uso.</text:span></text:p>
      <text:p text:style-name="Textbody"><text:span text:style-name="T600">Q:</text:span><text:span text:style-name="T601"><text:s/>Quais são as 7 vantagens da computação em nuvem?</text:span><text:span text:style-name="T602"><text:line-break/></text:span><text:span text:style-name="T603">A:</text:span></text:p>
      <text:list text:style-name="LFO33" text:continue-numbering="true">
        <text:list-item>
          <text:p text:style-name="P604">Substituição de CapEx por OpEx</text:p>
        </text:list-item>
        <text:list-item>
          <text:p text:style-name="P605">Economia de escala</text:p>
        </text:list-item>
        <text:list-item>
          <text:p text:style-name="P606">Capacidade elástica</text:p>
        </text:list-item>
        <text:list-item>
          <text:p text:style-name="P607">Velocidade e agilidade</text:p>
        </text:list-item>
        <text:list-item>
          <text:p text:style-name="P608">Eliminação de manutenção de datacenter</text:p>
        </text:list-item>
        <text:list-item>
          <text:p text:style-name="P609">Alcance global</text:p>
        </text:list-item>
        <text:list-item>
          <text:p text:style-name="P610">Segurança aprimorada</text:p>
        </text:list-item>
      </text:list>
      <text:p text:style-name="Textbody"><text:span text:style-name="T611">Q:</text:span><text:span text:style-name="T612"><text:s/>Quais são os tipos de nuvem?</text:span><text:span text:style-name="T613"><text:line-break/></text:span><text:span text:style-name="T614">A:</text:span></text:p>
      <text:list text:style-name="LFO34" text:continue-numbering="true">
        <text:list-item>
          <text:p text:style-name="P615"><text:span text:style-name="T616">Pública:</text:span><text:span text:style-name="T617"><text:s/>Infraestrutura compartilhada (ex: AWS).</text:span></text:p>
        </text:list-item>
        <text:list-item>
          <text:p text:style-name="P618"><text:span text:style-name="T619">Privada:</text:span><text:span text:style-name="T620"><text:s/>Exclusiva de uma empresa.</text:span></text:p>
        </text:list-item>
        <text:list-item>
          <text:p text:style-name="P621"><text:span text:style-name="T622">Híbrida:</text:span><text:span text:style-name="T623"><text:s/>Combina pública e privada.</text:span></text:p>
        </text:list-item>
      </text:list>
      <text:p text:style-name="Textbody"><text:span text:style-name="T624">Q:</text:span><text:span text:style-name="T625"><text:s/>Quais são os planos de suporte da AWS?</text:span><text:span text:style-name="T626"><text:line-break/></text:span><text:span text:style-name="T627">A:</text:span></text:p>
      <text:list text:style-name="LFO35" text:continue-numbering="true">
        <text:list-item>
          <text:p text:style-name="P628"><text:span text:style-name="T629">Basic:</text:span><text:span text:style-name="T630"><text:s/>Grátis, fórum e documentação.</text:span></text:p>
        </text:list-item>
        <text:list-item>
          <text:p text:style-name="P631"><text:span text:style-name="T632">Developer:</text:span><text:span text:style-name="T633"><text:s/>Suporte técnico comercial.</text:span></text:p>
        </text:list-item>
        <text:list-item>
          <text:p text:style-name="P634"><text:span text:style-name="T635">Business:</text:span><text:span text:style-name="T636"><text:s/>24/7, Trusted Advisor.</text:span></text:p>
        </text:list-item>
        <text:list-item>
          <text:p text:style-name="P637"><text:span text:style-name="T638">Enterprise:</text:span><text:span text:style-name="T639"><text:s/>Gerente técnico dedicado (TAM), A personalizada.</text:span></text:p>
        </text:list-item>
      </text:list>
      <text:p text:style-name="P640"/>
      <text:h text:style-name="Título2" text:outline-level="2"><text:span text:style-name="T641">🧠</text:span><text:span text:style-name="T642"><text:s/></text:span><text:span text:style-name="T643">Seção 4 – IAM (Gerenciamento de Identidade e Acesso)</text:span></text:h>
      <text:p text:style-name="P644"/>
      <text:p text:style-name="Textbody"><text:span text:style-name="T645">Q:</text:span><text:span text:style-name="T646"><text:s/>O que é o IAM?</text:span><text:span text:style-name="T647"><text:line-break/></text:span><text:span text:style-name="T648">A:</text:span><text:span text:style-name="T649"><text:s/>Serviço para criar usuários, grupos e aplicar permissões de forma segura.</text:span></text:p>
      <text:p text:style-name="Textbody"><text:span text:style-name="T650">Q:</text:span><text:span text:style-name="T651"><text:s/>O que são políticas IAM?</text:span><text:span text:style-name="T652"><text:line-break/></text:span><text:span text:style-name="T653">A:</text:span><text:span text:style-name="T654"><text:s/>Documentos em JSON que definem permissões para usuários, grupos ou funções.</text:span></text:p>
      <text:p text:style-name="Textbody"><text:span text:style-name="T655">Q:</text:span><text:span text:style-name="T656"><text:s/>O que é o IAM Identity Center (ex-Single Sign-On)?</text:span><text:span text:style-name="T657"><text:line-break/></text:span><text:span text:style-name="T658">A:</text:span><text:span text:style-name="T659"><text:s/>Serviço que centraliza o acesso de usuários a múltiplas contas AWS com login único (SSO).</text:span></text:p>
      <text:p text:style-name="Textbody"><text:span text:style-name="T660">Q:</text:span><text:span text:style-name="T661"><text:s/>O que é MFA (Multi-Factor Authentication)?</text:span><text:span text:style-name="T662"><text:line-break/></text:span><text:span text:style-name="T663">A:</text:span><text:span text:style-name="T664"><text:s/>Autenticação que combina senha + fator adicional (ex: app autenticador).</text:span></text:p>
      <text:p text:style-name="Textbody"><text:span text:style-name="T665">Q:</text:span><text:span text:style-name="T666"><text:s/>Por que é importante ativar o MFA para a conta root?</text:span><text:span text:style-name="T667"><text:line-break/></text:span><text:span text:style-name="T668">A:</text:span><text:span text:style-name="T669"><text:s/>A conta root tem permissões totais e deve ter segurança reforçada.</text:span></text:p>
      <text:p text:style-name="Textbody"><text:span text:style-name="T670">Q:</text:span><text:span text:style-name="T671"><text:s/>O que é a AWS Organiza09170-400tions?</text:span><text:span text:style-name="T672"><text:line-break/></text:span><text:span text:style-name="T673">A:</text:span><text:span text:style-name="T674"><text:s/>Serviço que permite gerenciar múltiplas contas AWS com políticas centralizadas (SCPs).</text:span></text:p>
      <text:p text:style-name="Textbody"><text:span text:style-name="T675">Q:</text:span><text:span text:style-name="T676"><text:s/>O que é o IAM Credential Report?</text:span><text:span text:style-name="T677"><text:line-break/></text:span><text:span text:style-name="T678">A:</text:span><text:span text:style-name="T679"><text:s/>Relatório que mostra todos os usuários IAM e o status de suas credenciais (senha, MFA, access key).</text:span></text:p>
      <text:p text:style-name="Textbody"><text:span text:style-name="T680">Q:</text:span><text:span text:style-name="T681"><text:s/>O que é o Access Advisor?</text:span><text:span text:style-name="T682"><text:line-break/></text:span><text:span text:style-name="T683">A:</text:span><text:span text:style-name="T684"><text:s/>Ferramenta que mostra os serviços usados por um usuário e quando foi o último acesso.</text:span></text:p>
      <text:p text:style-name="Textbody"><text:span text:style-name="T685">Q:</text:span><text:span text:style-name="T686"><text:s/>Para que serve o CloudShell?</text:span><text:span text:style-name="T687"><text:line-break/></text:span><text:span text:style-name="T688">A:</text:span><text:span text:style-name="T689"><text:s/>Terminal no navegador, com credenciais configuradas, para usar CLI rapidamente.</text:span></text:p>
      <text:p text:style-name="P690"/>
      <text:h text:style-name="Título2" text:outline-level="2"><text:span text:style-name="T691">🧠</text:span><text:span text:style-name="T692"><text:s/></text:span><text:span text:style-name="T693">Seção 5 – Estrutura da AWS</text:span></text:h>
      <text:p text:style-name="P694"/>
      <text:p text:style-name="Textbody"><text:span text:style-name="T695">Q:</text:span><text:span text:style-name="T696"><text:s/>Quais são os componentes da infraestrutura global da AWS?</text:span><text:span text:style-name="T697"><text:line-break/></text:span><text:span text:style-name="T698">A:</text:span></text:p>
      <text:list text:style-name="LFO36" text:continue-numbering="true">
        <text:list-item>
          <text:p text:style-name="P699"><text:span text:style-name="T700">Regiões:</text:span><text:span text:style-name="T701"><text:s/>Locais geográficos (ex: us-east-1).</text:span></text:p>
        </text:list-item>
        <text:list-item>
          <text:p text:style-name="P702"><text:span text:style-name="T703">AZs:</text:span><text:span text:style-name="T704"><text:s/>Zonas de disponibilidade redundantes dentro da região.</text:span></text:p>
        </text:list-item>
        <text:list-item>
          <text:p text:style-name="P705"><text:span text:style-name="T706">Edge Locations:</text:span><text:span text:style-name="T707"><text:s/>Pontos de presença para cache/CDN (CloudFront).</text:span></text:p>
        </text:list-item>
      </text:list>
      <text:p text:style-name="P708"/>
      <text:p text:style-name="Textbody"><text:span text:style-name="T709">Q:</text:span><text:span text:style-name="T710"><text:s/>O que é uma Região na AWS?</text:span><text:span text:style-name="T711"><text:line-break/></text:span><text:span text:style-name="T712">A:</text:span><text:span text:style-name="T713"><text:s/>Local físico com múltiplas zonas de disponibilidade (AZs).</text:span></text:p>
      <text:p text:style-name="P714"/>
      <text:p text:style-name="Textbody"><text:span text:style-name="T715">Q:</text:span><text:span text:style-name="T716"><text:s/>O que é o modelo de responsabilidade compartilhada da AWS?</text:span><text:span text:style-name="T717"><text:line-break/></text:span><text:span text:style-name="T718">A:</text:span></text:p>
      <text:list text:style-name="LFO37" text:continue-numbering="true">
        <text:list-item>
          <text:p text:style-name="P719">AWS: infraestrutura, hardware, rede, software.</text:p>
        </text:list-item>
        <text:list-item>
          <text:p text:style-name="P720">Cliente: dados, permissões, criptografia, configuração de serviços.</text:p>
        </text:list-item>
      </text:list>
      <text:p text:style-name="P721"/>
      <text:p text:style-name="Textbody"><text:span text:style-name="T722">Q: O que é o modelo de responsabilidade compartilhada da AWS?</text:span><text:span text:style-name="T723"><text:line-break/></text:span><text:span text:style-name="T724">A:</text:span><text:span text:style-name="T725"><text:line-break/></text:span><text:span text:style-name="T726"><text:tab/>•<text:s/></text:span><text:span text:style-name="T727">AWS:</text:span><text:span text:style-name="T728"><text:s/>Responsável pela segurança da nuvem (infraestrutura, hardware, rede, software).</text:span><text:span text:style-name="T729"><text:line-break/></text:span><text:span text:style-name="T730"><text:tab/>•<text:s/></text:span><text:span text:style-name="T731">Cliente:</text:span><text:span text:style-name="T732"><text:s/>Responsável pela segurança na nuvem (dados, permissões, criptografia, configuração dos serviços).</text:span></text:p>
      <text:p text:style-name="P733"/>
      <text:p text:style-name="Textbody"><text:span text:style-name="T734">Q: Como a AWS distribui sua infraestrutura global?</text:span><text:span text:style-name="T735"><text:line-break/></text:span><text:span text:style-name="T736">A:</text:span><text:span text:style-name="T737"><text:line-break/></text:span><text:span text:style-name="T738"><text:tab/>• Através de<text:s/></text:span><text:span text:style-name="T739">Regiões</text:span><text:span text:style-name="T740">, cada uma com múltiplas<text:s/></text:span><text:span text:style-name="T741">AZs</text:span><text:span text:style-name="T742"><text:s/>(isoladas fisicamente, mas conectadas).</text:span><text:span text:style-name="T743"><text:line-break/></text:span><text:span text:style-name="T744"><text:tab/>• Utiliza<text:s/></text:span><text:span text:style-name="T745">Edge Locations</text:span><text:span text:style-name="T746"><text:s/>para melhorar desempenho de entrega de conteúdo.</text:span><text:span text:style-name="T747"><text:line-break/></text:span><text:span text:style-name="T748"><text:tab/>• Alta disponibilidade, baixa latência e tolerância a falhas.</text:span></text:p>
      <text:p text:style-name="P749"/>
      <text:p text:style-name="Textbody"><text:span text:style-name="T750">Q: Quais são as áreas de responsabilidade da AWS e do cliente?</text:span><text:span text:style-name="T751"><text:line-break/></text:span><text:span text:style-name="T752">A:</text:span><text:span text:style-name="T753"><text:line-break/></text:span><text:span text:style-name="T754"><text:tab/>•<text:s/></text:span><text:span text:style-name="T755">AWS:</text:span><text:span text:style-name="T756"><text:s/>Manutenção física, rede, virtualização, e segurança de hardware.</text:span><text:span text:style-name="T757"><text:line-break/></text:span><text:span text:style-name="T758"><text:tab/>•<text:s/></text:span><text:span text:style-name="T759">Cliente:</text:span><text:span text:style-name="T760"><text:s/>Gestão de identidade e acesso, criptografia, sistema operacional, aplicativos e dados.</text:span></text:p>
      <text:p text:style-name="P761"/>
      <text:p text:style-name="Textbody"><text:span text:style-name="T762">🧠</text:span><text:span text:style-name="T763"><text:s/></text:span><text:span text:style-name="T764">Seção 6 – Elastic Compute Cloud (EC2)</text:span></text:p>
      <text:p text:style-name="P765"/>
      <text:p text:style-name="Textbody"><text:span text:style-name="T766">Q: O que é o Amazon EC2?</text:span><text:span text:style-name="T767"><text:line-break/></text:span><text:span text:style-name="T768">A:</text:span><text:span text:style-name="T769"><text:s/>Serviço que permite criar e gerenciar servidores virtuais (instâncias) na nuvem. Proporciona escalabilidade, controle total do ambiente e modelos de cobrança flexíveis.</text:span></text:p>
      <text:p text:style-name="P770"/>
      <text:p text:style-name="Textbody"><text:span text:style-name="T771">Q: Quais são os principais tipos de instâncias EC2?</text:span><text:span text:style-name="T772"><text:line-break/></text:span><text:span text:style-name="T773">A:</text:span><text:span text:style-name="T774"><text:line-break/></text:span><text:span text:style-name="T775"><text:tab/>•<text:s/></text:span><text:span text:style-name="T776">General Purpose (ex: t3, m5):</text:span><text:span text:style-name="T777"><text:s/>Equilíbrio entre CPU, memória e rede.</text:span><text:span text:style-name="T778"><text:line-break/></text:span><text:span text:style-name="T779"><text:tab/>•<text:s/></text:span><text:span text:style-name="T780">Compute Optimized (ex: c6g):</text:span><text:span text:style-name="T781"><text:s/>Ideal para cargas intensivas em processamento.</text:span><text:span text:style-name="T782"><text:line-break/></text:span><text:span text:style-name="T783"><text:tab/>•<text:s/></text:span><text:span text:style-name="T784">Memory Optimized (ex: r5):</text:span><text:span text:style-name="T785"><text:s/>Para bancos de dados e caches.</text:span><text:span text:style-name="T786"><text:line-break/></text:span><text:span text:style-name="T787"><text:tab/>•<text:s/></text:span><text:span text:style-name="T788">Storage Optimized (ex: i3):</text:span><text:span text:style-name="T789"><text:s/>Alta performance de IOPS e throughput.</text:span><text:span text:style-name="T790"><text:line-break/></text:span><text:span text:style-name="T791"><text:tab/>•<text:s/></text:span><text:span text:style-name="T792">Accelerated Computing (ex: p3, inf1):</text:span><text:span text:style-name="T793"><text:s/>GPUs e FPGAs para ML e IA.</text:span></text:p>
      <text:p text:style-name="P794"/>
      <text:p text:style-name="Textbody"><text:span text:style-name="T795">Q: Quais são os modelos de preços do EC2?</text:span><text:span text:style-name="T796"><text:line-break/></text:span><text:span text:style-name="T797">A:</text:span><text:span text:style-name="T798"><text:line-break/></text:span><text:span text:style-name="T799"><text:tab/>•<text:s/></text:span><text:span text:style-name="T800">On-Demand:</text:span><text:span text:style-name="T801"><text:s/>Pagamento por hora/segundo, sem compromisso.</text:span><text:span text:style-name="T802"><text:line-break/></text:span><text:span text:style-name="T803"><text:tab/>•<text:s/></text:span><text:span text:style-name="T804">Reserved Instances:</text:span><text:span text:style-name="T805"><text:s/>Compromisso por 1 ou 3 anos com desconto.</text:span><text:span text:style-name="T806"><text:line-break/></text:span><text:span text:style-name="T807"><text:tab/>•<text:s/></text:span><text:span text:style-name="T808">Spot Instances:</text:span><text:span text:style-name="T809"><text:s/>Uso da capacidade ociosa com até 90% de desconto.</text:span><text:span text:style-name="T810"><text:line-break/></text:span><text:span text:style-name="T811"><text:tab/>•<text:s/></text:span><text:span text:style-name="T812">Savings Plans:</text:span><text:span text:style-name="T813"><text:s/>Compromisso flexível baseado em uso (não em instância).</text:span><text:span text:style-name="T814"><text:line-break/></text:span><text:span text:style-name="T815"><text:tab/>•<text:s/></text:span><text:span text:style-name="T816">Dedicated Hosts:</text:span><text:span text:style-name="T817"><text:s/>Servidor físico exclusivo para conformidade/licenciamento.</text:span></text:p>
      <text:p text:style-name="Textbody"><text:span text:style-name="T818"><text:line-break/></text:span><text:span text:style-name="T819">Q: Quais são os principais fatores que influenciam os valores do EC2?</text:span><text:span text:style-name="T820"><text:line-break/></text:span><text:span text:style-name="T821">A:<text:s/></text:span><text:span text:style-name="T822">Tipo da instância, tempo de uso, armazenamento, transferência de dados e serviços adicionais. Os modelos de preço incluem On-Demand, Reserved e Spot.</text:span></text:p>
      <text:p text:style-name="Textbody"><text:span text:style-name="T823"><text:line-break/></text:span><text:span text:style-name="T824">Q:</text:span><text:span text:style-name="T825"><text:s/>Quais são os passos principais para iniciar uma instância EC2?</text:span><text:span text:style-name="T826"><text:line-break/></text:span><text:span text:style-name="T827">A:</text:span><text:span text:style-name="T828"><text:s/>Escolher uma AMI, selecionar o tipo da instância, configurar rede, adicionar armazenamento e gerar um par de chaves SSH.</text:span></text:p>
      <text:p text:style-name="P829"/>
      <text:p text:style-name="Textbody"><text:span text:style-name="T830">Q:</text:span><text:span text:style-name="T831"><text:s/></text:span><text:span text:style-name="T832">Como testar se um servidor web foi instalado corretamente em uma instância EC2?</text:span><text:span text:style-name="T833"><text:line-break/></text:span><text:span text:style-name="T834">A:</text:span><text:span text:style-name="T835"><text:s/>Instale o servidor (Apache/Nginx), acesse o IP público da instância via navegador e verifique se a página de boas-vindas aparece.</text:span></text:p>
      <text:p text:style-name="Textbody"><text:span text:style-name="T836"><text:line-break/></text:span><text:span text:style-name="T837">Q:</text:span><text:span text:style-name="T838"><text:s/>Como acessar uma instância EC2 via SSH?</text:span><text:span text:style-name="T839"><text:line-break/></text:span><text:span text:style-name="T840">A:</text:span><text:span text:style-name="T841"><text:s/>Usando o terminal com o comando:</text:span></text:p>
      <text:p text:style-name="P842"><text:span text:style-name="T843">ssh -i "sua-chave.pem" ec2-user@ip-publico <text:s/></text:span></text:p>
      <text:p text:style-name="Textbody"><text:span text:style-name="T844">Q:</text:span><text:span text:style-name="T845"><text:s/></text:span><text:span text:style-name="T846">Quais são os principais estados de uma instância EC2?</text:span><text:span text:style-name="T847"><text:line-break/></text:span><text:span text:style-name="T848">A:</text:span><text:span text:style-name="T849"><text:s/>Pending, running, stopping, stopped, terminated.</text:span></text:p>
      <text:p text:style-name="Textbody"><text:span text:style-name="T850"><text:line-break/></text:span><text:span text:style-name="T851">Q:</text:span><text:span text:style-name="T852"><text:s/></text:span><text:span text:style-name="T853">Para que servem os status checks da instância EC2?</text:span><text:span text:style-name="T854"><text:line-break/></text:span><text:span text:style-name="T855">A:</text:span><text:span text:style-name="T856"><text:s/>Verificar a integridade da infraestrutura e do sistema operacional da instância.</text:span></text:p>
      <text:p text:style-name="P85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DejaVu Sans" svg:font-family="DejaVu 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11 6 4 2 2 2 2 2 4"/>
    <style:font-face style:name="OpenSymbol" style:font-charset="x-symbol" svg:font-family="OpenSymbol" style:font-family-generic="system" svg:panose-1="2 11 6 4 2 2 2 2 2 4"/>
    <style:font-face style:name="Mangal" svg:font-family="Mangal" style:font-family-generic="roman" style:font-pitch="variable" svg:panose-1="2 4 5 3 5 2 3 3 2 2"/>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Apple Color Emoji" svg:font-family="Apple Color Emoji" style:font-family-generic="system" style:font-pitch="variable"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2" style:display-name="Título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Título3" style:display-name="Título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Título5" style:display-name="Título 5" style:family="paragraph" style:parent-style-name="Heading" style:next-style-name="Textbody" style:default-outline-level="5">
      <style:paragraph-properties fo:margin-top="0.0833in" fo:margin-bottom="0.0416in"/>
      <style:text-properties style:font-name="Liberation Serif" fo:font-weight="bold" style:font-weight-asian="bold" style:font-weight-complex="bold" fo:font-size="10pt" style:font-size-asian="10pt" style:font-size-complex="10pt" fo:hyphenate="false"/>
    </style:style>
    <style:style style:name="Título6" style:display-name="Título 6" style:family="paragraph" style:parent-style-name="Heading" style:next-style-name="Textbody" style:default-outline-level="6">
      <style:paragraph-properties fo:margin-top="0.0416in" fo:margin-bottom="0.0416in"/>
      <style:text-properties style:font-name="Liberation Serif" fo:font-weight="bold" style:font-weight-asian="bold" style:font-weight-complex="bold" fo:font-size="7pt" style:font-size-asian="7pt" style:font-size-complex="7pt"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SourceText" style:display-name="Source Text" style:family="text">
      <style:text-properties style:font-name="Liberation Mono" style:font-name-asian="Liberation Mono" style:font-name-complex="Liberation Mono"/>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pt" style:country-asian="BR" style:language-complex="ar" style:country-complex="SA" fo:hyphenate="true"/>
    </style:style>
    <style:style style:name="Forte" style:display-name="Forte" style:family="text" style:parent-style-name="Fonteparág.padrão">
      <style:text-properties fo:font-weight="bold" style:font-weight-asian="bold" style:font-weight-complex="bold"/>
    </style:style>
    <style:style style:name="ParágrafodaLista" style:display-name="Parágrafo da Lista" style:family="paragraph" style:parent-style-name="Normal">
      <style:paragraph-properties style:contextual-spacing="true"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5" style:num-format=""/>
      <text:outline-level-style text:level="6"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9LVL1" style:family="text">
      <style:text-properties style:font-name="Liberation Mono" fo:font-weight="bold" style:font-weight-asian="bold" fo:font-size="9pt" style:font-size-asian="9pt"/>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4LVL1" style:family="text">
      <style:text-properties style:font-name="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4">
      <text:list-level-style-bullet text:level="1" text:style-name="WW_CharLFO2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7">
      <text:list-level-style-bullet text:level="1" text:style-name="WW_CharLFO2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8">
      <text:list-level-style-bullet text:level="1" text:style-name="WW_CharLFO2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9">
      <text:list-level-style-bullet text:level="1" text:style-name="WW_CharLFO2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0">
      <text:list-level-style-bullet text:level="1" text:style-name="WW_CharLFO3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1">
      <text:list-level-style-bullet text:level="1" text:style-name="WW_CharLFO3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2">
      <text:list-level-style-bullet text:level="1" text:style-name="WW_CharLFO3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3">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34">
      <text:list-level-style-bullet text:level="1" text:style-name="WW_CharLFO3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5">
      <text:list-level-style-bullet text:level="1" text:style-name="WW_CharLFO3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6">
      <text:list-level-style-bullet text:level="1" text:style-name="WW_CharLFO3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7">
      <text:list-level-style-bullet text:level="1" text:style-name="WW_CharLFO3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text:style-name="WW_CharLFO3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3937in" fo:margin-left="0.3937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arcos Santana Viana</dc:creator>
    <meta:creation-date>2025-04-08T13:17:00Z</meta:creation-date>
    <dc:date>2025-04-17T18:32:00Z</dc:date>
    <meta:template xlink:href="Normal.dotm" xlink:type="simple"/>
    <meta:editing-cycles>9</meta:editing-cycles>
    <meta:editing-duration>PT15480S</meta:editing-duration>
    <meta:document-statistic meta:page-count="1" meta:paragraph-count="50" meta:word-count="3936" meta:character-count="25146" meta:row-count="177" meta:non-whitespace-character-count="21260"/>
  </office:meta>
</office:document-meta>
</file>